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libri" svg:font-family="Calibri" style:font-pitch="variable"/>
    <style:font-face style:name="Cambria" svg:font-family="Cambria" style:font-pitch="variable"/>
    <style:font-face style:name="Medium-content-serif-font" svg:font-family="Medium-content-serif-fon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1.1409in"/>
    </style:style>
    <style:style style:name="co12" style:family="table-column">
      <style:table-column-properties fo:break-before="auto" style:column-width="0.9772in"/>
    </style:style>
    <style:style style:name="co11" style:family="table-column">
      <style:table-column-properties fo:break-before="auto" style:column-width="1.0382in"/>
    </style:style>
    <style:style style:name="co4" style:family="table-column">
      <style:table-column-properties fo:break-before="auto" style:column-width="6.2528in"/>
    </style:style>
    <style:style style:name="co5" style:family="table-column">
      <style:table-column-properties fo:break-before="auto" style:column-width="2.3134in"/>
    </style:style>
    <style:style style:name="co6" style:family="table-column">
      <style:table-column-properties fo:break-before="auto" style:column-width="0.5035in"/>
    </style:style>
    <style:style style:name="co7" style:family="table-column">
      <style:table-column-properties fo:break-before="auto" style:column-width="1.0075in"/>
    </style:style>
    <style:style style:name="co8" style:family="table-column">
      <style:table-column-properties fo:break-before="auto" style:column-width="1.6346in"/>
    </style:style>
    <style:style style:name="co9" style:family="table-column">
      <style:table-column-properties fo:break-before="auto" style:column-width="1.1201in"/>
    </style:style>
    <style:style style:name="co13" style:family="table-column">
      <style:table-column-properties fo:break-before="auto" style:column-width="1.8299in"/>
    </style:style>
    <style:style style:name="co14" style:family="table-column">
      <style:table-column-properties fo:break-before="auto" style:column-width="1.3161in"/>
    </style:style>
    <style:style style:name="co15" style:family="table-column">
      <style:table-column-properties fo:break-before="auto" style:column-width="0.9866in"/>
    </style:style>
    <style:style style:name="ro2" style:family="table-row">
      <style:table-row-properties style:row-height="0.2189in" fo:break-before="auto" style:use-optimal-row-height="false"/>
    </style:style>
    <style:style style:name="ro3" style:family="table-row">
      <style:table-row-properties style:row-height="0.2083in" fo:break-before="auto" style:use-optimal-row-height="false"/>
    </style:style>
    <style:style style:name="ro5" style:family="table-row">
      <style:table-row-properties style:row-height="0.2665in" fo:break-before="auto" style:use-optimal-row-height="true"/>
    </style:style>
    <style:style style:name="ro6" style:family="table-row">
      <style:table-row-properties style:row-height="0.9028in" fo:break-before="auto" style:use-optimal-row-height="false"/>
    </style:style>
    <style:style style:name="ro7" style:family="table-row">
      <style:table-row-properties style:row-height="0.1665in"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Rob_27_s_20_view">
      <style:table-properties table:display="true" style:writing-mode="lr-tb"/>
    </style:style>
    <style:style style:name="ta5" style:family="table" style:master-page-name="PageStyle_5f_Sheet1">
      <style:table-properties table:display="true" style:writing-mode="lr-tb"/>
    </style:style>
    <style:style style:name="ce12" style:family="table-cell" style:parent-style-name="Excel_20_Built-in_20_Normal">
      <style:table-cell-properties fo:background-color="#ffffff"/>
      <style:text-properties fo:color="#292929" style:text-outline="false" style:text-line-through-style="none" style:font-name="Medium-content-serif-font" fo:font-size="16pt" fo:font-style="italic" fo:text-shadow="none" style:text-underline-style="none" fo:font-weight="normal" style:font-size-asian="16pt" style:font-style-asian="italic" style:font-weight-asian="normal" style:font-size-complex="16pt" style:font-style-complex="italic" style:font-weight-complex="normal"/>
    </style:style>
    <style:style style:name="ce2"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ce3"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4" style:family="table-cell" style:parent-style-name="Excel_20_Built-in_20_Normal">
      <style:table-cell-properties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 style:family="table-cell" style:parent-style-name="Excel_20_Built-in_20_Normal">
      <style:text-properties style:font-name="Times New Roman" fo:font-size="11pt" style:font-size-asian="11pt" style:font-size-complex="11pt"/>
    </style:style>
    <style:style style:name="ce6" style:family="table-cell" style:parent-style-name="Default">
      <style:text-properties style:font-name="Times New Roman" fo:font-size="11pt" style:font-size-asian="11pt" style:font-size-complex="11pt"/>
    </style:style>
    <style:style style:name="ce7" style:family="table-cell" style:parent-style-name="Excel_20_Built-in_20_Normal">
      <style:table-cell-properties style:text-align-source="fix" style:repeat-content="false" fo:wrap-option="wrap" style:vertical-align="top"/>
      <style:paragraph-properties fo:text-align="start"/>
      <style:text-properties style:font-name="Times New Roman" fo:font-size="11pt" style:font-size-asian="11pt" style:font-size-complex="11pt"/>
    </style:style>
    <style:style style:name="ce8" style:family="table-cell" style:parent-style-name="Excel_20_Built-in_20_Normal">
      <style:table-cell-properties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222222"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9"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fo:color="#222222"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0"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style:text-align-source="fix" style:repeat-content="false" fo:wrap-option="wrap" style:vertical-align="top"/>
      <style:paragraph-properties fo:text-align="start"/>
    </style:style>
    <style:style style:name="T1" style:family="text">
      <style:text-properties fo:color="#222222" style:text-outline="false" style:text-line-through-style="none" style:text-position="0% 100%"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2" style:family="text">
      <style:text-properties fo:color="#222222" style:text-outline="false" style:text-line-through-style="none" style:text-position="0% 100%"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3" table:default-cell-style-name="ce7"/>
        <table:table-column table:style-name="co14" table:default-cell-style-name="ce7"/>
        <table:table-column table:style-name="co15" table:default-cell-style-name="ce7"/>
        <table:table-column table:style-name="co10" table:number-columns-repeated="14" table:default-cell-style-name="ce7"/>
        <table:table-column table:style-name="co11" table:number-columns-repeated="994" table:default-cell-style-name="ce7"/>
        <table:table-column table:style-name="co11" table:number-columns-repeated="7" table:default-cell-style-name="ce11"/>
        <table:table-row table:style-name="ro6">
          <table:table-cell table:style-name="ce2" office:value-type="string">
            <text:p>Title</text:p>
          </table:table-cell>
          <table:table-cell table:style-name="ce2" office:value-type="string">
            <text:p>Citation (APA)</text:p>
          </table:table-cell>
          <table:table-cell table:style-name="ce2" office:value-type="string">
            <text:p>Year</text:p>
          </table:table-cell>
          <table:table-cell table:style-name="ce2" office:value-type="string">
            <text:p>XR Medium [AR/AV/VR]</text:p>
          </table:table-cell>
          <table:table-cell table:style-name="ce2" office:value-type="string">
            <text:p>Target User [performer/audience/composer/student/teacher/sound engineer/developer]</text:p>
          </table:table-cell>
          <table:table-cell table:style-name="ce2" office:value-type="string">
            <text:p>Social Experience [individual/multi-user]</text:p>
          </table:table-cell>
          <table:table-cell table:style-name="ce2" office:value-type="string">
            <text:p>Primary Function [entertainment/performance/education/composition/sound engineering/perception study]</text:p>
          </table:table-cell>
          <table:table-cell table:style-name="ce2" office:value-type="string">
            <text:p>Application level [applicative/theoretical]</text:p>
          </table:table-cell>
          <table:table-cell table:style-name="ce2" office:value-type="string">
            <text:p>Connectivity [standalone/networked]</text:p>
          </table:table-cell>
          <table:table-cell table:style-name="ce2" table:number-columns-repeated="14"/>
          <table:table-cell table:number-columns-repeated="1001"/>
        </table:table-row>
        <table:table-row table:style-name="ro2">
          <table:table-cell table:style-name="ce3" office:value-type="string">
            <text:p>3D interaction techniques for musical expression</text:p>
          </table:table-cell>
          <table:table-cell table:style-name="ce3" office:value-type="string">
            <text:p>Berthaut, F. (2020). 3D interaction techniques for musical expression. Journal of New Music Research, 49(1), 60-72.</text:p>
          </table:table-cell>
          <table:table-cell table:style-name="ce2" office:value-type="float" office:value="2020">
            <text:p>2020</text:p>
          </table:table-cell>
          <table:table-cell table:style-name="ce3" office:value-type="string">
            <text:p>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theoretical</text:p>
          </table:table-cell>
          <table:table-cell table:style-name="ce3" office:value-type="string">
            <text:p>-</text:p>
          </table:table-cell>
          <table:table-cell table:style-name="ce3" table:number-columns-repeated="4"/>
          <table:table-cell table:style-name="ce2" table:number-columns-repeated="10"/>
          <table:table-cell table:number-columns-repeated="1001"/>
        </table:table-row>
        <table:table-row table:style-name="ro2">
          <table:table-cell table:style-name="ce3" office:value-type="string">
            <text:p>A novel approach to learning music and piano based on mixed reality and gamification</text:p>
          </table:table-cell>
          <table:table-cell table:style-name="ce3" office:value-type="string">
            <text:p>Molero, D., Schez-Sobrino, S., Vallejo, D., Glez-Morcillo, C., &amp; Albusac, J. (2020). A novel approach to learning music and piano based on mixed reality and gamification. Multimedia Tools and Applications, 1-22.</text:p>
          </table:table-cell>
          <table:table-cell table:style-name="ce2" office:value-type="float" office:value="2020">
            <text:p>2020</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4"/>
          <table:table-cell table:style-name="ce2" table:number-columns-repeated="10"/>
          <table:table-cell table:number-columns-repeated="1001"/>
        </table:table-row>
        <table:table-row table:style-name="ro2">
          <table:table-cell table:style-name="ce3" office:value-type="string">
            <text:p>Action scores and gesture-based notation in Augmented Reality</text:p>
          </table:table-cell>
          <table:table-cell table:style-name="ce3" office:value-type="string">
            <text:p>G.Santini (2020) Action scores and gesture-based notation in Augmented Reality. Proceedings of the International Conference on Technologies for Music Notation and Representation (TENOR), pp. 84-90</text:p>
          </table:table-cell>
          <table:table-cell table:style-name="ce2" office:value-type="float" office:value="2020">
            <text:p>2020</text:p>
          </table:table-cell>
          <table:table-cell table:style-name="ce3" office:value-type="string">
            <text:p>AR</text:p>
          </table:table-cell>
          <table:table-cell table:style-name="ce3" office:value-type="string">
            <text:p>composer</text:p>
          </table:table-cell>
          <table:table-cell table:style-name="ce3" office:value-type="string">
            <text:p>individual</text:p>
          </table:table-cell>
          <table:table-cell table:style-name="ce3" office:value-type="string">
            <text:p>compositon</text:p>
          </table:table-cell>
          <table:table-cell table:style-name="ce3" office:value-type="string">
            <text:p>applicative</text:p>
          </table:table-cell>
          <table:table-cell table:style-name="ce3" office:value-type="string">
            <text:p>standalone</text:p>
          </table:table-cell>
          <table:table-cell table:style-name="ce3" table:number-columns-repeated="4"/>
          <table:table-cell table:style-name="ce2" table:number-columns-repeated="10"/>
          <table:table-cell table:number-columns-repeated="1001"/>
        </table:table-row>
        <table:table-row table:style-name="ro2">
          <table:table-cell table:style-name="ce3" office:value-type="string">
            <text:p>Affordances and Constraints of Modular Synthesis in Virtual Reality</text:p>
          </table:table-cell>
          <table:table-cell table:style-name="ce3" office:value-type="string">
            <text:p>Wakefield, G., Palumbo, M., &amp; Zonta, A. Affordances and Constraints of Modular Synthesis in Virtual Reality. NIME, 2020</text:p>
          </table:table-cell>
          <table:table-cell table:style-name="ce2" office:value-type="float" office:value="2020">
            <text:p>2020</text:p>
          </table:table-cell>
          <table:table-cell table:style-name="ce3" office:value-type="string">
            <text:p>VR</text:p>
          </table:table-cell>
          <table:table-cell table:style-name="ce3" office:value-type="string">
            <text:p>developer</text:p>
          </table:table-cell>
          <table:table-cell table:style-name="ce3" office:value-type="string">
            <text:p>multi-user</text:p>
          </table:table-cell>
          <table:table-cell table:style-name="ce3" office:value-type="string">
            <text:p>development</text:p>
          </table:table-cell>
          <table:table-cell table:style-name="ce3" office:value-type="string">
            <text:p>applicative</text:p>
          </table:table-cell>
          <table:table-cell table:style-name="ce3" office:value-type="string">
            <text:p>networked</text:p>
          </table:table-cell>
          <table:table-cell table:style-name="ce3" table:number-columns-repeated="4"/>
          <table:table-cell table:style-name="ce2" table:number-columns-repeated="10"/>
          <table:table-cell table:number-columns-repeated="1001"/>
        </table:table-row>
        <table:table-row table:style-name="ro2">
          <table:table-cell table:style-name="ce3" office:value-type="string">
            <text:p>Are you there? : A Literature Review of Presence for Immersive Music Reproduction</text:p>
          </table:table-cell>
          <table:table-cell table:style-name="ce3" office:value-type="string">
            <text:p>Kelly, J., Woszczyk, W., &amp; King, R. (2020, October). Are you there?: A Literature Review of Presence for Immersive Music Reproduction. In Audio Engineering Society Convention 149. Audio Engineering Society.</text:p>
          </table:table-cell>
          <table:table-cell table:style-name="ce2" office:value-type="float" office:value="2020">
            <text:p>2020</text:p>
          </table:table-cell>
          <table:table-cell table:style-name="ce3" office:value-type="string">
            <text:p>VR/AV</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ARLooper: Collaborative Audiovisual Experience with Mobile Devices in a Shared Augmented Reality Space</text:p>
          </table:table-cell>
          <table:table-cell table:style-name="ce3" office:value-type="string">
            <text:p>Park, S. (2020). ARLooper: Collaborative Audiovisual Experience with Mobile Devices in a Shared Augmented Reality Space. In Extended Abstracts of the 2020 CHI Conference on Human Factors in Computing Systems (pp. 1-4).</text:p>
          </table:table-cell>
          <table:table-cell table:style-name="ce2" office:value-type="float" office:value="2020">
            <text:p>2020</text:p>
          </table:table-cell>
          <table:table-cell table:style-name="ce3" office:value-type="string">
            <text:p>AR</text:p>
          </table:table-cell>
          <table:table-cell table:style-name="ce3" office:value-type="string">
            <text:p>performer</text:p>
          </table:table-cell>
          <table:table-cell table:style-name="ce3" office:value-type="string">
            <text:p>multi-user</text:p>
          </table:table-cell>
          <table:table-cell table:style-name="ce3" office:value-type="string">
            <text:p>entertainment/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Assessing the Role of Virtual Reality with Passive Haptics in Music Conductor Education: A Pilot Study</text:p>
          </table:table-cell>
          <table:table-cell table:style-name="ce3" office:value-type="string">
            <text:p>Barmpoutis, A., Faris, R., Garcia, L., Gruber, L., Li, J., Peralta, F., &amp; Zhang, M. (2020, July). Assessing the Role of Virtual Reality with Passive Haptics in Music Conductor Education: A Pilot Study. In International Conference on Human-Computer Interaction (pp. 275-285). Springer, Cham.</text:p>
          </table:table-cell>
          <table:table-cell table:style-name="ce2" office:value-type="float" office:value="2020">
            <text:p>2020</text:p>
          </table:table-cell>
          <table:table-cell table:style-name="ce3" office:value-type="string">
            <text:p>V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dio-first VR: New perspectives on musical experiences in virtual environments</text:p>
          </table:table-cell>
          <table:table-cell table:style-name="ce3" office:value-type="string">
            <text:p>Çamcı, A., &amp; Hamilton, R. (2020). Audio-first VR: New perspectives on musical experiences in virtual environments. Journal of New Music Research, 49(1), 1-7.</text:p>
          </table:table-cell>
          <table:table-cell table:style-name="ce2" office:value-type="float" office:value="2020">
            <text:p>2020</text:p>
          </table:table-cell>
          <table:table-cell table:style-name="ce3" office:value-type="string">
            <text:p>VR/A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theoretical</text:p>
          </table:table-cell>
          <table:table-cell table:style-name="ce3" office:value-type="string">
            <text:p>-</text:p>
          </table:table-cell>
          <table:table-cell table:style-name="ce3" table:number-columns-repeated="4"/>
          <table:table-cell table:style-name="ce10" table:number-columns-repeated="10"/>
          <table:table-cell table:number-columns-repeated="1001"/>
        </table:table-row>
        <table:table-row table:style-name="ro2">
          <table:table-cell table:style-name="ce3" office:value-type="string">
            <text:p>Augmented and Virtual Reality Web Applications for Music Stage Performance</text:p>
          </table:table-cell>
          <table:table-cell table:style-name="ce3" office:value-type="string">
            <text:p>Petrović, N. (2020, September). Augmented and Virtual Reality Web Applications for Music Stage Performance. In 2020 55th International Scientific Conference on Information, Communication and Energy Systems and Technologies (ICEST) (pp. 33-36). IEEE.</text:p>
          </table:table-cell>
          <table:table-cell table:style-name="ce2" office:value-type="float" office:value="2020">
            <text:p>2020</text:p>
          </table:table-cell>
          <table:table-cell table:style-name="ce3" office:value-type="string">
            <text:p>VR/A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Augmented Piano in Augmented Reality</text:p>
          </table:table-cell>
          <table:table-cell table:style-name="ce3" office:value-type="string">
            <text:p>Santini, G. Augmented Piano in Augmented Reality. NIME, 2020</text:p>
          </table:table-cell>
          <table:table-cell table:style-name="ce2" office:value-type="float" office:value="2020">
            <text:p>2020</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gmented Reality for DAW-Based Spatial Audio Creation Using Smartphones.</text:p>
          </table:table-cell>
          <table:table-cell table:style-name="ce3" office:value-type="string">
            <text:p>Cassorla, A. M., Kearney, G., Hunt, A., Riaz, H., Stiles, M., &amp; Murphy, D. T. (2020, May). Augmented Reality for DAW-Based Spatial Audio Creation Using Smartphones. In Audio Engineering Society Convention 148. Audio Engineering Society.</text:p>
          </table:table-cell>
          <table:table-cell table:style-name="ce2" office:value-type="float" office:value="2020">
            <text:p>2020</text:p>
          </table:table-cell>
          <table:table-cell table:style-name="ce3" office:value-type="string">
            <text:p>AR</text:p>
          </table:table-cell>
          <table:table-cell table:style-name="ce3" office:value-type="string">
            <text:p>sound engineer</text:p>
          </table:table-cell>
          <table:table-cell table:style-name="ce3" office:value-type="string">
            <text:p>individual</text:p>
          </table:table-cell>
          <table:table-cell table:style-name="ce3" office:value-type="string">
            <text:p>sound engineering</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gmented Reality to Facilitate Learning of the Acoustic Guitar</text:p>
          </table:table-cell>
          <table:table-cell table:style-name="ce3" office:value-type="string">
            <text:p>Martin-Gutierrez, J., Del Rio Guerra, M. S., Lopez-Chao, V., Soto Gastelum, R. H., &amp; Valenzuela Bojórquez, J. F. (2020). Augmented Reality to Facilitate Learning of the Acoustic Guitar. Applied Sciences, 10(7), 2425.</text:p>
          </table:table-cell>
          <table:table-cell table:style-name="ce2" office:value-type="float" office:value="2020">
            <text:p>2020</text:p>
          </table:table-cell>
          <table:table-cell table:style-name="ce3" office:value-type="string">
            <text:p>AR</text:p>
          </table:table-cell>
          <table:table-cell table:style-name="ce3" office:value-type="string">
            <text:p>student </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Back to the Future and Forward to the Past: Zukunftsmusik and the aesthetics of immersive classical music experience</text:p>
          </table:table-cell>
          <table:table-cell table:style-name="ce3" office:value-type="string">
            <text:p>Kallionpää, M., &amp; Gasselseder, H. P. (2020). Back to the Future and Forward to the Past: Zukunftsmusik and the aesthetics of immersive classical music experience. Proceedings of EVA London 2020 30, 112-119.</text:p>
          </table:table-cell>
          <table:table-cell table:style-name="ce2" office:value-type="float" office:value="2020">
            <text:p>2020</text:p>
          </table:table-cell>
          <table:table-cell table:style-name="ce3" office:value-type="string">
            <text:p>VR</text:p>
          </table:table-cell>
          <table:table-cell table:number-columns-repeated="3" table:style-name="ce3" office:value-type="string">
            <text:p>-</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Blocking gamelan instruments frequency in virtual reality</text:p>
          </table:table-cell>
          <table:table-cell table:style-name="ce3" office:value-type="string">
            <text:p>Setiyawan, C. F., &amp; Shobri, M. (2020, June). Blocking gamelan instruments frequency in virtual reality. In International Workshop on Advanced Imaging Technology (IWAIT) 2020 (Vol. 11515, p. 1151526). International Society for Optics and Photonics.</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omposition as an Embodied Act: a Framework for the Gesture-based Creation of Augmented Reality Action Scores</text:p>
          </table:table-cell>
          <table:table-cell table:style-name="ce3" office:value-type="string">
            <text:p>Santini, G. Composition as an Embodied Act: a Framework for the Gesture-based Creation of Augmented Reality Action Scores.</text:p>
          </table:table-cell>
          <table:table-cell table:style-name="ce2" office:value-type="float" office:value="2020">
            <text:p>2020</text:p>
          </table:table-cell>
          <table:table-cell table:style-name="ce3" office:value-type="string">
            <text:p>AR</text:p>
          </table:table-cell>
          <table:table-cell table:style-name="ce3" office:value-type="string">
            <text:p>composer</text:p>
          </table:table-cell>
          <table:table-cell table:style-name="ce3" office:value-type="string">
            <text:p>-</text:p>
          </table:table-cell>
          <table:table-cell table:style-name="ce3" office:value-type="string">
            <text:p>composi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Concordia: A musical XR instrument for playing the solar system</text:p>
          </table:table-cell>
          <table:table-cell table:style-name="ce3" office:value-type="string">
            <text:p>Snook, K., Barri, T., Bolles, M., Ericson, P., Fravel, C., Goßmann, J., ... &amp; Thomas, R. (2020). Concordia: A musical XR instrument for playing the solar system. Journal of New Music Research, 49(1), 88-103.</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4" office:value-type="string">
            <text:p>Cross-platform and Cross-reality Design of Immersive Sonic Environments</text:p>
          </table:table-cell>
          <table:table-cell table:style-name="ce3" office:value-type="string">
            <text:p>A. Willette, N. Gargi, E. Kim, J. Xu, T. Lai and A. Çamcı. <text:s/>Cross-platform and Cross-reality Design of Immersive Sonic Environments. NIME, 2020</text:p>
          </table:table-cell>
          <table:table-cell table:style-name="ce2" office:value-type="float" office:value="2020">
            <text:p>2020</text:p>
          </table:table-cell>
          <table:table-cell table:style-name="ce3" office:value-type="string">
            <text:p>VR</text:p>
          </table:table-cell>
          <table:table-cell table:style-name="ce3" office:value-type="string">
            <text:p>developer</text:p>
          </table:table-cell>
          <table:table-cell table:style-name="ce3" office:value-type="string">
            <text:p>individual</text:p>
          </table:table-cell>
          <table:table-cell table:style-name="ce3" office:value-type="string">
            <text:p>develop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urating Perspectives: Incorporating Virtual Reality into Laptop Orchestra Performance</text:p>
          </table:table-cell>
          <table:table-cell table:style-name="ce3" office:value-type="string">
            <text:p>Atherton, J., &amp; Wang, G. Curating Perspectives: Incorporating Virtual Reality into Laptop Orchestra Performance. NIME. 2020</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theoretical</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Cyberdreams: Visualizing Music in Extended Reality</text:p>
          </table:table-cell>
          <table:table-cell table:style-name="ce3" office:value-type="string">
            <text:p>Weinel, J. (2020). Cyberdreams: Visualizing Music in Extended Reality. In Technology, Design and the Arts-Opportunities and Challenges (pp. 209-227). Springer, Cham.</text:p>
          </table:table-cell>
          <table:table-cell table:style-name="ce2" office:value-type="float" office:value="2020">
            <text:p>2020</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eveloping immersive VR experience for visualizing cross-cultural relationships in music</text:p>
          </table:table-cell>
          <table:table-cell table:style-name="ce3" office:value-type="string">
            <text:p>Ganguli, K. K., Gomez, O., Kuzmenko, L., &amp; Guedes, C. (2020, March). Developing immersive VR experience for visualizing cross-cultural relationships in music. In 2020 IEEE Conference on Virtual Reality and 3D User Interfaces Abstracts and Workshops (VRW) (pp. 401-406). IEEE.</text:p>
          </table:table-cell>
          <table:table-cell table:style-name="ce2" office:value-type="float" office:value="2020">
            <text:p>2020</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eveloping Music Harmony Awareness in Young Students Through an Augmented Reality Approach</text:p>
          </table:table-cell>
          <table:table-cell table:style-name="ce3" office:value-type="string">
            <text:p>Avanzini, F., Barate, A., Mauro, C., Ludovico, L. A., &amp; Marcella, M. (2020). Developing Music Harmony Awareness in Young Students Through an Augmented Reality Approach. In International Conference on Computer-Human Interaction Research and Applications (pp. 56-63). SCITEPRESS-Science and Technology Publications, Lda..</text:p>
          </table:table-cell>
          <table:table-cell table:style-name="ce2" office:value-type="float" office:value="2020">
            <text:p>2020</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igiDrum: A Haptic-based Virtual Reality Musical Instrument and a Case Study</text:p>
          </table:table-cell>
          <table:table-cell table:style-name="ce3" office:value-type="string">
            <text:p>Willemsen, S., Horvath, A. S., &amp; Nascimben, M. (2020). DigiDrum: A Haptic-based Virtual Reality Musical Instrument and a Case Study. In Proceedings of the 17th Sound and Music Computing Conference (pp. 292-299).</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oing vs. Being: A philosophy of design for artful VR</text:p>
          </table:table-cell>
          <table:table-cell table:style-name="ce3" office:value-type="string">
            <text:p>Atherton, J., &amp; Wang, G. (2020). Doing vs. Being: A philosophy of design for artful VR. Journal of New Music Research, 49(1), 35-59.</text:p>
          </table:table-cell>
          <table:table-cell table:style-name="ce2" office:value-type="float" office:value="2020">
            <text:p>2020</text:p>
          </table:table-cell>
          <table:table-cell table:style-name="ce3" office:value-type="string">
            <text:p>VR</text:p>
          </table:table-cell>
          <table:table-cell table:style-name="ce3" office:value-type="string">
            <text:p>composer, performer</text:p>
          </table:table-cell>
          <table:table-cell table:number-columns-repeated="2" table:style-name="ce3" office:value-type="string">
            <text:p>-</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Enhanced Learning of Jazz Chords with a Projector Based Piano Keyboard Augmentation</text:p>
          </table:table-cell>
          <table:table-cell table:style-name="ce3" office:value-type="string">
            <text:p>Sandnes, F. E., &amp; Eika, E. (2019, December). Enhanced Learning of Jazz Chords with a Projector Based Piano Keyboard Augmentation. In International Conference on Innovative Technologies and Learning (pp. 194-203). Springer, Cham.</text:p>
          </table:table-cell>
          <table:table-cell table:style-name="ce2" office:value-type="float" office:value="2020">
            <text:p>2020</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Exploring the Affordances of VR for Musical Interaction Design with VIMEs</text:p>
          </table:table-cell>
          <table:table-cell table:style-name="ce3" office:value-type="string">
            <text:p>Çamcı, A., Stark, M. A. V., &amp; Wang, L. Exploring the Affordances of VR for Musical Interaction Design with VIMEs. NIME, 2020</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Immersive Dreams: A Shared VR Experience</text:p>
          </table:table-cell>
          <table:table-cell table:style-name="ce3" office:value-type="string">
            <text:p>MacLean, A., &amp; Ogborn, D. Immersive Dreams: A Shared VR Experience. NIME, 2020.</text:p>
          </table:table-cell>
          <table:table-cell table:style-name="ce2" office:value-type="float" office:value="2020">
            <text:p>2020</text:p>
          </table:table-cell>
          <table:table-cell table:style-name="ce3" office:value-type="string">
            <text:p>VR</text:p>
          </table:table-cell>
          <table:table-cell table:style-name="ce3" office:value-type="string">
            <text:p>performer and audience</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Immersive Network Music Performance: Design and Practical Deployment of a system for Immersive Vocal Performance</text:p>
          </table:table-cell>
          <table:table-cell table:style-name="ce3" office:value-type="string">
            <text:p>Cairns, P., Daffern, H., &amp; Kearney, G. (2020, October). Immersive Network Music Performance: Design and Practical Deployment of a system for Immersive Vocal Performance. In Audio Engineering Society Convention 149. Audio Engineering Society.</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Modular reality: Analogues of patching in immersive space</text:p>
          </table:table-cell>
          <table:table-cell table:style-name="ce3" office:value-type="string">
            <text:p>Palumbo, M., Zonta, A., &amp; Wakefield, G. (2020). Modular reality: Analogues of patching in immersive space. Journal of New Music Research, 49(1), 8-23.</text:p>
          </table:table-cell>
          <table:table-cell table:style-name="ce2" office:value-type="float" office:value="2020">
            <text:p>2020</text:p>
          </table:table-cell>
          <table:table-cell table:style-name="ce3" office:value-type="string">
            <text:p>VR</text:p>
          </table:table-cell>
          <table:table-cell table:style-name="ce3" office:value-type="string">
            <text:p>developer</text:p>
          </table:table-cell>
          <table:table-cell table:style-name="ce3" office:value-type="string">
            <text:p>multi-user</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Motivation Measurement of an Augmented Reality Traditional Musical Instruments System</text:p>
          </table:table-cell>
          <table:table-cell table:style-name="ce3" office:value-type="string">
            <text:p>Juniawan, F. P., Sylfania, D. Y., &amp; Pradana, H. A. (2020, May). Motivation Measurement of an Augmented Reality Traditional Musical Instruments System. In Sriwijaya International Conference on Information Technology and Its Applications (SICONIAN 2019) (pp. 613-618). Atlantis Press.</text:p>
          </table:table-cell>
          <table:table-cell table:style-name="ce2" office:value-type="float" office:value="2020">
            <text:p>2020</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Multisensory plucked instrument modeling in Unity3D: From Keytar to accurate string prototyping</text:p>
          </table:table-cell>
          <table:table-cell table:style-name="ce3" office:value-type="string">
            <text:p>Fontana, F., Paisa, R., Ranon, R., &amp; Serafin, S. (2020). Multisensory plucked instrument modeling in Unity3D: From Keytar to accurate string prototyping. Applied Sciences, 10(4), 1452.</text:p>
          </table:table-cell>
          <table:table-cell table:style-name="ce2" office:value-type="float" office:value="2020">
            <text:p>2020</text:p>
          </table:table-cell>
          <table:table-cell table:style-name="ce3" office:value-type="string">
            <text:p>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Music Education and Virtual Reality</text:p>
          </table:table-cell>
          <table:table-cell table:style-name="ce3" office:value-type="string">
            <text:p>King, A. Music Education and Virtual Reality. Musikalische Praxen und virtuelle Räume, 41.</text:p>
          </table:table-cell>
          <table:table-cell table:style-name="ce2" office:value-type="float" office:value="2020">
            <text:p>2020</text:p>
          </table:table-cell>
          <table:table-cell table:style-name="ce3" office:value-type="string">
            <text:p>VR</text:p>
          </table:table-cell>
          <table:table-cell table:number-columns-repeated="3" table:style-name="ce3" office:value-type="string">
            <text:p>-</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Musical Brush: Exploring Creativity in an AR-based Tool Combining Music and Drawing Generation</text:p>
          </table:table-cell>
          <table:table-cell table:style-name="ce3" office:value-type="string">
            <text:p>Valer, R., Schramm, R., &amp; Nedel, L. (2020, March). Musical Brush: Exploring Creativity in an AR-based Tool Combining Music and Drawing Generation. In 2020 IEEE Conference on Virtual Reality and 3D User Interfaces Abstracts and Workshops (VRW) (pp. 635-636). IEEE.</text:p>
          </table:table-cell>
          <table:table-cell table:style-name="ce2" office:value-type="float" office:value="2020">
            <text:p>2020</text:p>
          </table:table-cell>
          <table:table-cell table:style-name="ce3" office:value-type="string">
            <text:p>A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Narrative and Spatial Design through Immersive Music and Audio</text:p>
          </table:table-cell>
          <table:table-cell table:style-name="ce3" office:value-type="string">
            <text:p>Bargsten, J. (2020, March). Narrative and Spatial Design through Immersive Music and Audio. In 2020 IEEE Conference on Virtual Reality and 3D User Interfaces Abstracts and Workshops (VRW) (pp. 396-400). IEEE.</text:p>
          </table:table-cell>
          <table:table-cell table:style-name="ce2" office:value-type="float" office:value="2020">
            <text:p>2020</text:p>
          </table:table-cell>
          <table:table-cell table:style-name="ce3" office:value-type="string">
            <text:p>VR</text:p>
          </table:table-cell>
          <table:table-cell table:style-name="ce3" office:value-type="string">
            <text:p>composer</text:p>
          </table:table-cell>
          <table:table-cell table:style-name="ce3" office:value-type="string">
            <text:p>-</text:p>
          </table:table-cell>
          <table:table-cell table:style-name="ce3" office:value-type="string">
            <text:p>composi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Networked Music Performance in Virtual Reality: Current Perspectives</text:p>
          </table:table-cell>
          <table:table-cell table:style-name="ce3" office:value-type="string">
            <text:p>Loveridge, B. (2020). Networked Music Performance in Virtual Reality: Current Perspectives. Journal of Network Music and Arts, 2(1), 2.</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od: Composing Spatial Multimedia for the Web</text:p>
          </table:table-cell>
          <table:table-cell table:style-name="ce3" office:value-type="string">
            <text:p>Çakmak, C., &amp; Hamilton, R. (2020). od: Composing Spatial Multimedia for the Web. Journal of the Audio Engineering Society, 68(10), 747-755.</text:p>
          </table:table-cell>
          <table:table-cell table:style-name="ce2" office:value-type="float" office:value="2020">
            <text:p>2020</text:p>
          </table:table-cell>
          <table:table-cell table:style-name="ce3" office:value-type="string">
            <text:p>VR</text:p>
          </table:table-cell>
          <table:table-cell table:style-name="ce3" office:value-type="string">
            <text:p>composer and develop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PathoSonic: Performing Sound In Virtual Reality Feature Space</text:p>
          </table:table-cell>
          <table:table-cell table:style-name="ce3" office:value-type="string">
            <text:p>Halac, F. C., &amp; Addy, S. (2020). PathoSonic: Performing Sound In Virtual Reality Feature Space.Proc. of NIME</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4" office:value-type="string">
            <text:p>Recreating a Rare Instrument Using VR and Fabrication: A Hyperreal Instrument Case Study</text:p>
          </table:table-cell>
          <table:table-cell table:style-name="ce3" office:value-type="string">
            <text:p>A. Çamcı and J. Granzow. Recreating a Rare Instrument Using VR and Fabrication: A Hyperreal Instrument Case Study. Forum Acousticum, 2020</text:p>
          </table:table-cell>
          <table:table-cell table:style-name="ce2" office:value-type="float" office:value="2020">
            <text:p>2020</text:p>
          </table:table-cell>
          <table:table-cell table:style-name="ce3" office:value-type="string">
            <text:p>VR</text:p>
          </table:table-cell>
          <table:table-cell table:style-name="ce3" office:value-type="string">
            <text:p>performer/audience</text:p>
          </table:table-cell>
          <table:table-cell table:style-name="ce3" office:value-type="string">
            <text:p>individual</text:p>
          </table:table-cell>
          <table:table-cell table:style-name="ce3" office:value-type="string">
            <text:p>entertainment/performance/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Research on the Application and Teaching Strategy of Virtual Reality Technology in College Music Teaching under Multimedia Environment.</text:p>
          </table:table-cell>
          <table:table-cell table:style-name="ce3" office:value-type="string">
            <text:p>Zhu, Y. (2020). Research on the Application and Teaching Strategy of Virtual Reality Technology in College Music Teaching under Multimedia Environment. Design Engineering, 411-421.</text:p>
          </table:table-cell>
          <table:table-cell table:style-name="ce2" office:value-type="float" office:value="2020">
            <text:p>2020</text:p>
          </table:table-cell>
          <table:table-cell table:style-name="ce3" office:value-type="string">
            <text:p>VR</text:p>
          </table:table-cell>
          <table:table-cell table:style-name="ce3" office:value-type="string">
            <text:p>teacher/student</text:p>
          </table:table-cell>
          <table:table-cell table:style-name="ce3" office:value-type="string">
            <text:p>-</text:p>
          </table:table-cell>
          <table:table-cell table:style-name="ce3" office:value-type="string">
            <text:p>educa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Resurrecting the Tromba Marina: A Bowed Virtual Reality Instrument using Haptic Feedback and Accurate Physical Modelling</text:p>
          </table:table-cell>
          <table:table-cell table:style-name="ce3" office:value-type="string">
            <text:p>Willemsen, S., Paisa, R., &amp; Serafin, S. (2020). Resurrecting the Tromba Marina: A Bowed Virtual Reality Instrument using Haptic Feedback and Accurate Physical Modelling. In 17th Sound and Music Computing Conference (pp. 300-307).</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ENSE: Sensory component VR application for hearing impaired people to enhance the music experience</text:p>
          </table:table-cell>
          <table:table-cell table:style-name="ce3" office:value-type="string">
            <text:p>Enriquez, K., Palacios, M., Pallo, D., &amp; Guerrero, G. (2020, June). SENSE: Sensory component VR application for hearing impaired people to enhance the music experience. In 2020 15th Iberian Conference on Information Systems and Technologies (CISTI) (pp. 1-6). IEEE.</text:p>
          </table:table-cell>
          <table:table-cell table:style-name="ce2" office:value-type="float" office:value="2020">
            <text:p>2020</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hearing impaired</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pace Elements of Computer Music Production Based on VR Technology</text:p>
          </table:table-cell>
          <table:table-cell table:style-name="ce3" office:value-type="string">
            <text:p>Wang, S., &amp; Yu, W. (2020). Space Elements of Computer Music Production Based on VR Technology. IEEE Access.</text:p>
          </table:table-cell>
          <table:table-cell table:style-name="ce2" office:value-type="float" office:value="2020">
            <text:p>2020</text:p>
          </table:table-cell>
          <table:table-cell table:style-name="ce3" office:value-type="string">
            <text:p>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Stowaway City: An Immersive Audio Experience for Multiple Tracked Listeners in a Hybrid Listening Environment</text:p>
          </table:table-cell>
          <table:table-cell table:style-name="ce3" office:value-type="string">
            <text:p>McKnight, M. Stowaway City: An Immersive Audio Experience for Multiple Tracked Listeners in a Hybrid Listening Environment. Leonardo Music Journal, 37-41.</text:p>
          </table:table-cell>
          <table:table-cell table:style-name="ce2" office:value-type="float" office:value="2020">
            <text:p>2020</text:p>
          </table:table-cell>
          <table:table-cell table:style-name="ce3" office:value-type="string">
            <text:p>VR (audio only)</text:p>
          </table:table-cell>
          <table:table-cell table:style-name="ce3" office:value-type="string">
            <text:p>audience</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eaching Immersive Media at the “Dawn of the New Everything”</text:p>
          </table:table-cell>
          <table:table-cell table:style-name="ce3" office:value-type="string">
            <text:p>Çamcı, A. (2020, September). Teaching immersive media at the" dawn of the new everything". In Proceedings of the 15th International Conference on Audio Mostly (pp. 229-232).</text:p>
          </table:table-cell>
          <table:table-cell table:style-name="ce2" office:value-type="float" office:value="2020">
            <text:p>2020</text:p>
          </table:table-cell>
          <table:table-cell table:style-name="ce3" office:value-type="string">
            <text:p>VR</text:p>
          </table:table-cell>
          <table:table-cell table:style-name="ce3" office:value-type="string">
            <text:p>students and teachers</text:p>
          </table:table-cell>
          <table:table-cell table:style-name="ce3" office:value-type="string">
            <text:p>-</text:p>
          </table:table-cell>
          <table:table-cell table:style-name="ce3" office:value-type="string">
            <text:p>educa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The influence of mood induction by music or a soundscape on presence and emotions in a virtual reality park scenario</text:p>
          </table:table-cell>
          <table:table-cell table:style-name="ce3" office:value-type="string">
            <text:p>Kern, A. C., Ellermeier, W., &amp; Jost, L. (2020, September). The influence of mood induction by music or a soundscape on presence and emotions in a virtual reality park scenario. In Proceedings of the 15th International Conference on Audio Mostly (pp. 233-236).</text:p>
          </table:table-cell>
          <table:table-cell table:style-name="ce2" office:value-type="float" office:value="2020">
            <text:p>2020</text:p>
          </table:table-cell>
          <table:table-cell table:style-name="ce3" office:value-type="string">
            <text:p>VR</text:p>
          </table:table-cell>
          <table:table-cell table:style-name="ce3" office:value-type="string">
            <text:p>developer</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he Sense of Auditory Presence in a Choir for Virtual Reality</text:p>
          </table:table-cell>
          <table:table-cell table:style-name="ce3" office:value-type="string">
            <text:p>Bryce, L., Sandler, M., Koreska Andersen, L., Adjorlu, A., &amp; Serafin, S. (2020, October). The Sense of Auditory Presence in a Choir for Virtual Reality. In Audio Engineering Society Convention 149. Audio Engineering Society.</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URack: Modular audio-visual composition with Unity and VCV Rack.</text:p>
          </table:table-cell>
          <table:table-cell table:style-name="ce3" office:value-type="string">
            <text:p>Hughes, M., &amp; Johnston, A. URack: Modular audio-visual composition with Unity and VCV Rack. Nime, 2020</text:p>
          </table:table-cell>
          <table:table-cell table:style-name="ce2" office:value-type="float" office:value="2020">
            <text:p>2020</text:p>
          </table:table-cell>
          <table:table-cell table:style-name="ce3" office:value-type="string">
            <text:p>VR</text:p>
          </table:table-cell>
          <table:table-cell table:style-name="ce3" office:value-type="string">
            <text:p>performance</text:p>
          </table:table-cell>
          <table:table-cell table:style-name="ce3" office:value-type="string">
            <text:p>individual</text:p>
          </table:table-cell>
          <table:table-cell table:style-name="ce3" office:value-type="string">
            <text:p>performance, 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rtual 3D environments as composition and performance spaces</text:p>
          </table:table-cell>
          <table:table-cell table:style-name="ce3" office:value-type="string">
            <text:p>Ciciliani, M. (2020). Virtual 3D environments as composition and performance spaces. Journal of New Music Research, 49(1), 104-113.</text:p>
          </table:table-cell>
          <table:table-cell table:style-name="ce2" office:value-type="float" office:value="2020">
            <text:p>2020</text:p>
          </table:table-cell>
          <table:table-cell table:style-name="ce3" office:value-type="string">
            <text:p>VR</text:p>
          </table:table-cell>
          <table:table-cell table:style-name="ce3" office:value-type="string">
            <text:p>composition and performance</text:p>
          </table:table-cell>
          <table:table-cell table:style-name="ce3" office:value-type="string">
            <text:p>-</text:p>
          </table:table-cell>
          <table:table-cell table:style-name="ce3" office:value-type="string">
            <text:p>composition and performance</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Visualising Rave Music in Virtual Reality: Symbolic and interactive approaches</text:p>
          </table:table-cell>
          <table:table-cell table:style-name="ce3" office:value-type="string">
            <text:p>Weinel, J. (2020). Visualising Rave Music in Virtual Reality: Symbolic and interactive approaches. Proceedings of EVA London 2020 30, 78-84.</text:p>
          </table:table-cell>
          <table:table-cell table:style-name="ce2" office:value-type="float" office:value="2020">
            <text:p>2020</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R Music Game Considering Range of Arm Motion</text:p>
          </table:table-cell>
          <table:table-cell table:style-name="ce3" office:value-type="string">
            <text:p>Sumitomo, S., &amp; Sugiura, Y. (2020, March). VR Music Game Considering Range of Arm Motion. In 2020 IEEE 2nd Global Conference on Life Sciences and Technologies (LifeTech) (pp. 59-62). IEEE.</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entertainment </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R Open Scores: Scores as Inspiration for VR Scenarios</text:p>
          </table:table-cell>
          <table:table-cell table:style-name="ce3" office:value-type="string">
            <text:p>Masu, R., Bala, P., Ahmad, M. A., Correia, N. N., Nisi, V., Nunes, N., &amp; Romão, T. (2020, April). VR open scores: scores as inspiration for VR scenarios. NIME.</text:p>
          </table:table-cell>
          <table:table-cell table:style-name="ce2" office:value-type="float" office:value="2020">
            <text:p>2020</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DEPT: exploring the design, pedagogy, and analysis of a mixed reality application for piano training</text:p>
          </table:table-cell>
          <table:table-cell table:style-name="ce3" office:value-type="string">
            <text:p>Gerry, L., Dahl, S., &amp; Serafin, S. (2019). ADEPT: exploring the design, pedagogy, and analysis of a mixed reality application for piano training. In Proceedings of 16th Sound &amp; Music Computing Conference (pp. 2891-2892).</text:p>
          </table:table-cell>
          <table:table-cell table:style-name="ce2" office:value-type="float" office:value="2019">
            <text:p>2019</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n environment for gestural interaction with 3d virtual musical instruments as an educational tool</text:p>
          </table:table-cell>
          <table:table-cell table:style-name="ce3" office:value-type="string">
            <text:p>Garoufis, C., Zlatintsi, A., Kritsis, K., Filntisis, P. P., Katsouros, V., &amp; Maragos, P. (2019, September). An environment for gestural interaction with 3d virtual musical instruments as an educational tool. In 2019 27th European Signal Processing Conference (EUSIPCO) (pp. 1-5). IEEE.</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nimated Notation, Score Distribution and AR-VR Environments for Spectral Mimetic Transfer in Music Composition</text:p>
          </table:table-cell>
          <table:table-cell table:style-name="ce3" office:value-type="string">
            <text:p>Bell, J., &amp; Carey, B. (2019, July). Animated Notation, Score Distribution and AR-VR Environments for Spectral Mimetic Transfer in Music Composition. TENOR</text:p>
          </table:table-cell>
          <table:table-cell table:style-name="ce2" office:value-type="float" office:value="2019">
            <text:p>2019</text:p>
          </table:table-cell>
          <table:table-cell table:style-name="ce3" office:value-type="string">
            <text:p>AR and 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AR Graphic Representation of Musical Notes for Self-Learning on Guitar</text:p>
          </table:table-cell>
          <table:table-cell table:style-name="ce3" office:value-type="string">
            <text:p>Rio-Guerra, D., Sylvia, M., Martin-Gutierrez, J., Lopez-Chao, V. A., Flores Parra, R., &amp; Ramirez Sosa, M. A. (2019). AR Graphic Representation of Musical Notes for Self-Learning on Guitar. Applied Sciences, 9(21), 4527.</text:p>
          </table:table-cell>
          <table:table-cell table:style-name="ce2" office:value-type="float" office:value="2019">
            <text:p>2019</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Beyond the Audience Seat: The recording and production of immersive opera and interactive concerto programmes for VR experiences</text:p>
          </table:table-cell>
          <table:table-cell table:style-name="ce3" office:value-type="string">
            <text:p>Gasselseder, H. P., &amp; Kallionpää, M. (2019). Beyond the Audience Seat: The recording and production of immersive opera and interactive concerto programmes for VR experiences. Proceedings of EVA London 2019, 409-416.</text:p>
          </table:table-cell>
          <table:table-cell table:style-name="ce2" office:value-type="float" office:value="2019">
            <text:p>2019</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ollaborative and Competitive Futures for Virtual Reality Music and Sound</text:p>
          </table:table-cell>
          <table:table-cell table:style-name="ce3" office:value-type="string">
            <text:p>Hamilton, R. (2019). Collaborative and competitive futures for virtual reality music and sound. In 2019 IEEE Conference on Virtual Reality and 3D User Interfaces (VR) (pp. 1510-1512). IEEE.</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 and individual</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Composing Spatial Music with Web Audio and WebVR</text:p>
          </table:table-cell>
          <table:table-cell table:style-name="ce3" office:value-type="string">
            <text:p>Çakmak, C., &amp; Hamilton, R. Composing Spatial Music with Web Audio and WebVR. Web Audio conference 2019</text:p>
          </table:table-cell>
          <table:table-cell table:style-name="ce2" office:value-type="float" office:value="2019">
            <text:p>2019</text:p>
          </table:table-cell>
          <table:table-cell table:style-name="ce3" office:value-type="string">
            <text:p>VR</text:p>
          </table:table-cell>
          <table:table-cell table:style-name="ce3" office:value-type="string">
            <text:p>composer and develop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oretet: a 21st Century Virtual Interface for Musical Expression</text:p>
          </table:table-cell>
          <table:table-cell table:style-name="ce3" office:value-type="string">
            <text:p>Hamilton, R. (2019). Coretet: a 21st Century Virtual Interface for Musical Expression. In 14th International Symposium on Computer Music Multidisciplinary Research (p. 1010).</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 and individual</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Coretet: A 21st Century Virtual Reality Musical Instrument for Solo and Networked Ensemble Performance</text:p>
          </table:table-cell>
          <table:table-cell table:style-name="ce3" office:value-type="string">
            <text:p>Hamilton, R. (2019, March). Coretet: A 21 st Century Virtual Reality Musical Instrument for Solo and Networked Ensemble Performance. In 2019 IEEE Conference on Virtual Reality and 3D User Interfaces (VR) (pp. 1305-1306). IEEE.</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 and individual</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Coretet: A Dynamic Virtual Musical Instrument for the Twenty-First Century</text:p>
          </table:table-cell>
          <table:table-cell table:style-name="ce3" office:value-type="string">
            <text:p>Hamilton, R. (2019, March). Coretet: A Dynamic Virtual Musical Instrument for the Twenty-First Century. In 2019 IEEE Conference on Virtual Reality and 3D User Interfaces (VR) (pp. 1395-1395). IEEE.</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 and individual</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Design and Implementation of AR-Supported System for Piano Learning</text:p>
          </table:table-cell>
          <table:table-cell table:style-name="ce3" office:value-type="string">
            <text:p>Cai, M., Amrizal, M. A., Abe, T., &amp; Suganuma, T. (2019, October). Design and Implementation of AR-Supported System for Piano Learning. In 2019 IEEE 8th Global Conference on Consumer Electronics (GCCE) (pp. 49-50). IEEE.</text:p>
          </table:table-cell>
          <table:table-cell table:style-name="ce2" office:value-type="float" office:value="2019">
            <text:p>2019</text:p>
          </table:table-cell>
          <table:table-cell table:style-name="ce3" office:value-type="string">
            <text:p>AR</text:p>
          </table:table-cell>
          <table:table-cell table:style-name="ce3" office:value-type="string">
            <text:p>student</text:p>
          </table:table-cell>
          <table:table-cell table:style-name="ce3" office:value-type="string">
            <text:p>multi-user</text:p>
          </table:table-cell>
          <table:table-cell table:style-name="ce3" office:value-type="string">
            <text:p>education</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Design of an AR-Based System for Group Piano Learning</text:p>
          </table:table-cell>
          <table:table-cell table:style-name="ce3" office:value-type="string">
            <text:p>Cai, M., Amrizal, M. A., Abe, T., &amp; Suganuma, T. (2019, October). Design of an AR-Based System for Group Piano Learning. In 2019 IEEE International Symposium on Mixed and Augmented Reality Adjunct (ISMAR-Adjunct) (pp. 20-21). IEEE.</text:p>
          </table:table-cell>
          <table:table-cell table:style-name="ce2" office:value-type="float" office:value="2019">
            <text:p>2019</text:p>
          </table:table-cell>
          <table:table-cell table:style-name="ce3" office:value-type="string">
            <text:p>AR</text:p>
          </table:table-cell>
          <table:table-cell table:style-name="ce3" office:value-type="string">
            <text:p>student</text:p>
          </table:table-cell>
          <table:table-cell table:style-name="ce3" office:value-type="string">
            <text:p>multi-user</text:p>
          </table:table-cell>
          <table:table-cell table:style-name="ce3" office:value-type="string">
            <text:p>educa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Designing spaces to support collaborative creativity in shared virtual environments</text:p>
          </table:table-cell>
          <table:table-cell table:style-name="ce3" office:value-type="string">
            <text:p>Men, L., Bryan-Kinns, N., &amp; Bryce, L. (2019). Designing spaces to support collaborative creativity in shared virtual environments. PeerJ Computer Science, 5, e229.</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Development and feasibility testing of an online virtual reality platform for delivering therapeutic group singing interventions for people living with spinal cord injury</text:p>
          </table:table-cell>
          <table:table-cell table:style-name="ce3" office:value-type="string">
            <text:p>Tamplin, J., Loveridge, B., Clarke, K., Li, Y., &amp; J Berlowitz, D. (2020). Development and feasibility testing of an online virtual reality platform for delivering therapeutic group singing interventions for people living with spinal cord injury. Journal of telemedicine and telecare, 26(6), 365-375.</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ception study</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Enhanced Learning of Jazz Chords with a Projector Based Piano Keyboard Augmentation</text:p>
          </table:table-cell>
          <table:table-cell table:style-name="ce3" office:value-type="string">
            <text:p>Sandnes, F. E., &amp; Eika, E. (2019, December). Enhanced Learning of Jazz Chords with a Projector Based Piano Keyboard Augmentation. In International Conference on Innovative Technologies and Learning (pp. 194-203). Springer, Cham.</text:p>
          </table:table-cell>
          <table:table-cell table:style-name="ce2" office:value-type="float" office:value="2019">
            <text:p>2019</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Evaluating the effectiveness of mixed reality music instrument learning with the theremin</text:p>
          </table:table-cell>
          <table:table-cell table:style-name="ce3" office:value-type="string">
            <text:p>Johnson, D., Damian, D., &amp; Tzanetakis, G. (2019). Evaluating the effectiveness of mixed reality music instrument learning with the theremin. Virtual Reality, 1-15.</text:p>
          </table:table-cell>
          <table:table-cell table:style-name="ce2" office:value-type="float" office:value="2019">
            <text:p>2019</text:p>
          </table:table-cell>
          <table:table-cell table:style-name="ce3" office:value-type="string">
            <text:p>VR/MR/AV</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Exploring the potential of virtual reality technology to investigate the health and well being benefits of group singing</text:p>
          </table:table-cell>
          <table:table-cell table:style-name="ce3" office:value-type="string">
            <text:p>Daffern, H., Camlin, D. A., Egermann, H., Gully, A. J., Kearney, G., Neale, C., &amp; Rees-Jones, J. (2019). Exploring the potential of virtual reality technology to investigate the health and well being benefits of group singing. International Journal of Performance Arts and Digital Media, 15(1), 1-22.</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herapeutic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Hyperreal instruments: Bridging VR and fabrication to facilitate new forms of musical expression.</text:p>
          </table:table-cell>
          <table:table-cell table:style-name="ce3" office:value-type="string">
            <text:p>Çamcı, A., &amp; Granzow, J. (2019). Hyperreal Instruments: Bridging VR and Digital Fabrication to Facilitate New Forms of Musical Expression. Leonardo Music Journal, 29, 14-18.</text:p>
          </table:table-cell>
          <table:table-cell table:style-name="ce2" office:value-type="float" office:value="2019">
            <text:p>2019</text:p>
          </table:table-cell>
          <table:table-cell table:style-name="ce3" office:value-type="string">
            <text:p>VR</text:p>
          </table:table-cell>
          <table:table-cell table:style-name="ce3" office:value-type="string">
            <text:p>composer</text:p>
          </table:table-cell>
          <table:table-cell table:number-columns-repeated="2" table:style-name="ce3" office:value-type="string">
            <text:p>-</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IRMA (Interactive Real-time Measurement of Attention). A method for the investigation of audiovisual computer music performances.</text:p>
          </table:table-cell>
          <table:table-cell table:style-name="ce3" office:value-type="string">
            <text:p>Pirchner, A. (2019). IRMA (Interactive Real-time Measurement of Attention). A method for the investigation of audiovisual computer music performances. In Proceedings of the 2019 International Computer Music Conference, ICMC 2019.</text:p>
          </table:table-cell>
          <table:table-cell table:style-name="ce2" office:value-type="float" office:value="2019">
            <text:p>2019</text:p>
          </table:table-cell>
          <table:table-cell table:style-name="ce3" office:value-type="string">
            <text:p>VR</text:p>
          </table:table-cell>
          <table:table-cell table:number-columns-repeated="2" table:style-name="ce3" office:value-type="string">
            <text:p>-</text:p>
          </table:table-cell>
          <table:table-cell table:style-name="ce3" office:value-type="string">
            <text:p>evaluation method</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LeMo: exploring virtual space for collaborative creativity</text:p>
          </table:table-cell>
          <table:table-cell table:style-name="ce3" office:value-type="string">
            <text:p>Men, L., &amp; Bryan-Kinns, N. (2019). LeMo: exploring virtual space for collaborative creativity. In Proceedings of the 2019 on Creativity and Cognition (pp. 71-82).</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Mediated musical interactions in virtual environments</text:p>
          </table:table-cell>
          <table:table-cell table:style-name="ce3" office:value-type="string">
            <text:p>Hamilton, R. (2019). Mediated musical interactions in virtual environments. In New Directions in Music and Human-Computer Interaction (pp. 243-257). Springer, Cham.</text:p>
          </table:table-cell>
          <table:table-cell table:style-name="ce2" office:value-type="float" office:value="2019">
            <text:p>2019</text:p>
          </table:table-cell>
          <table:table-cell table:style-name="ce3" office:value-type="string">
            <text:p>VR</text:p>
          </table:table-cell>
          <table:table-cell table:style-name="ce3" office:value-type="string">
            <text:p>composer</text:p>
          </table:table-cell>
          <table:table-cell table:style-name="ce3" office:value-type="string">
            <text:p>-</text:p>
          </table:table-cell>
          <table:table-cell table:style-name="ce3" office:value-type="string">
            <text:p>composi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Mixed Reality Piano Tutor: A Gamified Piano Practice Environment</text:p>
          </table:table-cell>
          <table:table-cell table:style-name="ce3" office:value-type="string">
            <text:p>Molloy, W., Huang, E., &amp; Wünsche, B. C. (2019, January). Mixed Reality Piano Tutor: A Gamified Piano Practice Environment. In 2019 International Conference on Electronics, Information, and Communication (ICEIC) (pp. 1-7). IEEE.</text:p>
          </table:table-cell>
          <table:table-cell table:style-name="ce2" office:value-type="float" office:value="2019">
            <text:p>2019</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Mobile virtual reality for musical genre learning in primary education</text:p>
          </table:table-cell>
          <table:table-cell table:style-name="ce3" office:value-type="string">
            <text:p>Degli Innocenti, E., Geronazzo, M., Vescovi, D., Nordahl, R., Serafin, S., Ludovico, L. A., &amp; Avanzini, F. (2019). Mobile virtual reality for musical genre learning in primary education. Computers &amp; Education, 139, 102-117.</text:p>
          </table:table-cell>
          <table:table-cell table:style-name="ce2" office:value-type="float" office:value="2019">
            <text:p>2019</text:p>
          </table:table-cell>
          <table:table-cell table:style-name="ce3" office:value-type="string">
            <text:p>V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Networked Head-Mounted Displays for Animated Notation and Audio-Scores with SmartVox</text:p>
          </table:table-cell>
          <table:table-cell table:style-name="ce3" office:value-type="string">
            <text:p>Bell, J. (2019). Networked Head-Mounted Displays for Animated Notation and Audio-Scores with SmartVox. NIME</text:p>
          </table:table-cell>
          <table:table-cell table:style-name="ce2" office:value-type="float" office:value="2019">
            <text:p>2019</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No Strings Attached: Force and Vibrotactile Feedback in a Guitar Simulation</text:p>
          </table:table-cell>
          <table:table-cell table:style-name="ce3" office:value-type="string">
            <text:p>Passalenti, A., Paisa, R., Nilsson, N. C., Andersson, N. S., Fontana, F., Nordahl, R., &amp; Serafin, S. (2019, May). No Strings Attached: Force and Vibrotactile Feedback in a Guitar Simulation. In Proceedings of the 16th Sound and Music Computing Conference (SMC 2019), Málaga, Spain (pp. 28-31).</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Osc-xr: A toolkit for extended reality immersive music interfaces</text:p>
          </table:table-cell>
          <table:table-cell table:style-name="ce3" office:value-type="string">
            <text:p>Johnson, D., Damian, D., &amp; Tzanetakis, G. (2019). Osc-xr: A toolkit for extended reality immersive music interfaces. SMC.2019</text:p>
          </table:table-cell>
          <table:table-cell table:style-name="ce2" office:value-type="float" office:value="2019">
            <text:p>2019</text:p>
          </table:table-cell>
          <table:table-cell table:style-name="ce3" office:value-type="string">
            <text:p>AR/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Physical Controllers vs. Hand-and-Gesture Tracking: Control Scheme Evaluation for VR Audio Mixing</text:p>
          </table:table-cell>
          <table:table-cell table:style-name="ce3" office:value-type="string">
            <text:p>Bennington, J., &amp; Ko, D. (2019, October). Physical Controllers vs. Hand-and-Gesture Tracking: Control Scheme Evaluation for VR Audio Mixing. In Audio Engineering Society Convention 147. Audio Engineering Society.</text:p>
          </table:table-cell>
          <table:table-cell table:style-name="ce2" office:value-type="float" office:value="2019">
            <text:p>2019</text:p>
          </table:table-cell>
          <table:table-cell table:style-name="ce3" office:value-type="string">
            <text:p>VR</text:p>
          </table:table-cell>
          <table:table-cell table:style-name="ce3" office:value-type="string">
            <text:p>sound engineer</text:p>
          </table:table-cell>
          <table:table-cell table:style-name="ce3" office:value-type="string">
            <text:p>individual</text:p>
          </table:table-cell>
          <table:table-cell table:style-name="ce3" office:value-type="string">
            <text:p>sound engineering</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Physically Colliding with Music: Full-body Interactions with an Audio-only Virtual Reality Interface</text:p>
          </table:table-cell>
          <table:table-cell table:style-name="ce3" office:value-type="string">
            <text:p>Altosaar, R., Tindale, A., &amp; Doyle, J. (2019, March). Physically Colliding with Music: Full-body Interactions with an Audio-only Virtual Reality Interface. In Proceedings of the Thirteenth International Conference on Tangible, Embedded, and Embodied Interaction (pp. 553-557).</text:p>
          </table:table-cell>
          <table:table-cell table:style-name="ce2" office:value-type="float" office:value="2019">
            <text:p>2019</text:p>
          </table:table-cell>
          <table:table-cell table:style-name="ce3" office:value-type="string">
            <text:p>VR (no, visuals, audio-only 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inging in Virtual Reality with the Danish National children’s choir</text:p>
          </table:table-cell>
          <table:table-cell table:style-name="ce3" office:value-type="string">
            <text:p>Serafin, S., Adjorlu, A., Andersen, L., &amp; Andersen, N. (2019). Singing in Virtual Reality with the Danish National children’s choir. In 14th International Symposium on Computer Music Multidisciplinary Research (p. 241).</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ome considerations on creativity support for VR audio</text:p>
          </table:table-cell>
          <table:table-cell table:style-name="ce3" office:value-type="string">
            <text:p>Çamcı, A. (2019, March). Some considerations on creativity support for VR audio. In 2019 IEEE Conference on Virtual Reality and 3D User Interfaces (VR) (pp. 1500-1502). IEEE.</text:p>
          </table:table-cell>
          <table:table-cell table:style-name="ce2" office:value-type="float" office:value="2019">
            <text:p>2019</text:p>
          </table:table-cell>
          <table:table-cell table:style-name="ce3" office:value-type="string">
            <text:p>VR</text:p>
          </table:table-cell>
          <table:table-cell table:style-name="ce3" office:value-type="string">
            <text:p>developer</text:p>
          </table:table-cell>
          <table:table-cell table:number-columns-repeated="2" table:style-name="ce3" office:value-type="string">
            <text:p>-</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Songverse: a music-loop authoring tool based on Virtual Reality</text:p>
          </table:table-cell>
          <table:table-cell table:style-name="ce3" office:value-type="string">
            <text:p>Costa, W., Ananias, L., Barbosa, I., Barbosa, B., De'Carli, A., Barioni, R. R., ... &amp; Filgueira, D. (2019, October). Songverse: a music-loop authoring tool based on Virtual Reality. In 2019 21st Symposium on Virtual and Augmented Reality (SVR) (pp. 216-222). IEEE.</text:p>
          </table:table-cell>
          <table:table-cell table:style-name="ce2" office:value-type="float" office:value="2019">
            <text:p>2019</text:p>
          </table:table-cell>
          <table:table-cell table:style-name="ce3" office:value-type="string">
            <text:p>V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upporting Musical Practice Sessions Through HMD-Based Augmented Reality</text:p>
          </table:table-cell>
          <table:table-cell table:style-name="ce3" office:value-type="string">
            <text:p>Marky, K., Weiß, A., &amp; Kosch, T. (2019). Supporting Musical Practice Sessions Through HMD-Based Augmented Reality. Mensch und Computer 2019-Workshopband.</text:p>
          </table:table-cell>
          <table:table-cell table:style-name="ce2" office:value-type="float" office:value="2019">
            <text:p>2019</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each Me Drums: Learning Rhythms through the Embodiment of a Drumming Teacher in Virtual Reality</text:p>
          </table:table-cell>
          <table:table-cell table:style-name="ce3" office:value-type="string">
            <text:p>Moth-Poulsen, M., Bednarz, T., Kuchelmeister, V., Design, S., &amp; Serafin, S. (2019). Teach Me Drums: Learning Rhythms through the Embodiment of a Drumming Teacher in Virtual Reality. SMC</text:p>
          </table:table-cell>
          <table:table-cell table:style-name="ce2" office:value-type="float" office:value="2019">
            <text:p>2019</text:p>
          </table:table-cell>
          <table:table-cell table:style-name="ce3" office:value-type="string">
            <text:p>V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eachers' Views on how to use Virtual Reality to Instruct Children and Adolescents Diagnosed with Autism Spectrum Disorder</text:p>
          </table:table-cell>
          <table:table-cell table:style-name="ce3" office:value-type="string">
            <text:p>Adjorlu, A., &amp; Serafin, S. (2019, March). Teachers' Views on how to use Virtual Reality to Instruct Children and Adolescents Diagnosed with Autism Spectrum Disorder. In 2019 IEEE Conference on Virtual Reality and 3D User Interfaces (VR) (pp. 1439-1442). IEEE.</text:p>
          </table:table-cell>
          <table:table-cell table:style-name="ce2" office:value-type="float" office:value="2019">
            <text:p>2019</text:p>
          </table:table-cell>
          <table:table-cell table:style-name="ce3" office:value-type="string">
            <text:p>VR</text:p>
          </table:table-cell>
          <table:table-cell table:style-name="ce3" office:value-type="string">
            <text:p>teacher</text:p>
          </table:table-cell>
          <table:table-cell table:style-name="ce3" office:value-type="string">
            <text:p>-</text:p>
          </table:table-cell>
          <table:table-cell table:style-name="ce3" office:value-type="string">
            <text:p>educa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The effects of 3D sound in a 360-degree live concert video on social presence, parasocial interaction, enjoyment, and intent of financial supportive action</text:p>
          </table:table-cell>
          <table:table-cell table:style-name="ce3" office:value-type="string">
            <text:p>Shin, M., Song, S. W., Kim, S. J., &amp; Biocca, F. (2019). The effects of 3D sound in a 360-degree live concert video on social presence, parasocial interaction, enjoyment, and intent of financial supportive action. International Journal of Human-Computer Studies, 126, 81-93.</text:p>
          </table:table-cell>
          <table:table-cell table:style-name="ce2" office:value-type="float" office:value="2019">
            <text:p>2019</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he Hills are Alive: Capturing and Presenting an Outdoor Choral Performance for Virtual Reality</text:p>
          </table:table-cell>
          <table:table-cell table:style-name="ce3" office:value-type="string">
            <text:p>Rees-Jones, J., &amp; Daffern, H. (2019, March). The Hills are Alive: Capturing and Presenting an Outdoor Choral Performance for Virtual Reality. In Audio Engineering Society Conference: 2019 AES International Conference on Immersive and Interactive Audio. Audio Engineering Society.</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owards a framework for composition design for music-led virtual reality experiences.</text:p>
          </table:table-cell>
          <table:table-cell table:style-name="ce3" office:value-type="string">
            <text:p>Buckley, Z., &amp; Carlson, K. (2019, March). Towards a framework for composition design for music-led virtual reality experiences. In 2019 IEEE Conference on Virtual Reality and 3D User Interfaces (VR) (pp. 1497-1499). IEEE.</text:p>
          </table:table-cell>
          <table:table-cell table:style-name="ce2" office:value-type="float" office:value="2019">
            <text:p>2019</text:p>
          </table:table-cell>
          <table:table-cell table:style-name="ce3" office:value-type="string">
            <text:p>V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Trois machins de la grâce aimante: A virtual reality string quartet</text:p>
          </table:table-cell>
          <table:table-cell table:style-name="ce3" office:value-type="string">
            <text:p>Hamilton, R. (2019). Trois Machins de la Grâce Aimante: A virtual reality string quartet. In Proceedings of the international computer music association conference, New York, NY.</text:p>
          </table:table-cell>
          <table:table-cell table:style-name="ce2" office:value-type="float" office:value="2019">
            <text:p>2019</text:p>
          </table:table-cell>
          <table:table-cell table:style-name="ce3" office:value-type="string">
            <text:p>VR</text:p>
          </table:table-cell>
          <table:table-cell table:style-name="ce3" office:value-type="string">
            <text:p>composer</text:p>
          </table:table-cell>
          <table:table-cell table:style-name="ce3" office:value-type="string">
            <text:p>-</text:p>
          </table:table-cell>
          <table:table-cell table:style-name="ce3" office:value-type="string">
            <text:p>composi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Virtual guitar: Using real-time finger tracking for musical instruments</text:p>
          </table:table-cell>
          <table:table-cell table:style-name="ce3" office:value-type="string">
            <text:p>Hakim, N. L., Sun, S. W., Hsu, M. H., Shih, T. K., &amp; Wu, S. J. (2019). Virtual guitar: Using real-time finger tracking for musical instruments. International Journal of Computational Science and Engineering, 18(4), 438-450.</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rtual Reality Music Intervention to Reduce Social Anxiety in Adolescents Diagnosed with Autism Spectrum Disorder</text:p>
          </table:table-cell>
          <table:table-cell table:style-name="ce3" office:value-type="string">
            <text:p>Adjorlu, A., Barriga, N. B. B., &amp; Serafin, S. (2019). Virtual Reality Music Intervention to Reduce Social Anxiety in Adolescents Diagnosed with Autism Spectrum Disorder. In 16th Sound and music computing conference (pp. 261-268).</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herapeutic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3D finger tracking and recognition image processing for real-time music playing with depth sensors</text:p>
          </table:table-cell>
          <table:table-cell table:style-name="ce3" office:value-type="string">
            <text:p>Togootogtokh, E., Shih, T. K., Kumara, W. G. C. W., Wu, S. J., Sun, S. W., &amp; Chang, H. H. (2018). 3D finger tracking and recognition image processing for real-time music playing with depth sensors. Multimedia Tools and Applications, 77(8), 9233-9248.</text:p>
          </table:table-cell>
          <table:table-cell table:style-name="ce2" office:value-type="float" office:value="2018">
            <text:p>2018</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 web-based 3D environment for gestural interaction with virtual music instruments as a STEAM education tool.</text:p>
          </table:table-cell>
          <table:table-cell table:style-name="ce3" office:value-type="string">
            <text:p>Kritsis, K., Gkiokas, A., Acosta, C. Á., Lamerand, Q., Piéchaud, R., Kaliakatsos-Papakostas, M. A., &amp; Katsouros, V. (2018). A web-based 3D environment for gestural interaction with virtual music instruments as a STEAM education tool. In NIME (pp. 348-349).</text:p>
          </table:table-cell>
          <table:table-cell table:style-name="ce2" office:value-type="float" office:value="2018">
            <text:p>2018</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 web-based real-time kinect application for gestural interaction with virtual musical instruments</text:p>
          </table:table-cell>
          <table:table-cell table:style-name="ce3" office:value-type="string">
            <text:p>Zlatintsi, A., Filntisis, P. P., Garoufis, C., Tsiami, A., Kritsis, K., Kaliakatsos-Papakostas, M. A., ... &amp; Maragos, P. (2018). A web-based real-time kinect application for gestural interaction with virtual musical instruments. In Proceedings of the Audio Mostly 2018 on Sound in Immersion and Emotion (pp. 1-6).</text:p>
          </table:table-cell>
          <table:table-cell table:style-name="ce2" office:value-type="float" office:value="2018">
            <text:p>2018</text:p>
          </table:table-cell>
          <table:table-cell table:style-name="ce3" office:value-type="string">
            <text:p>V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n Augmented Reality Music Composition Based on the Sonification of Animal Behavior</text:p>
          </table:table-cell>
          <table:table-cell table:style-name="ce3" office:value-type="string">
            <text:p>Özcan, Z., &amp; Çamci, A. (2018, August). An Augmented Reality Music Composition Based on the Sonification of Animal Behavior. In Audio Engineering Society Conference: 2018 AES International Conference on Audio for Virtual and Augmented Reality. Audio Engineering Society.</text:p>
          </table:table-cell>
          <table:table-cell table:style-name="ce2" office:value-type="float" office:value="2018">
            <text:p>2018</text:p>
          </table:table-cell>
          <table:table-cell table:style-name="ce3" office:value-type="string">
            <text:p>AR</text:p>
          </table:table-cell>
          <table:table-cell table:style-name="ce3" office:value-type="string">
            <text:p>audience</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gmenting a MIDI Keyboard Using Virtual Interfaces</text:p>
          </table:table-cell>
          <table:table-cell table:style-name="ce3" office:value-type="string">
            <text:p>Desnoyers-Stewart, J., Gerhard, D., &amp; Smith, M. L. (2018). Augmenting a MIDI Keyboard Using Virtual Interfaces. Journal of the Audio Engineering Society, 66(6), 439-447.</text:p>
          </table:table-cell>
          <table:table-cell table:style-name="ce2" office:value-type="float" office:value="2018">
            <text:p>2018</text:p>
          </table:table-cell>
          <table:table-cell table:style-name="ce3" office:value-type="string">
            <text:p>AV</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Bringing a virtual string quartet to life</text:p>
          </table:table-cell>
          <table:table-cell table:style-name="ce3" office:value-type="string">
            <text:p>Thielen, E., Letellier, J., Sieck, J., &amp; Thoma, A. (2018, December). Bringing a virtual string quartet to life. In Proceedings of the Second African Conference for Human Computer Interaction: Thriving Communities (pp. 1-4).</text:p>
          </table:table-cell>
          <table:table-cell table:style-name="ce2" office:value-type="float" office:value="2018">
            <text:p>2018</text:p>
          </table:table-cell>
          <table:table-cell table:style-name="ce3" office:value-type="string">
            <text:p>AR</text:p>
          </table:table-cell>
          <table:table-cell table:style-name="ce3" office:value-type="string">
            <text:p>audience</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hunity: Integrated Audiovisual Programming in Unity</text:p>
          </table:table-cell>
          <table:table-cell table:style-name="ce3" office:value-type="string">
            <text:p>Atherton, J., &amp; Wang, G. (2018, June). Chunity: Integrated Audiovisual Programming in Unity. In NIME (pp. 102-107).</text:p>
          </table:table-cell>
          <table:table-cell table:style-name="ce2" office:value-type="float" office:value="2018">
            <text:p>2018</text:p>
          </table:table-cell>
          <table:table-cell table:style-name="ce3" office:value-type="string">
            <text:p>AR/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Creating an interactive musical experience for a concert hall</text:p>
          </table:table-cell>
          <table:table-cell table:style-name="ce3" office:value-type="string">
            <text:p>Antoshchuk, S., Kovalenko, M., &amp; Sieck, J. (2018). Creating an interactive musical experience for a concert hall. International Journal of Computing, 17(3), 143-152.</text:p>
          </table:table-cell>
          <table:table-cell table:style-name="ce2" office:value-type="float" office:value="2018">
            <text:p>2018</text:p>
          </table:table-cell>
          <table:table-cell table:style-name="ce3" office:value-type="string">
            <text:p>AR</text:p>
          </table:table-cell>
          <table:table-cell table:style-name="ce3" office:value-type="string">
            <text:p>audience</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eployment of lstms for real-time hand gesture interaction of 3d virtual music instruments with a leap motion sensor</text:p>
          </table:table-cell>
          <table:table-cell table:style-name="ce3" office:value-type="string">
            <text:p>Kritsis, K., Gkiokas, A., Kaliakatsos-Papakostas, M., Katsouros, V., &amp; Pikrakis, A. (2018, July). Deployment of lstms for real-time hand gesture interaction of 3d virtual music instruments with a leap motion sensor. In Proceeding of the 15th Sound and Music Computing Conference (SMC2018) (pp. 331-338).</text:p>
          </table:table-cell>
          <table:table-cell table:style-name="ce2" office:value-type="float" office:value="2018">
            <text:p>2018</text:p>
          </table:table-cell>
          <table:table-cell table:style-name="ce3" office:value-type="string">
            <text:p>VR (no visuals. only gesture tracking...)</text:p>
          </table:table-cell>
          <table:table-cell table:style-name="ce3" office:value-type="string">
            <text:p>developer</text:p>
          </table:table-cell>
          <table:table-cell table:style-name="ce3" office:value-type="string">
            <text:p>individual</text:p>
          </table:table-cell>
          <table:table-cell table:style-name="ce3" office:value-type="string">
            <text:p>develop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evelopment of traditional musical instruments using augmented reality (AR) through mobile learning</text:p>
          </table:table-cell>
          <table:table-cell table:style-name="ce3" office:value-type="string">
            <text:p>Tan, K. L., &amp; Lim, C. K. (2018, September). Development of traditional musical instruments using augmented reality (AR) through mobile learning. In AIP Conference Proceedings (Vol. 2016, No. 1, p. 020140). AIP Publishing LLC.</text:p>
          </table:table-cell>
          <table:table-cell table:style-name="ce2" office:value-type="float" office:value="2018">
            <text:p>2018</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Encounter-Type Haptic Interfaces for Virtual Reality Musical Instruments</text:p>
          </table:table-cell>
          <table:table-cell table:style-name="ce3" office:value-type="string">
            <text:p>Boem, A., &amp; Iwata, H. (2018, March). Encounter-Type Haptic Interfaces for Virtual Reality Musical Instruments. In 2018 IEEE Conference on Virtual Reality and 3D User Interfaces (VR) (pp. 1-2). IEEE.</text:p>
          </table:table-cell>
          <table:table-cell table:style-name="ce2" office:value-type="float" office:value="2018">
            <text:p>2018</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Evoluson: Walking through an interactive history of music</text:p>
          </table:table-cell>
          <table:table-cell table:style-name="ce3" office:value-type="string">
            <text:p>Gaugne, R., Nouviale, F., Rioual, O., Chirat, A., Gohon, K., Goupil, V., ... &amp; Gouranton, V. (2018). Evoluson: Walking through an interactive history of music. Presence, 26(03), 281-296.</text:p>
          </table:table-cell>
          <table:table-cell table:style-name="ce2" office:value-type="float" office:value="2018">
            <text:p>2018</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cultural heritag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Investigating the use of virtual reality to solve the underlying problems with the 3D stage paradigm</text:p>
          </table:table-cell>
          <table:table-cell table:style-name="ce3" office:value-type="string">
            <text:p>Gale, W., &amp; Wakefield, J. (2018). Investigating the use of virtual reality to solve the underlying problems with the 3D stage paradigm. In 4th Workshop on Intelligent Music Production.</text:p>
          </table:table-cell>
          <table:table-cell table:style-name="ce2" office:value-type="float" office:value="2018">
            <text:p>2018</text:p>
          </table:table-cell>
          <table:table-cell table:style-name="ce3" office:value-type="string">
            <text:p>VR</text:p>
          </table:table-cell>
          <table:table-cell table:style-name="ce3" office:value-type="string">
            <text:p>sound engineer</text:p>
          </table:table-cell>
          <table:table-cell table:style-name="ce3" office:value-type="string">
            <text:p>individual</text:p>
          </table:table-cell>
          <table:table-cell table:style-name="ce3" office:value-type="string">
            <text:p>sound engineering </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Kepler Concordia: Designing an immersive modular musical and scientific instrument using novel blockchain and sonification technologies in XR</text:p>
          </table:table-cell>
          <table:table-cell table:style-name="ce3" office:value-type="string">
            <text:p>Snook, K., Barri, T., Goßmann, J., Potts, J., Schedel, M., &amp; Warm, H. (2018). Kepler Concordia: Designing an immersive modular musical and scientific instrument using novel blockchain and sonification technologies in XR. Georgia Institute of Technology.</text:p>
          </table:table-cell>
          <table:table-cell table:style-name="ce2" office:value-type="float" office:value="2018">
            <text:p>2018</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Learning How to Play a Guitar with the HoloLens: A Case Study</text:p>
          </table:table-cell>
          <table:table-cell table:style-name="ce3" office:value-type="string">
            <text:p>Torres, C., &amp; Figueroa, P. (2018). Learning How to Play a Guitar with the HoloLens: A Case Study. In 2018 XLIV Latin American Computer Conference (CLEI) (pp. 606-611). IEEE.</text:p>
          </table:table-cell>
          <table:table-cell table:style-name="ce2" office:value-type="float" office:value="2018">
            <text:p>2018</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LeMo: Supporting collaborative music making in virtual reality</text:p>
          </table:table-cell>
          <table:table-cell table:style-name="ce3" office:value-type="string">
            <text:p>Men, L., &amp; Bryan-Kinns, N. (2018, March). LeMo: supporting collaborative music making in virtual reality. In 2018 IEEE 4th VR workshop on sonic interactions for virtual environments (SIVE) (pp. 1-6). IEEE.</text:p>
          </table:table-cell>
          <table:table-cell table:style-name="ce2" office:value-type="float" office:value="2018">
            <text:p>2018</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Linear (live-generated interface and notation environment in augmented reality)</text:p>
          </table:table-cell>
          <table:table-cell table:style-name="ce3" office:value-type="string">
            <text:p>Santini, G. (2018). Linear (live-generated interface and notation environment in augmented reality). Proc. TENOR, 33-42.</text:p>
          </table:table-cell>
          <table:table-cell table:style-name="ce2" office:value-type="float" office:value="2018">
            <text:p>2018</text:p>
          </table:table-cell>
          <table:table-cell table:style-name="ce3" office:value-type="string">
            <text:p>A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Pilot Study of Piano Learning with AR Smart Glasses Considering Both Single and Paired Play</text:p>
          </table:table-cell>
          <table:table-cell table:style-name="ce3" office:value-type="string">
            <text:p>Pan, H., He, X., Zeng, H., Zhou, J., &amp; Tang, S. (2018, July). Pilot Study of Piano Learning with AR Smart Glasses Considering Both Single and Paired Play. In International Conference on Human Aspects of IT for the Aged Population (pp. 561-570). Springer, Cham.</text:p>
          </table:table-cell>
          <table:table-cell table:style-name="ce2" office:value-type="float" office:value="2018">
            <text:p>2018</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Practical Recording Techniques for Music Production with Six-Degrees of Freedom Virtual Reality</text:p>
          </table:table-cell>
          <table:table-cell table:style-name="ce3" office:value-type="string">
            <text:p>Rivas Méndez, D., Armstrong, C., Stubbs, J., Stiles, M., &amp; Kearney, G. (2018, October). Practical Recording Techniques for Music Production with Six-Degrees of Freedom Virtual Reality. In Audio Engineering Society Convention 145. Audio Engineering Society.</text:p>
          </table:table-cell>
          <table:table-cell table:style-name="ce2" office:value-type="float" office:value="2018">
            <text:p>2018</text:p>
          </table:table-cell>
          <table:table-cell table:style-name="ce3" office:value-type="string">
            <text:p>VR</text:p>
          </table:table-cell>
          <table:table-cell table:style-name="ce3" office:value-type="string">
            <text:p>sound engineer</text:p>
          </table:table-cell>
          <table:table-cell table:style-name="ce3" office:value-type="string">
            <text:p>individual</text:p>
          </table:table-cell>
          <table:table-cell table:style-name="ce3" office:value-type="string">
            <text:p>sound engineering </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ocial and psychological impact of musical collective creative processes in virtual environments; The Avatar Orchestra Metaverse in Second Life</text:p>
          </table:table-cell>
          <table:table-cell table:style-name="ce8" office:value-type="string">
            <text:p>Martín, G. F. (2018). Social and psychological impact of musical collective creative processes in virtual environments; The Avatar Orchestra Metaverse in Second Life. Musica/Tecnologia, 73-85.</text:p>
          </table:table-cell>
          <table:table-cell table:style-name="ce2" office:value-type="float" office:value="2018">
            <text:p>2018</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Supporting the Sense of Unity between Remote Audiences in VR-Based Remote Live Music Support System KSA2</text:p>
          </table:table-cell>
          <table:table-cell table:style-name="ce3" office:value-type="string">
            <text:p>Kaneko, T., Tarumi, H., Kataoka, K., Kubochi, Y., Yamashita, D., Nakai, T., &amp; Yamaguchi, R. (2018, December). Supporting the Sense of Unity between Remote Audiences in VR-Based Remote Live Music Support System KSA2. In 2018 IEEE International Conference on Artificial Intelligence and Virtual Reality (AIVR) (pp. 124-127). IEEE.</text:p>
          </table:table-cell>
          <table:table-cell table:style-name="ce2" office:value-type="float" office:value="2018">
            <text:p>2018</text:p>
          </table:table-cell>
          <table:table-cell table:style-name="ce3" office:value-type="string">
            <text:p>VR</text:p>
          </table:table-cell>
          <table:table-cell table:style-name="ce3" office:value-type="string">
            <text:p>audience</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Virtual Dulcimer Auxiliary Teaching System Based on Musical Instrument Digital Interface</text:p>
          </table:table-cell>
          <table:table-cell table:style-name="ce3" office:value-type="string">
            <text:p>Liu, Q., Ba, S., Wu, L., Huang, J., &amp; Li, H. (2018, July). Virtual Dulcimer Auxiliary Teaching System Based on Musical Instrument Digital Interface. In 2018 International Symposium on Educational Technology (ISET) (pp. 82-86). IEEE.</text:p>
          </table:table-cell>
          <table:table-cell table:style-name="ce2" office:value-type="float" office:value="2018">
            <text:p>2018</text:p>
          </table:table-cell>
          <table:table-cell table:style-name="ce3" office:value-type="string">
            <text:p>V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Wrist-Worn Sensor-Based Tangible Interface for Virtual Percussion Instruments</text:p>
          </table:table-cell>
          <table:table-cell table:style-name="ce3" office:value-type="string">
            <text:p>Fangbemi, A. S., &amp; Zhang, Y. (2018, June). Wrist-Worn Sensor-Based Tangible Interface for Virtual Percussion Instruments. In International Conference on Augmented Reality, Virtual Reality and Computer Graphics (pp. 54-66). Springer, Cham.</text:p>
          </table:table-cell>
          <table:table-cell table:style-name="ce2" office:value-type="float" office:value="2018">
            <text:p>2018</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develop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 user-defined gesture set for music interaction in immersive virtual environment.</text:p>
          </table:table-cell>
          <table:table-cell table:style-name="ce3" office:value-type="string">
            <text:p>Leng, H. Y., Norowi, N. M., &amp; Jantan, A. H. (2017, April). A user-defined gesture set for music interaction in immersive virtual environment. In Proceedings of the 3rd International Conference on Human-Computer Interaction and User Experience in Indonesia (pp. 44-51).</text:p>
          </table:table-cell>
          <table:table-cell table:style-name="ce2" office:value-type="float" office:value="2017">
            <text:p>2017</text:p>
          </table:table-cell>
          <table:table-cell table:style-name="ce3" office:value-type="string">
            <text:p>VR</text:p>
          </table:table-cell>
          <table:table-cell table:style-name="ce3" office:value-type="string">
            <text:p>developer</text:p>
          </table:table-cell>
          <table:table-cell table:style-name="ce3" office:value-type="string">
            <text:p>individual</text:p>
          </table:table-cell>
          <table:table-cell table:style-name="ce3" office:value-type="string">
            <text:p>develop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irPiano: Enhancing music playing experience in virtual reality with mid-air haptic feedback</text:p>
          </table:table-cell>
          <table:table-cell table:style-name="ce3" office:value-type="string">
            <text:p>Hwang, I., Son, H., &amp; Kim, J. R. (2017, June). AirPiano: Enhancing music playing experience in virtual reality with mid-air haptic feedback. In 2017 IEEE World Haptics Conference (WHC) (pp. 213-218). IEEE.</text:p>
          </table:table-cell>
          <table:table-cell table:style-name="ce2" office:value-type="float" office:value="2017">
            <text:p>2017</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R Sound Sandbox: A Playful Interface for Musical and Artistic Expression</text:p>
          </table:table-cell>
          <table:table-cell table:style-name="ce3" office:value-type="string">
            <text:p>Dewitz, B., Wiche, R., Geiger, C., Steinicke, F., &amp; Feitsch, J. (2017, June). AR Sound Sandbox: A Playful Interface for Musical and Artistic Expression. In International Conference on Intelligent Technologies for Interactive Entertainment (pp. 59-76). Springer, Cham.</text:p>
          </table:table-cell>
          <table:table-cell table:style-name="ce2" office:value-type="float" office:value="2017">
            <text:p>2017</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diovisual Playground: A Music Sequencing Tool for 3D Virtual Worlds</text:p>
          </table:table-cell>
          <table:table-cell table:style-name="ce3" office:value-type="string">
            <text:p>Kelly, A., &amp; Klipfel, K. (2017, May). Audiovisual Playground: A Music Sequencing Tool for 3D Virtual Worlds. In Proceedings of the 2017 CHI Conference Extended Abstracts on Human Factors in Computing Systems (pp. 437-440).</text:p>
          </table:table-cell>
          <table:table-cell table:style-name="ce2" office:value-type="float" office:value="2017">
            <text:p>2017</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gmented reality musical app to support children’s musical education</text:p>
          </table:table-cell>
          <table:table-cell table:style-name="ce3" office:value-type="string">
            <text:p>Bruno, L., G. D. C. Ana, N. Marilena, and D. L. Roseli. "Augmented reality musical app to support children’s musical education." Journal of Computer Science and Information Technology 5, no. 4 (2017): 121-127.</text:p>
          </table:table-cell>
          <table:table-cell table:style-name="ce2" office:value-type="float" office:value="2017">
            <text:p>2017</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gmenting Virtuality with a Synchronized Dynamic Musical Instrument: A User Evaluation of a Mixed Reality MIDI Keyboard</text:p>
          </table:table-cell>
          <table:table-cell table:style-name="ce3" office:value-type="string">
            <text:p>Desnoyers-Stewart, J., Gerhard, D., &amp; Smith, M. L. (2017, September). Augmenting Virtuality with a Synchronized Dynamic Musical Instrument: A User Evaluation of a Mixed Reality MIDI Keyboard. In International Symposium on Computer Music Multidisciplinary Research (pp. 540-557). Springer, Cham.</text:p>
          </table:table-cell>
          <table:table-cell table:style-name="ce2" office:value-type="float" office:value="2017">
            <text:p>2017</text:p>
          </table:table-cell>
          <table:table-cell table:style-name="ce3" office:value-type="string">
            <text:p>AV</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omparing Constraints in Virtual Reality and Screen-based Media for Collaborative Music Making</text:p>
          </table:table-cell>
          <table:table-cell table:style-name="ce3" office:value-type="string">
            <text:p>Deacon, Thomas. "Comparing Constraints in Virtual Reality and Screen-based Media for Collaborative Music Making." In Proceedings of the 2017 ACM Conference Companion Publication on Designing Interactive Systems, pp. 402-403. 2017.</text:p>
          </table:table-cell>
          <table:table-cell table:style-name="ce2" office:value-type="float" office:value="2017">
            <text:p>2017</text:p>
          </table:table-cell>
          <table:table-cell table:style-name="ce3" office:value-type="string">
            <text:p>VR</text:p>
          </table:table-cell>
          <table:table-cell table:number-columns-repeated="3" table:style-name="ce3" office:value-type="string">
            <text:p>-</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Considerations on the use of virtual and augmented reality technologies in music education.</text:p>
          </table:table-cell>
          <table:table-cell table:style-name="ce3" office:value-type="string">
            <text:p>Serafin, S., Adjorlu, A., Nilsson, N., Thomsen, L., &amp; Nordahl, R. (2017, March). Considerations on the use of virtual and augmented reality technologies in music education. In 2017 IEEE Virtual Reality Workshop on K-12 Embodied Learning through Virtual &amp; Augmented Reality (KELVAR) (pp. 1-4). IEEE.</text:p>
          </table:table-cell>
          <table:table-cell table:style-name="ce2" office:value-type="float" office:value="2017">
            <text:p>2017</text:p>
          </table:table-cell>
          <table:table-cell table:style-name="ce3" office:value-type="string">
            <text:p>AR</text:p>
          </table:table-cell>
          <table:table-cell table:style-name="ce3" office:value-type="string">
            <text:p>student</text:p>
          </table:table-cell>
          <table:table-cell table:style-name="ce3" office:value-type="string">
            <text:p>-</text:p>
          </table:table-cell>
          <table:table-cell table:style-name="ce3" office:value-type="string">
            <text:p>educa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Empty Room, how to compose and spatialize electroacoustic music in VR in ambisonic and binaural</text:p>
          </table:table-cell>
          <table:table-cell table:style-name="ce3" office:value-type="string">
            <text:p>Webster, C., Garnier, F., &amp; Sedes, A. (2017). Empty Room, how to compose and spatialize electroacoustic music in VR in ambisonic and binaural. International Journal of Virtual Reality, 17(2).</text:p>
          </table:table-cell>
          <table:table-cell table:style-name="ce2" office:value-type="float" office:value="2017">
            <text:p>2017</text:p>
          </table:table-cell>
          <table:table-cell table:style-name="ce3" office:value-type="string">
            <text:p>V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Examples of use cases with smart instruments</text:p>
          </table:table-cell>
          <table:table-cell table:style-name="ce3" office:value-type="string">
            <text:p>Turchet, L., Benincaso, M., &amp; Fischione, C. (2017). Examples of use cases with smart instruments. In Proceedings of the 12th International Audio Mostly Conference on Augmented and Participatory Sound and Music Experiences (pp. 1-5).</text:p>
          </table:table-cell>
          <table:table-cell table:style-name="ce2" office:value-type="float" office:value="2017">
            <text:p>2017</text:p>
          </table:table-cell>
          <table:table-cell table:style-name="ce3" office:value-type="string">
            <text:p>VR</text:p>
          </table:table-cell>
          <table:table-cell table:style-name="ce3" office:value-type="string">
            <text:p>audience</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HoloKeys-An Augmented Reality Application for Learning the Piano</text:p>
          </table:table-cell>
          <table:table-cell table:style-name="ce3" office:value-type="string">
            <text:p>Hackl, D., &amp; Anthes, C. (2017, November). HoloKeys-An Augmented Reality Application for Learning the Piano. In Forum Media Technology (pp. 140-144).</text:p>
          </table:table-cell>
          <table:table-cell table:style-name="ce2" office:value-type="float" office:value="2017">
            <text:p>2017</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KeynVision: exploring piano pedagogy in mixed reality</text:p>
          </table:table-cell>
          <table:table-cell table:style-name="ce3" office:value-type="string">
            <text:p>Birhanu, A., &amp; Rank, S. (2017, October). KeynVision: exploring piano pedagogy in mixed reality. In Extended Abstracts Publication of the Annual Symposium on Computer-Human Interaction in Play (pp. 299-304).</text:p>
          </table:table-cell>
          <table:table-cell table:style-name="ce2" office:value-type="float" office:value="2017">
            <text:p>2017</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Mixed Reality MIDI Keyboard</text:p>
          </table:table-cell>
          <table:table-cell table:style-name="ce3" office:value-type="string">
            <text:p>Desnoyers-Stewart, J., Gerhard, D., &amp; Smith, M. (2017). Mixed Reality MIDI Keyboard. In Proceedings of the 13th International Symposium on CMMR (pp. 376-386).</text:p>
          </table:table-cell>
          <table:table-cell table:style-name="ce2" office:value-type="float" office:value="2017">
            <text:p>2017</text:p>
          </table:table-cell>
          <table:table-cell table:style-name="ce3" office:value-type="string">
            <text:p>AV</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Mixed Reality MIDI Keyboard Demonstration</text:p>
          </table:table-cell>
          <table:table-cell table:style-name="ce3" office:value-type="string">
            <text:p>Desnoyers-Stewart, J., Smith, M., &amp; Gerhard, D. (2017, August). Mixed Reality MIDI Keyboard Demonstration. In Proceedings of the 12th International Audio Mostly Conference on Augmented and Participatory Sound and Music Experiences (pp. 1-5).</text:p>
          </table:table-cell>
          <table:table-cell table:style-name="ce2" office:value-type="float" office:value="2017">
            <text:p>2017</text:p>
          </table:table-cell>
          <table:table-cell table:style-name="ce3" office:value-type="string">
            <text:p>AV</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number-columns-repeated="2" table:style-name="ce3" office:value-type="string">
            <text:p>Musicians’ perceptions and experiences of using simulation training to develop performance skills</text:p>
          </table:table-cell>
          <table:table-cell table:style-name="ce2" office:value-type="float" office:value="2017">
            <text:p>2017</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Playing for a Virtual Audience- The Impact of a Social Factor on Gestures, Sounds and Expressive Intents</text:p>
          </table:table-cell>
          <table:table-cell table:style-name="ce3" office:value-type="string">
            <text:p>Schaerlaeken, S., Grandjean, D., &amp; Glowinski, D. (2017). Playing for a Virtual Audience: The Impact of a Social Factor on Gestures, Sounds and Expressive Intents. Applied Sciences, 7(12), 1321.</text:p>
          </table:table-cell>
          <table:table-cell table:style-name="ce2" office:value-type="float" office:value="2017">
            <text:p>2017</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urvey and implications for the design of new 3D audio production and authoring tools</text:p>
          </table:table-cell>
          <table:table-cell table:style-name="ce3" office:value-type="string">
            <text:p>Mathew, J. D., Huot, S., &amp; Katz, B. F. (2017). Survey and implications for the design of new 3D audio production and authoring tools. Journal on Multimodal User Interfaces, 11(3), 277-287.</text:p>
          </table:table-cell>
          <table:table-cell table:style-name="ce2" office:value-type="float" office:value="2017">
            <text:p>2017</text:p>
          </table:table-cell>
          <table:table-cell table:style-name="ce3" office:value-type="string">
            <text:p>VR</text:p>
          </table:table-cell>
          <table:table-cell table:style-name="ce3" office:value-type="string">
            <text:p>sound engineer</text:p>
          </table:table-cell>
          <table:table-cell table:style-name="ce3" office:value-type="string">
            <text:p>-</text:p>
          </table:table-cell>
          <table:table-cell table:style-name="ce3" office:value-type="string">
            <text:p>sound engineering</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The Plausibility of a String Quartet Performance in Virtual Reality</text:p>
          </table:table-cell>
          <table:table-cell table:style-name="ce3" office:value-type="string">
            <text:p>Bergström, I., Azevedo, S., Papiotis, P., Saldanha, N., &amp; Slater, M. (2017). The plausibility of a string quartet performance in virtual reality. IEEE transactions on visualization and computer graphics, 23(4), 1352-1359.</text:p>
          </table:table-cell>
          <table:table-cell table:style-name="ce2" office:value-type="float" office:value="2017">
            <text:p>2017</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rtual Sasando using leap motion controller</text:p>
          </table:table-cell>
          <table:table-cell table:style-name="ce3" office:value-type="string">
            <text:p>Hariadi, R. R., Herumurti, D., Yuniarti, A., Kuswardayan, I., Suciati, N., &amp; Mooy, T. (2017, October). Virtual Sasando using leap motion controller. In 2017 International Conference on Advanced Mechatronics, Intelligent Manufacture, and Industrial Automation (ICAMIMIA) (pp. 161-164). IEEE.</text:p>
          </table:table-cell>
          <table:table-cell table:style-name="ce2" office:value-type="float" office:value="2017">
            <text:p>2017</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RMin: using mixed reality to augment the theremin for musical tutoring</text:p>
          </table:table-cell>
          <table:table-cell table:style-name="ce3" office:value-type="string">
            <text:p>Johnson, D., &amp; Tzanetakis, G. (2017). Vrmin: using mixed reality to augment the theremin for musical tutoring. In NIME (pp. 151-156).</text:p>
          </table:table-cell>
          <table:table-cell table:style-name="ce2" office:value-type="float" office:value="2017">
            <text:p>2017</text:p>
          </table:table-cell>
          <table:table-cell table:style-name="ce3" office:value-type="string">
            <text:p>AV</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 Virtual Musical Instrument for 3D Performance with Short Gestures: Exploring Mapping Strategies with Virtual Reality</text:p>
          </table:table-cell>
          <table:table-cell table:style-name="ce3" office:value-type="string">
            <text:p>Rodrigues, A. M., Zuffo, M. K., da Rosa Belloc, O., &amp; Faria, R. R. A. (2016, July). A Virtual Musical Instrument for 3D Performance with Short Gestures: Exploring Mapping Strategies with Virtual Reality. In International Symposium on Computer Music Multidisciplinary Research (pp. 301-315). Springer, Cham.</text:p>
          </table:table-cell>
          <table:table-cell table:style-name="ce2" office:value-type="float" office:value="2016">
            <text:p>2016</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 virtual xylophone for music education</text:p>
          </table:table-cell>
          <table:table-cell table:style-name="ce3" office:value-type="string">
            <text:p>Burks, N., Smith, L., &amp; Saquer, J. (2016, December). A virtual xylophone for music education. In 2016 IEEE International Symposium on Multimedia (ISM) (pp. 409-410). IEEE.</text:p>
          </table:table-cell>
          <table:table-cell table:style-name="ce2" office:value-type="float" office:value="2016">
            <text:p>2016</text:p>
          </table:table-cell>
          <table:table-cell table:style-name="ce3" office:value-type="string">
            <text:p>V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n Augmented Reality Audio Live Network for Live Electroacoustic Music Concerts</text:p>
          </table:table-cell>
          <table:table-cell table:style-name="ce3" office:value-type="string">
            <text:p>Moustakas, N., Floros, A., &amp; Kapralos, B. (2016, September). An Augmented Reality Audio Live Network for Live Electroacoustic Music Concerts. In Audio Engineering Society Conference: 2016 AES International Conference on Audio for Virtual and Augmented Reality. Audio Engineering Society.</text:p>
          </table:table-cell>
          <table:table-cell table:style-name="ce2" office:value-type="float" office:value="2016">
            <text:p>2016</text:p>
          </table:table-cell>
          <table:table-cell table:style-name="ce3" office:value-type="string">
            <text:p>AR</text:p>
          </table:table-cell>
          <table:table-cell table:style-name="ce3" office:value-type="string">
            <text:p>performers</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Andantino: Teaching Children Piano with Projected Animated Characters</text:p>
          </table:table-cell>
          <table:table-cell table:style-name="ce3" office:value-type="string">
            <text:p>Xiao, X., Puentes, P., Ackermann, E., &amp; Ishii, H. (2016, June). Andantino: Teaching children piano with projected animated characters. In Proceedings of the the 15th international conference on interaction design and children (pp. 37-45).</text:p>
          </table:table-cell>
          <table:table-cell table:style-name="ce2" office:value-type="float" office:value="2016">
            <text:p>2016</text:p>
          </table:table-cell>
          <table:table-cell table:style-name="ce3" office:value-type="string">
            <text:p>AR</text:p>
          </table:table-cell>
          <table:table-cell table:style-name="ce3" office:value-type="string">
            <text:p>students/children</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Barehanded music: real-time hand interaction for virtual piano</text:p>
          </table:table-cell>
          <table:table-cell table:style-name="ce3" office:value-type="string">
            <text:p>Liang, H., Wang, J., Sun, Q., Liu, Y. J., Yuan, J., Luo, J., &amp; He, Y. (2016, February). Barehanded music: real-time hand interaction for virtual piano. In Proceedings of the 20th ACM SIGGRAPH Symposium on Interactive 3D Graphics and Games (pp. 87-94).</text:p>
          </table:table-cell>
          <table:table-cell table:style-name="ce2" office:value-type="float" office:value="2016">
            <text:p>2016</text:p>
          </table:table-cell>
          <table:table-cell table:style-name="ce3" office:value-type="string">
            <text:p>VR</text:p>
          </table:table-cell>
          <table:table-cell table:style-name="ce3" office:value-type="string">
            <text:p>developer</text:p>
          </table:table-cell>
          <table:table-cell table:style-name="ce3" office:value-type="string">
            <text:p>individual</text:p>
          </table:table-cell>
          <table:table-cell table:style-name="ce3" office:value-type="string">
            <text:p>develop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esign and implementation of virtual Indonesian Musical Instrument (VIMi) application using leap motion controller</text:p>
          </table:table-cell>
          <table:table-cell table:style-name="ce3" office:value-type="string">
            <text:p>Hariadi, R. R., &amp; Kuswardayan, I. (2016, October). Design and implementation of virtual Indonesian Musical Instrument (VIMi) application using leap motion controller. In 2016 International Conference on Information &amp; Communication Technology and Systems (ICTS) (pp. 43-48). IEEE.</text:p>
          </table:table-cell>
          <table:table-cell table:style-name="ce2" office:value-type="float" office:value="2016">
            <text:p>2016</text:p>
          </table:table-cell>
          <table:table-cell table:style-name="ce3" office:value-type="string">
            <text:p>VR</text:p>
          </table:table-cell>
          <table:table-cell table:style-name="ce3" office:value-type="string">
            <text:p>performers</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Gesture-based collaborative virtual reality performance in carillon</text:p>
          </table:table-cell>
          <table:table-cell table:style-name="ce3" office:value-type="string">
            <text:p>Hamilton, R., &amp; Platz, C. (2016). Gesture-based collaborative virtual reality performance in carillon. In Proceedings of the 2016 international computer music conference (pp. 337-340).</text:p>
          </table:table-cell>
          <table:table-cell table:style-name="ce2" office:value-type="float" office:value="2016">
            <text:p>2016</text:p>
          </table:table-cell>
          <table:table-cell table:style-name="ce3" office:value-type="string">
            <text:p>VR</text:p>
          </table:table-cell>
          <table:table-cell table:style-name="ce3" office:value-type="string">
            <text:p>performers</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Holo beats: design and development of an AR system to teach drums</text:p>
          </table:table-cell>
          <table:table-cell table:style-name="ce3" office:value-type="string">
            <text:p>Nilsson, S., Vechev, V., Yeh, A., Hedler, C.: Holo beats: design and development of an AR system to teach drums. In: Proceedings of SIDeR 2016, The 12th Student Interaction Design Research Conference, Malmö (2016)</text:p>
          </table:table-cell>
          <table:table-cell table:style-name="ce2" office:value-type="float" office:value="2016">
            <text:p>2016</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Immersive Orchestras: audio processing for orchestral music VR content</text:p>
          </table:table-cell>
          <table:table-cell table:style-name="ce3" office:value-type="string">
            <text:p>Janer, J., Gómez, E., Martorell, A., Miron, M., &amp; de Wit, B. (2016, September). Immersive Orchestras: audio processing for orchestral music VR content. In 2016 8th International Conference on Games and Virtual Worlds for Serious Applications (VS-GAMES) (pp. 1-2). IEEE.</text:p>
          </table:table-cell>
          <table:table-cell table:style-name="ce2" office:value-type="float" office:value="2016">
            <text:p>2016</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Networked Virtual Environments as Collaborative Music Spaces</text:p>
          </table:table-cell>
          <table:table-cell table:style-name="ce3" office:value-type="string">
            <text:p>Çakmak, C., Çamci, A., &amp; Forbes, A. G. (2016). Networked Virtual Environments as Collaborative Music Spaces. In NIME (pp. 106-111).</text:p>
          </table:table-cell>
          <table:table-cell table:style-name="ce2" office:value-type="float" office:value="2016">
            <text:p>2016</text:p>
          </table:table-cell>
          <table:table-cell table:style-name="ce3" office:value-type="string">
            <text:p>VR</text:p>
          </table:table-cell>
          <table:table-cell table:style-name="ce3" office:value-type="string">
            <text:p>performer and audience</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Node kara: An audiovisual mixed reality installation</text:p>
          </table:table-cell>
          <table:table-cell table:style-name="ce3" office:value-type="string">
            <text:p>Çamcı, A., &amp; Graeme, A. (2016, March). Node kara: An audiovisual mixed reality installation. In 2016 IEEE 3DUI Workshop on Mixed Reality Art (MRA) (pp. 1-4). IEEE.</text:p>
          </table:table-cell>
          <table:table-cell table:style-name="ce2" office:value-type="float" office:value="2016">
            <text:p>2016</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Piano learning application with feedback provided by an AR virtual character</text:p>
          </table:table-cell>
          <table:table-cell table:style-name="ce3" office:value-type="string">
            <text:p>Fernandez, C. A. T., Paliyawan, P., Yin, C. C., &amp; Thawonmas, R. (2016, October). Piano learning application with feedback provided by an ar virtual character. In 2016 IEEE 5th Global Conference on Consumer Electronics (pp. 1-2). IEEE.</text:p>
          </table:table-cell>
          <table:table-cell table:style-name="ce2" office:value-type="float" office:value="2016">
            <text:p>2016</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patial audio engineering in a virtual reality environment</text:p>
          </table:table-cell>
          <table:table-cell table:style-name="ce3" office:value-type="string">
            <text:p>Jordan, Dennis, Fabian Müller, Colin Drude, Sascha Reinhold, Vanessa Schomakers, and Michael Teistler. "Spatial audio engineering in a virtual reality environment." Mensch und Computer 2016-Tagungsband (2016).</text:p>
          </table:table-cell>
          <table:table-cell table:style-name="ce2" office:value-type="float" office:value="2016">
            <text:p>2016</text:p>
          </table:table-cell>
          <table:table-cell table:style-name="ce3" office:value-type="string">
            <text:p>VR</text:p>
          </table:table-cell>
          <table:table-cell table:style-name="ce3" office:value-type="string">
            <text:p>sound engineer</text:p>
          </table:table-cell>
          <table:table-cell table:style-name="ce3" office:value-type="string">
            <text:p>individual</text:p>
          </table:table-cell>
          <table:table-cell table:style-name="ce3" office:value-type="string">
            <text:p>sound engineering</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patial interfaces and interactive 3d environments for immersive musical performances</text:p>
          </table:table-cell>
          <table:table-cell table:style-name="ce3" office:value-type="string">
            <text:p>Berthaut, F., &amp; Hachet, M. (2016). Spatial interfaces and interactive 3d environments for immersive musical performances. IEEE computer graphics and applications, 36(5), 82-87.</text:p>
          </table:table-cell>
          <table:table-cell table:style-name="ce2" office:value-type="float" office:value="2016">
            <text:p>2016</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pectrascore vr: Networkable virtual reality software tools for real-time composition and performance</text:p>
          </table:table-cell>
          <table:table-cell table:style-name="ce3" office:value-type="string">
            <text:p>Carey, B. E. (2016). SpectraScore VR: Networkable virtual reality software tools for real-time composition and performance. In International conference on New Interfaces for Musical Expression (NIME), Brisbane, Australia.</text:p>
          </table:table-cell>
          <table:table-cell table:style-name="ce2" office:value-type="float" office:value="2016">
            <text:p>2016</text:p>
          </table:table-cell>
          <table:table-cell table:style-name="ce3" office:value-type="string">
            <text:p>VR</text:p>
          </table:table-cell>
          <table:table-cell table:style-name="ce3" office:value-type="string">
            <text:p>developers, performers, audience members</text:p>
          </table:table-cell>
          <table:table-cell table:style-name="ce3" office:value-type="string">
            <text:p>-</text:p>
          </table:table-cell>
          <table:table-cell table:style-name="ce3" office:value-type="string">
            <text:p>development, composition and 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The Soundfield as Sound Object: Virtual Reality Environments as a Three-Dimensional Canvas for Music Composition</text:p>
          </table:table-cell>
          <table:table-cell table:style-name="ce8" office:value-type="string">
            <text:p>Graham, R., &amp; Cluett, S. (2016, September). The Soundfield as Sound Object: Virtual Reality Environments as a Three-Dimensional Canvas for Music Composition. In Audio Engineering Society Conference: 2016 AES International Conference on Audio for Virtual and Augmented Reality. Audio Engineering Society.</text:p>
          </table:table-cell>
          <table:table-cell table:style-name="ce2" office:value-type="float" office:value="2016">
            <text:p>2016</text:p>
          </table:table-cell>
          <table:table-cell table:style-name="ce3" office:value-type="string">
            <text:p>V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User experience in an interactive music virtual reality system: an exploratory study</text:p>
          </table:table-cell>
          <table:table-cell table:style-name="ce3" office:value-type="string">
            <text:p>Deacon, T., Stockman, T., &amp; Barthet, M. (2016, July). User experience in an interactive music virtual reality system: an exploratory study. In International symposium on computer music multidisciplinary research (pp. 192-216). Springer, Cham.</text:p>
          </table:table-cell>
          <table:table-cell table:style-name="ce2" office:value-type="float" office:value="2016">
            <text:p>2016</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rtual reality musical instruments: Guidelines for multisensory interaction design</text:p>
          </table:table-cell>
          <table:table-cell table:style-name="ce3" office:value-type="string">
            <text:p>Serafin, S., Erkut, C., Kojs, J., Nordahl, R., &amp; Nilsson, N. C. (2016). Virtual reality musical instruments: Guidelines for multisensory interaction design. In Proceedings of the Audio Mostly 2016 (pp. 266-271).</text:p>
          </table:table-cell>
          <table:table-cell table:style-name="ce2" office:value-type="float" office:value="2016">
            <text:p>2016</text:p>
          </table:table-cell>
          <table:table-cell table:style-name="ce3" office:value-type="string">
            <text:p>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Virtual reality musical instruments: State of the art, design principles, and future directions</text:p>
          </table:table-cell>
          <table:table-cell table:style-name="ce3" office:value-type="string">
            <text:p>Serafin, S., Erkut, C., Kojs, J., Nilsson, N. C., &amp; Nordahl, R. (2016). Virtual reality musical instruments: State of the art, design principles, and future directions. Computer Music Journal, 40(3), 22-40.</text:p>
          </table:table-cell>
          <table:table-cell table:style-name="ce2" office:value-type="float" office:value="2016">
            <text:p>2016</text:p>
          </table:table-cell>
          <table:table-cell table:style-name="ce3" office:value-type="string">
            <text:p>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3D sphere virtual instrument with Kinect and MIDI</text:p>
          </table:table-cell>
          <table:table-cell table:style-name="ce3" office:value-type="string">
            <text:p>Lu, M. F., Chiang, J. S., Shih, T. K., &amp; Wu, S. (2015, August). 3D sphere virtual instrument with Kinect and MIDI. In 2015 8th International Conference on Ubi-Media Computing (UMEDIA) (pp. 140-145). IEEE.</text:p>
          </table:table-cell>
          <table:table-cell table:style-name="ce2" office:value-type="float" office:value="2015">
            <text:p>2015</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n exploratory evaluation of user interfaces for 3d audio mixing</text:p>
          </table:table-cell>
          <table:table-cell table:style-name="ce3" office:value-type="string">
            <text:p>Gelineck, S., &amp; Korsgaard, D. (2015, May). An exploratory evaluation of user interfaces for 3d audio mixing. In Audio Engineering Society Convention 138. Audio Engineering Society.</text:p>
          </table:table-cell>
          <table:table-cell table:style-name="ce2" office:value-type="float" office:value="2015">
            <text:p>2015</text:p>
          </table:table-cell>
          <table:table-cell table:style-name="ce3" office:value-type="string">
            <text:p>VR</text:p>
          </table:table-cell>
          <table:table-cell table:style-name="ce3" office:value-type="string">
            <text:p>sound engineer</text:p>
          </table:table-cell>
          <table:table-cell table:style-name="ce3" office:value-type="string">
            <text:p>individual</text:p>
          </table:table-cell>
          <table:table-cell table:style-name="ce3" office:value-type="string">
            <text:p>sound engineering</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hromaChord: A virtual musical instrument</text:p>
          </table:table-cell>
          <table:table-cell table:style-name="ce3" office:value-type="string">
            <text:p>Fillwalk, J. (2015, March). Chromachord: A virtual musical instrument. In 2015 IEEE Symposium on 3D User Interfaces (3DUI) (pp. 201-202). IEEE.</text:p>
          </table:table-cell>
          <table:table-cell table:style-name="ce2" office:value-type="float" office:value="2015">
            <text:p>2015</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irque des Bouteilles: The Art of Blowing on Bottles</text:p>
          </table:table-cell>
          <table:table-cell table:style-name="ce3" office:value-type="string">
            <text:p>Zielasko, D., Rausch, D., Law, Y. C., Knott, T. C., Pick, S., Porsche, S., ... &amp; Kuhlen, T. W. (2015, March). Cirque des bouteilles: The art of blowing on bottles. In 2015 IEEE Symposium on 3D User Interfaces (3DUI) (pp. 209-210). IEEE.</text:p>
          </table:table-cell>
          <table:table-cell table:style-name="ce2" office:value-type="float" office:value="2015">
            <text:p>2015</text:p>
          </table:table-cell>
          <table:table-cell table:style-name="ce3" office:value-type="string">
            <text:p>VR</text:p>
          </table:table-cell>
          <table:table-cell table:style-name="ce3" office:value-type="string">
            <text:p>performers</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rosscale: a 3D virtual musical instrument interface</text:p>
          </table:table-cell>
          <table:table-cell table:style-name="ce3" office:value-type="string">
            <text:p>Cabral, M., Montes, A., Roque, G., Belloc, O., Nagamura, M., Faria, R. R., ... &amp; Zuffo, M. (2015, March). Crosscale: a 3D virtual musical instrument interface. In 2015 IEEE Symposium on 3D User Interfaces (3DUI) (pp. 199-200). IEEE.</text:p>
          </table:table-cell>
          <table:table-cell table:style-name="ce2" office:value-type="float" office:value="2015">
            <text:p>2015</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Evaluating music performance and context-sensitivity with Immersive Virtual Environments</text:p>
          </table:table-cell>
          <table:table-cell table:style-name="ce3" office:value-type="string">
            <text:p>Glowinski, D., Baron, N., Shirole, K., Coll, S. Y., Chaabi, L., Ott, T., ... &amp; Grandjean, D. M. (2015). Evaluating music performance and context-sensitivity with Immersive Virtual Environments. EAI Endorsed Transactions on Creative Technologies, 2(2), e3.</text:p>
          </table:table-cell>
          <table:table-cell table:style-name="ce2" office:value-type="float" office:value="2015">
            <text:p>2015</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4" office:value-type="string">
            <text:p>Haptic and visual feedback in 3D audio mixing interfaces</text:p>
          </table:table-cell>
          <table:table-cell table:style-name="ce3" office:value-type="string">
            <text:p>Gelineck, S., &amp; Overholt, D. (2015). Haptic and visual feedback in 3D audio mixing interfaces. In Proceedings of the Audio Mostly 2015 on Interaction With Sound (pp. 1-6).</text:p>
          </table:table-cell>
          <table:table-cell table:style-name="ce2" office:value-type="float" office:value="2015">
            <text:p>2015</text:p>
          </table:table-cell>
          <table:table-cell table:style-name="ce3" office:value-type="string">
            <text:p>VR</text:p>
          </table:table-cell>
          <table:table-cell table:style-name="ce3" office:value-type="string">
            <text:p>sound engineer</text:p>
          </table:table-cell>
          <table:table-cell table:style-name="ce3" office:value-type="string">
            <text:p>individual</text:p>
          </table:table-cell>
          <table:table-cell table:style-name="ce3" office:value-type="string">
            <text:p>sound engineering</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4" office:value-type="string">
            <text:p>Interactive Virtual Soundscapes: a Research report</text:p>
          </table:table-cell>
          <table:table-cell table:style-name="ce3" office:value-type="string">
            <text:p>A. Çamcı, Z. Özcan, and D. Pehlevan. Interactive Virtual Soundscapes: a Research report. ICMC 2015.</text:p>
          </table:table-cell>
          <table:table-cell table:style-name="ce2" office:value-type="float" office:value="2015">
            <text:p>2015</text:p>
          </table:table-cell>
          <table:table-cell table:style-name="ce3" office:value-type="string">
            <text:p>VR</text:p>
          </table:table-cell>
          <table:table-cell table:style-name="ce3" office:value-type="string">
            <text:p>audience</text:p>
          </table:table-cell>
          <table:table-cell table:style-name="ce3" office:value-type="string">
            <text:p>multi-user</text:p>
          </table:table-cell>
          <table:table-cell table:style-name="ce3" office:value-type="string">
            <text:p>entertainment/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Oncall Piano Sensei: Portable AR Piano Training System</text:p>
          </table:table-cell>
          <table:table-cell table:style-name="ce3" office:value-type="string">
            <text:p>Chiang, P. Y., &amp; Sun, C. H. (2015, August). Oncall piano sensei: Portable ar piano training system. In Proceedings of the 3rd ACM Symposium on Spatial User Interaction (pp. 134-134).</text:p>
          </table:table-cell>
          <table:table-cell table:style-name="ce2" office:value-type="float" office:value="2015">
            <text:p>2015</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Reflets: Combining and revealing spaces for musical performances</text:p>
          </table:table-cell>
          <table:table-cell table:style-name="ce3" office:value-type="string">
            <text:p>Berthaut, F., Plasencia, D. M., Hachet, M., &amp; Subramanian, S. (2015, May). Reflets: Combining and revealing spaces for musical performances.</text:p>
          </table:table-cell>
          <table:table-cell table:style-name="ce2" office:value-type="float" office:value="2015">
            <text:p>2015</text:p>
          </table:table-cell>
          <table:table-cell table:style-name="ce3" office:value-type="string">
            <text:p>A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4" office:value-type="string">
            <text:p>The smart stage: Designing 3d interaction metaphors for immersive and ubiquitous music systems</text:p>
          </table:table-cell>
          <table:table-cell table:style-name="ce3" office:value-type="string">
            <text:p>Bernardo, F., Pestana, P., &amp; Martins, L. (2015). The smart stage: Designing 3d interaction metaphors for immersive and ubiquitous music systems. In Proceedings of the International Conference on New Music Concepts.</text:p>
          </table:table-cell>
          <table:table-cell table:style-name="ce2" office:value-type="float" office:value="2015">
            <text:p>2015</text:p>
          </table:table-cell>
          <table:table-cell table:style-name="ce3" office:value-type="string">
            <text:p>VR</text:p>
          </table:table-cell>
          <table:table-cell table:style-name="ce3" office:value-type="string">
            <text:p>perfor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rtual reality exposure training for musicians: Its effect on performance anxiety and quality</text:p>
          </table:table-cell>
          <table:table-cell table:style-name="ce3" office:value-type="string">
            <text:p>Bissonnette, J., Dubé, F., Provencher, M. D., &amp; Moreno Sala, M. T. (2015). Virtual reality exposure training for musicians: Its effect on performance anxiety and quality. Medical problems of performing artists, 30(3), 169-177.</text:p>
          </table:table-cell>
          <table:table-cell table:style-name="ce2" office:value-type="float" office:value="2015">
            <text:p>2015</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Wedge: a musical interface for building and playing composition-appropriate immersive environments</text:p>
          </table:table-cell>
          <table:table-cell table:style-name="ce3" office:value-type="string">
            <text:p>Moore, A. G., Howell, M. J., Stiles, A. W., Herrera, N. S., &amp; McMahan, R. P. (2015, March). Wedge: A musical interface for building and playing composition-appropriate immersive environments. In 2015 IEEE Symposium on 3D User Interfaces (3DUI) (pp. 205-206). IEEE.</text:p>
          </table:table-cell>
          <table:table-cell table:style-name="ce2" office:value-type="float" office:value="2015">
            <text:p>2015</text:p>
          </table:table-cell>
          <table:table-cell table:style-name="ce3" office:value-type="string">
            <text:p>VR</text:p>
          </table:table-cell>
          <table:table-cell table:style-name="ce3" office:value-type="string">
            <text:p>composer and performer</text:p>
          </table:table-cell>
          <table:table-cell table:style-name="ce3" office:value-type="string">
            <text:p>individual</text:p>
          </table:table-cell>
          <table:table-cell table:style-name="ce3" office:value-type="string">
            <text:p>composition and 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ndante: Walking Figures on the Piano Keyboard to Visualize Musical Motion.</text:p>
          </table:table-cell>
          <table:table-cell table:style-name="ce3" office:value-type="string">
            <text:p>Xiao, X., Tome, B., &amp; Ishii, H. (2014). Andante: Walking Figures on the Piano Keyboard to Visualize Musical Motion. In NIME (pp. 629-632).</text:p>
          </table:table-cell>
          <table:table-cell table:style-name="ce2" office:value-type="float" office:value="2014">
            <text:p>2014</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pplying Augmented Reality Technology to Promote Traditional Thai Folk Musical Instruments on Postcards</text:p>
          </table:table-cell>
          <table:table-cell table:style-name="ce3" office:value-type="string">
            <text:p>Phunsa, S. (2014). Applying Augmented Reality Technology to Promote Traditional Thai Folk Musical Instruments on Postcards. In Proc. International Conference on Computer Graphics, Multimedia and Image Processing.</text:p>
          </table:table-cell>
          <table:table-cell table:style-name="ce2" office:value-type="float" office:value="2014">
            <text:p>2014</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gmented Stage for Participatory Performances</text:p>
          </table:table-cell>
          <table:table-cell table:style-name="ce3" office:value-type="string">
            <text:p>Mazzanti, D., Zappi, V., Caldwell, D. G., &amp; Brogni, A. (2014, June). Augmented Stage for Participatory Performances. In NIME (pp. 29-34).</text:p>
          </table:table-cell>
          <table:table-cell table:style-name="ce2" office:value-type="float" office:value="2014">
            <text:p>2014</text:p>
          </table:table-cell>
          <table:table-cell table:style-name="ce3" office:value-type="string">
            <text:p>AR</text:p>
          </table:table-cell>
          <table:table-cell table:style-name="ce3" office:value-type="string">
            <text:p>audience</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Game of Tones: Learning to Play Songs on a Piano Using Projected Instructions and Games</text:p>
          </table:table-cell>
          <table:table-cell table:style-name="ce3" office:value-type="string">
            <text:p>Raymaekers, L., Vermeulen, J., Luyten, K., &amp; Coninx, K. (2014). Game of tones: Learning to play songs on a piano using projected instructions and games. In CHI'14 Extended Abstracts on Human Factors in Computing Systems (pp. 411-414).</text:p>
          </table:table-cell>
          <table:table-cell table:style-name="ce2" office:value-type="float" office:value="2014">
            <text:p>2014</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Music Everywhere – Augmented Reality Piano Improvisation Learning System</text:p>
          </table:table-cell>
          <table:table-cell table:style-name="ce3" office:value-type="string">
            <text:p>Das, S., Glickman, S., Hsiao, F. Y., &amp; Lee, B. (2017). Music Everywhere–Augmented Reality Piano Improvisation Learning System. NIME, 2014</text:p>
          </table:table-cell>
          <table:table-cell table:style-name="ce2" office:value-type="float" office:value="2014">
            <text:p>2014</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P.I.A.N.O.: Faster Piano Learning with Interactive Projection</text:p>
          </table:table-cell>
          <table:table-cell table:style-name="ce3" office:value-type="string">
            <text:p>Rogers, K., Röhlig, A., Weing, M., Gugenheimer, J., Könings, B., Klepsch, M., ... &amp; Weber, M. (2014, November). Piano: Faster piano learning with interactive projection. In Proceedings of the Ninth ACM International Conference on Interactive Tabletops and Surfaces (pp. 149-158).</text:p>
          </table:table-cell>
          <table:table-cell table:style-name="ce2" office:value-type="float" office:value="2014">
            <text:p>2014</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Real-time finger tracking for virtual instruments</text:p>
          </table:table-cell>
          <table:table-cell table:style-name="ce3" office:value-type="string">
            <text:p>Hsu, M. H., Shih, T. K., &amp; Chiang, J. S. (2014, July). Real-time finger tracking for virtual instruments. In 2014 7th International Conference on Ubi-Media Computing and Workshops (pp. 133-138). IEEE.</text:p>
          </table:table-cell>
          <table:table-cell table:style-name="ce2" office:value-type="float" office:value="2014">
            <text:p>2014</text:p>
          </table:table-cell>
          <table:table-cell table:style-name="ce3" office:value-type="string">
            <text:p>AR</text:p>
          </table:table-cell>
          <table:table-cell table:style-name="ce3" office:value-type="string">
            <text:p>developer</text:p>
          </table:table-cell>
          <table:table-cell table:style-name="ce3" office:value-type="string">
            <text:p>individual</text:p>
          </table:table-cell>
          <table:table-cell table:style-name="ce3" office:value-type="string">
            <text:p>develop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cenography of Immersive Virtual Musical Instruments</text:p>
          </table:table-cell>
          <table:table-cell table:style-name="ce3" office:value-type="string">
            <text:p>Berthaut, F., Zappi, V., &amp; Mazzanti, D. (2014, March). Scenography of immersive virtual musical instruments. In 2014 IEEE VR Workshop: Sonic interaction in virtual environments (SIVE) (pp. 19-24). IEEE.</text:p>
          </table:table-cell>
          <table:table-cell table:style-name="ce2" office:value-type="float" office:value="2014">
            <text:p>2014</text:p>
          </table:table-cell>
          <table:table-cell table:style-name="ce3" office:value-type="string">
            <text:p>VR</text:p>
          </table:table-cell>
          <table:table-cell table:number-columns-repeated="3" table:style-name="ce3" office:value-type="string">
            <text:p>-</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Sonic interaction with a virtual orchestra of factory machinery</text:p>
          </table:table-cell>
          <table:table-cell table:style-name="ce3" office:value-type="string">
            <text:p>Simon, L. S., Nouviale, F., Gaugne, R., &amp; Gouranton, V. (2014, March). Sonic interaction with a virtual orchestra of factory machinery. In 2014 IEEE VR workshop: Sonic interaction in virtual environments (SIVE) (pp. 7-12). IEEE.</text:p>
          </table:table-cell>
          <table:table-cell table:style-name="ce2" office:value-type="float" office:value="2014">
            <text:p>2014</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 virtual reality platform for musical creation: GENESIS-RT</text:p>
          </table:table-cell>
          <table:table-cell table:style-name="ce3" office:value-type="string">
            <text:p>Leonard, J., Cadoz, C., Castagné, N., Florens, J. L., &amp; Luciani, A. (2013, October). A virtual reality platform for musical creation: GENESIS-RT. In International Symposium on Computer Music Multidisciplinary Research (pp. 346-371). Springer, Cham.</text:p>
          </table:table-cell>
          <table:table-cell table:style-name="ce2" office:value-type="float" office:value="2013">
            <text:p>2013</text:p>
          </table:table-cell>
          <table:table-cell table:style-name="ce3" office:value-type="string">
            <text:p>V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rumming in immersive virtual reality: the body shapes the way we play</text:p>
          </table:table-cell>
          <table:table-cell table:style-name="ce3" office:value-type="string">
            <text:p>Kilteni, K., Bergstrom, I., &amp; Slater, M. (2013). Drumming in immersive virtual reality: the body shapes the way we play. IEEE transactions on visualization and computer graphics, 19(4), 597-605.</text:p>
          </table:table-cell>
          <table:table-cell table:style-name="ce2" office:value-type="float" office:value="2013">
            <text:p>2013</text:p>
          </table:table-cell>
          <table:table-cell table:style-name="ce3" office:value-type="string">
            <text:p>VR</text:p>
          </table:table-cell>
          <table:table-cell table:style-name="ce3" office:value-type="string">
            <text:p>performers</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Music Education Using Augmented Reality with a Head Mounted Display</text:p>
          </table:table-cell>
          <table:table-cell table:style-name="ce3" office:value-type="string">
            <text:p>Chow, J., Feng, H., Amor, R., &amp; Wünsche, B. C. (2013, January). Music education using augmented reality with a head mounted display. In Proceedings of the Fourteenth Australasian User Interface Conference-Volume 139 (pp. 73-79).</text:p>
          </table:table-cell>
          <table:table-cell table:style-name="ce2" office:value-type="float" office:value="2013">
            <text:p>2013</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P.I.A.N.O.: Enhancing Instrument Learning via Interactive Projected Augmentation</text:p>
          </table:table-cell>
          <table:table-cell table:style-name="ce3" office:value-type="string">
            <text:p>Weing, M., Röhlig, A., Rogers, K., Gugenheimer, J., Schaub, F., Könings, B., ... &amp; Weber, M. (2013, September). PIANO: enhancing instrument learning via interactive projected augmentation. In Proceedings of the 2013 ACM conference on Pervasive and ubiquitous computing adjunct publication (pp. 75-78).</text:p>
          </table:table-cell>
          <table:table-cell table:style-name="ce2" office:value-type="float" office:value="2013">
            <text:p>2013</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Rouages: Revealing the mechanisms of digital musical instruments to the audience</text:p>
          </table:table-cell>
          <table:table-cell table:style-name="ce8" office:value-type="string">
            <text:p>Berthaut, F., Marshall, M., Subramanian, S., &amp; Hachet, M. (2013, May). Rouages: Revealing the mechanisms of digital musical instruments to the audience.</text:p>
          </table:table-cell>
          <table:table-cell table:style-name="ce2" office:value-type="float" office:value="2013">
            <text:p>2013</text:p>
          </table:table-cell>
          <table:table-cell table:style-name="ce3" office:value-type="string">
            <text:p>AR</text:p>
          </table:table-cell>
          <table:table-cell table:style-name="ce3" office:value-type="string">
            <text:p>audience</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pider King: virtual musical instruments based on microsoft kinect</text:p>
          </table:table-cell>
          <table:table-cell table:style-name="ce3" office:value-type="string">
            <text:p>Hsu, M. H., Kumara, W. G. C. W., Shih, T. K., &amp; Cheng, Z. (2013, November). Spider King: Virtual musical instruments based on microsoft Kinect. In 2013 International Joint Conference on Awareness Science and Technology &amp; Ubi-Media Computing (iCAST 2013 &amp; UMEDIA 2013) (pp. 707-713). IEEE.</text:p>
          </table:table-cell>
          <table:table-cell table:style-name="ce2" office:value-type="float" office:value="2013">
            <text:p>2013</text:p>
          </table:table-cell>
          <table:table-cell table:style-name="ce3" office:value-type="string">
            <text:p>AR</text:p>
          </table:table-cell>
          <table:table-cell table:style-name="ce3" office:value-type="string">
            <text:p>performers</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he Third Room: A 3D Virtual Music Paradigm</text:p>
          </table:table-cell>
          <table:table-cell table:style-name="ce3" office:value-type="string">
            <text:p>Honigman, C., Walton, A., &amp; Kapur, A. (2013). The third room: A 3d virtual music paradigm. In Proceedings of the International Conference on New Interfaces for Musical Expression (pp. 29-34).</text:p>
          </table:table-cell>
          <table:table-cell table:style-name="ce2" office:value-type="float" office:value="2013">
            <text:p>2013</text:p>
          </table:table-cell>
          <table:table-cell table:style-name="ce3" office:value-type="string">
            <text:p>AV</text:p>
          </table:table-cell>
          <table:table-cell table:style-name="ce3" office:value-type="string">
            <text:p>performers</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sual associations in augmented keyboard performance</text:p>
          </table:table-cell>
          <table:table-cell table:style-name="ce3" office:value-type="string">
            <text:p>Yang, Q., &amp; Essl, G. (2013). Visual Associations in Augmented Keyboard Performance. In NIME (pp. 252-255).</text:p>
          </table:table-cell>
          <table:table-cell table:style-name="ce2" office:value-type="float" office:value="2013">
            <text:p>2013</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 Development of Augmented Reality Application: AR Band.</text:p>
          </table:table-cell>
          <table:table-cell table:style-name="ce3" office:value-type="string">
            <text:p>Lertkulvanich, S., Wongwatkit, C., Sombunsukho, S., Sirimayurachat, K., Sawasdee, T., &amp; Sae-Er, W. (2012). A Development of Augmented Reality Application: AR Band. Computer Technology and Application, 3(8).</text:p>
          </table:table-cell>
          <table:table-cell table:style-name="ce2" office:value-type="float" office:value="2012">
            <text:p>2012</text:p>
          </table:table-cell>
          <table:table-cell table:style-name="ce3" office:value-type="string">
            <text:p>AE</text:p>
          </table:table-cell>
          <table:table-cell table:style-name="ce3" office:value-type="string">
            <text:p>audience</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oncatenative synthesis unit navigation and dynamic rearrangement in vrgrains</text:p>
          </table:table-cell>
          <table:table-cell table:style-name="ce3" office:value-type="string">
            <text:p>Zappi, V., Mazzanti, D., Brogni, A., &amp; Caldwell, D. (2012). Concatenative synthesis unit navigation and dynamic rearrangement in vrgrains. SMC, 403-408.</text:p>
          </table:table-cell>
          <table:table-cell table:style-name="ce2" office:value-type="float" office:value="2012">
            <text:p>2012</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Organ augmented reality: Audio-graphical augmentation of a classical instrument</text:p>
          </table:table-cell>
          <table:table-cell table:style-name="ce3" office:value-type="string">
            <text:p>Jacquemin, C., Ajaj, R., Le Beux, S., d’Alessandro, C., Noisternig, M., Katz, B. F., &amp; Planes, B. (2012). Organ augmented reality: Audio-graphical augmentation of a classical instrument. In Innovative Design and Creation of Visual Interfaces: Advancements and Trends (pp. 131-147). IGI Global.</text:p>
          </table:table-cell>
          <table:table-cell table:style-name="ce2" office:value-type="float" office:value="2012">
            <text:p>2012</text:p>
          </table:table-cell>
          <table:table-cell table:style-name="ce3" office:value-type="string">
            <text:p>AR</text:p>
          </table:table-cell>
          <table:table-cell table:style-name="ce3" office:value-type="string">
            <text:p>audience</text:p>
          </table:table-cell>
          <table:table-cell table:style-name="ce3" office:value-type="string">
            <text:p>individual</text:p>
          </table:table-cell>
          <table:table-cell table:style-name="ce3" office:value-type="string">
            <text:p>entertainment/cultural heritag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owards an augmented reality system for violin learning support</text:p>
          </table:table-cell>
          <table:table-cell table:style-name="ce3" office:value-type="string">
            <text:p>Shiino, H., De Sorbier, F., &amp; Saito, H. (2012, November). Towards an augmented reality system for violin learning support. In International Workshop on Depth Image Analysis and Applications (pp. 136-145). Springer, Berlin, Heidelberg.</text:p>
          </table:table-cell>
          <table:table-cell table:style-name="ce2" office:value-type="float" office:value="2012">
            <text:p>2012</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olin pedagogy for finger and bow placement using augmented reality</text:p>
          </table:table-cell>
          <table:table-cell table:style-name="ce3" office:value-type="string">
            <text:p>De Sorbier, F., Shiino, H., &amp; Saito, H. (2012, December). Violin pedagogy for finger and bow placement using augmented reality. In Proceedings of The 2012 Asia Pacific Signal and Information Processing Association Annual Summit and Conference (pp. 1-5). IEEE.</text:p>
          </table:table-cell>
          <table:table-cell table:style-name="ce2" office:value-type="float" office:value="2012">
            <text:p>2012</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rtual Pottery: An Interactive Audio-Visual Installation</text:p>
          </table:table-cell>
          <table:table-cell table:style-name="ce3" office:value-type="string">
            <text:p>Han, Y. C., &amp; Han, B. J. (2012). Virtual Pottery: An Interactive Audio-Visual Installation. In NIME.</text:p>
          </table:table-cell>
          <table:table-cell table:style-name="ce2" office:value-type="float" office:value="2012">
            <text:p>2012</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r-based virtual musical instruments using smc tracking</text:p>
          </table:table-cell>
          <table:table-cell table:style-name="ce3" office:value-type="string">
            <text:p>Olivieri, D., Conde, I. G., &amp; Vila-Sobrino, X. A. (2011, June). Ar-based virtual musical instruments using smc tracking. In 6th Iberian Conference on Information Systems and Technologies (CISTI 2011) (pp. 1-7). IEEE.</text:p>
          </table:table-cell>
          <table:table-cell table:style-name="ce2" office:value-type="float" office:value="2011">
            <text:p>2011</text:p>
          </table:table-cell>
          <table:table-cell table:style-name="ce3" office:value-type="string">
            <text:p>A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Design and Evaluation of a Hybrid Reality Performance</text:p>
          </table:table-cell>
          <table:table-cell table:style-name="ce3" office:value-type="string">
            <text:p>Zappi, V., Mazzanti, D., Brogni, A., &amp; Caldwell, D. G. (2011). Design and Evaluation of a Hybrid Reality Performance. In NIME (Vol. 11, pp. 355-360).</text:p>
          </table:table-cell>
          <table:table-cell table:style-name="ce2" office:value-type="float" office:value="2011">
            <text:p>2011</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esign of a touchless multipoint musical interface in a virtual studio environment</text:p>
          </table:table-cell>
          <table:table-cell table:style-name="ce3" office:value-type="string">
            <text:p>Marinos, D., Wöldecke, B., Geiger, C., &amp; Schwirten, T. (2011, November). Design of a touchless multipoint musical interface in a virtual studio environment. In Proceedings of the 8th International Conference on Advances in Computer Entertainment Technology (pp. 1-7).</text:p>
          </table:table-cell>
          <table:table-cell table:style-name="ce2" office:value-type="float" office:value="2011">
            <text:p>2011</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Feedback design in augmented musical instruments: A case study with an ar drum kit</text:p>
          </table:table-cell>
          <table:table-cell table:style-name="ce3" office:value-type="string">
            <text:p>Yamabe, T., Asuma, H., Kiyono, S., &amp; Nakajima, T. (2011, August). Feedback design in augmented musical instruments: A case study with an ar drum kit. In 2011 IEEE 17th International Conference on Embedded and Real-Time Computing Systems and Applications (Vol. 2, pp. 126-129). IEEE.</text:p>
          </table:table-cell>
          <table:table-cell table:style-name="ce2" office:value-type="float" office:value="2011">
            <text:p>2011</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Interacting with 3D reactive widgets for musical performance</text:p>
          </table:table-cell>
          <table:table-cell table:style-name="ce3" office:value-type="string">
            <text:p>Berthaut, F., Desainte-Catherine, M., &amp; Hachet, M. (2011). Interacting with 3D reactive widgets for musical performance. Journal of New Music Research, 40(3), 253-263.</text:p>
          </table:table-cell>
          <table:table-cell table:style-name="ce2" office:value-type="float" office:value="2011">
            <text:p>2011</text:p>
          </table:table-cell>
          <table:table-cell table:style-name="ce3" office:value-type="string">
            <text:p>AR</text:p>
          </table:table-cell>
          <table:table-cell table:style-name="ce3" office:value-type="string">
            <text:p>audience</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Multi-modal musical environments for mixed-reality performance</text:p>
          </table:table-cell>
          <table:table-cell table:style-name="ce3" office:value-type="string">
            <text:p>Hamilton, R., Caceres, J. P., Nanou, C., &amp; Platz, C. (2011). Multi-modal musical environments for mixed-reality performance. Journal on Multimodal User Interfaces, 4(3-4), 147-156.</text:p>
          </table:table-cell>
          <table:table-cell table:style-name="ce2" office:value-type="float" office:value="2011">
            <text:p>2011</text:p>
          </table:table-cell>
          <table:table-cell table:style-name="ce3" office:value-type="string">
            <text:p>VR</text:p>
          </table:table-cell>
          <table:table-cell table:style-name="ce3" office:value-type="string">
            <text:p>audience</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Piano AR: A Markerless Augmented Reality Based Piano Teaching System</text:p>
          </table:table-cell>
          <table:table-cell table:style-name="ce3" office:value-type="string">
            <text:p>Huang, F., Zhou, Y., Yu, Y., Wang, Z., &amp; Du, S. (2011, August). Piano ar: A markerless augmented reality based piano teaching system. In 2011 Third International Conference on Intelligent Human-Machine Systems and Cybernetics (Vol. 2, pp. 47-52). IEEE.</text:p>
          </table:table-cell>
          <table:table-cell table:style-name="ce2" office:value-type="float" office:value="2011">
            <text:p>2011</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RadarTHEREMIN-Creating musical expressions in a virtual studio environment.</text:p>
          </table:table-cell>
          <table:table-cell table:style-name="ce3" office:value-type="string">
            <text:p>Wöldecke, B., Marinos, D., Pogscheba, P., Geiger, C., Herder, J., &amp; Schwirten, T. (2011, March). RadarTHEREMIN-Creating musical expressions in a virtual studio environment. In 2011 IEEE International Symposium on VR Innovation (pp. 345-346). IEEE.</text:p>
          </table:table-cell>
          <table:table-cell table:style-name="ce2" office:value-type="float" office:value="2011">
            <text:p>2011</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UDKOSC: An immersive musical environment</text:p>
          </table:table-cell>
          <table:table-cell table:style-name="ce3" office:value-type="string">
            <text:p>Hamilton, R. (2011, August). UDKOSC: An immersive musical environment. In ICMC.</text:p>
          </table:table-cell>
          <table:table-cell table:style-name="ce2" office:value-type="float" office:value="2011">
            <text:p>2011</text:p>
          </table:table-cell>
          <table:table-cell table:style-name="ce3" office:value-type="string">
            <text:p>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5" office:value-type="string">
            <text:p>Using Mobile Projection to Support Guitar Learning</text:p>
          </table:table-cell>
          <table:table-cell table:style-name="ce3" office:value-type="string">
            <text:p>Löchtefeld, M., Gehring, S., Jung, R., &amp; Krüger, A. (2011, July). Using mobile projection to support guitar learning. In International Symposium on Smart Graphics (pp. 103-114). Springer, Berlin, Heidelberg.</text:p>
          </table:table-cell>
          <table:table-cell table:style-name="ce2" office:value-type="float" office:value="2011">
            <text:p>2011</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V-Drum: an augmented reality drum kit</text:p>
          </table:table-cell>
          <table:table-cell table:style-name="ce3" office:value-type="string">
            <text:p>Lobo, N. (2015). V-Drum: an augmented reality drum kit. International Journal of Advanced Research in Computer and Communication Engineering, 4(10), 295-299.</text:p>
          </table:table-cell>
          <table:table-cell table:style-name="ce2" office:value-type="float" office:value="2011">
            <text:p>2011</text:p>
          </table:table-cell>
          <table:table-cell table:style-name="ce3" office:value-type="string">
            <text:p>AR</text:p>
          </table:table-cell>
          <table:table-cell table:style-name="ce3" office:value-type="string">
            <text:p>performers</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ARmonica: a collaborative sonic environment</text:p>
          </table:table-cell>
          <table:table-cell table:style-name="ce3" office:value-type="string">
            <text:p>Sukan, M., Oda, O., Shi, X., Entrena, M., Sadalgi, S., Qi, J., &amp; Feiner, S. (2010, October). ARmonica: a collaborative sonic environment. In Adjunct proceedings of the 23nd annual ACM symposium on User interface software and technology (pp. 401-402).</text:p>
          </table:table-cell>
          <table:table-cell table:style-name="ce2" office:value-type="float" office:value="2010">
            <text:p>2010</text:p>
          </table:table-cell>
          <table:table-cell table:style-name="ce3" office:value-type="string">
            <text:p>A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table:number-columns-repeated="15"/>
          <table:table-cell table:number-columns-repeated="1001"/>
        </table:table-row>
        <table:table-row table:style-name="ro2">
          <table:table-cell table:style-name="ce5" office:value-type="string">
            <text:p>DRILE: an immersive environ- ment for hierarchical live-looping</text:p>
          </table:table-cell>
          <table:table-cell table:style-name="ce3" office:value-type="string">
            <text:p>Berthaut, F., Desainte-Catherine, M., &amp; Hachet, M. (2010, June). Drile: an immersive environment for hierarchical live-looping.</text:p>
          </table:table-cell>
          <table:table-cell table:style-name="ce2" office:value-type="float" office:value="2010">
            <text:p>2010</text:p>
          </table:table-cell>
          <table:table-cell table:style-name="ce3" table:number-columns-repeated="20"/>
          <table:table-cell table:number-columns-repeated="1001"/>
        </table:table-row>
        <table:table-row table:style-name="ro2">
          <table:table-cell table:style-name="ce5" office:value-type="string">
            <text:p>Gesture Controlled Virtual Instrument with Dynamic Vibrotactile Feedback.</text:p>
          </table:table-cell>
          <table:table-cell table:style-name="ce3" office:value-type="string">
            <text:p>Ahmaniemi, T. (2010). Gesture Controlled Virtual Instrument with Dynamic Vibrotactile Feedback. In NIME (pp. 485-488).</text:p>
          </table:table-cell>
          <table:table-cell table:style-name="ce2" office:value-type="float" office:value="2010">
            <text:p>2010</text:p>
          </table:table-cell>
          <table:table-cell table:style-name="ce3" table:number-columns-repeated="20"/>
          <table:table-cell table:number-columns-repeated="1001"/>
        </table:table-row>
        <table:table-row table:style-name="ro2">
          <table:table-cell table:style-name="ce5" office:value-type="string">
            <text:p>Immersive music painter</text:p>
          </table:table-cell>
          <table:table-cell table:style-name="ce3" office:value-type="string">
            <text:p>Barot, C., &amp; Carpentier, K. (2010). Immersive music painter. In Virtual Reality International Conference (VRIC 2010).</text:p>
          </table:table-cell>
          <table:table-cell table:style-name="ce2" office:value-type="float" office:value="2010">
            <text:p>2010</text:p>
          </table:table-cell>
          <table:table-cell table:style-name="ce3" office:value-type="string">
            <text:p>VR (CAVE)</text:p>
          </table:table-cell>
          <table:table-cell table:style-name="ce3" table:number-columns-repeated="19"/>
          <table:table-cell table:number-columns-repeated="1001"/>
        </table:table-row>
        <table:table-row table:style-name="ro2">
          <table:table-cell table:style-name="ce5" office:value-type="string">
            <text:p>OSC Virtual Controller</text:p>
          </table:table-cell>
          <table:table-cell table:style-name="ce3" office:value-type="string">
            <text:p>Zappi, V., Brogni, A., &amp; Caldwell, D. G. (2010). OSC Virtual Controller. In NIME (pp. 297-302).</text:p>
            <text:p>Chicago <text:s text:c="7"/></text:p>
          </table:table-cell>
          <table:table-cell table:style-name="ce2" office:value-type="float" office:value="2010">
            <text:p>2010</text:p>
          </table:table-cell>
          <table:table-cell table:style-name="ce3" office:value-type="string">
            <text:p>VR (CAVE)</text:p>
          </table:table-cell>
          <table:table-cell table:style-name="ce3" table:number-columns-repeated="19"/>
          <table:table-cell table:number-columns-repeated="1001"/>
        </table:table-row>
        <table:table-row table:style-name="ro2">
          <table:table-cell table:style-name="ce5" office:value-type="string">
            <text:p>Piivert: Percussion-based interaction for immersive virtual environments</text:p>
          </table:table-cell>
          <table:table-cell table:style-name="ce3" office:value-type="string">
            <text:p>Berthaut, F., Hachet, M., &amp; Desainte-Catherine, M. (2010, March). Piivert: Percussion-based interaction for immersive virtual environments. In 2010 IEEE Symposium on 3D User Interfaces (3DUI) (pp. 15-18). IEEE.</text:p>
          </table:table-cell>
          <table:table-cell table:style-name="ce2" office:value-type="float" office:value="2010">
            <text:p>201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develop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Sonic virtual reality game: How does your body sound?</text:p>
          </table:table-cell>
          <table:table-cell table:style-name="ce3" office:value-type="string">
            <text:p>Headlee, K., Koziupa, T., &amp; Siwiak, D. (2010). Sonic virtual reality game: How does your body sound?. In NIME (pp. 423-426).</text:p>
          </table:table-cell>
          <table:table-cell table:style-name="ce2" office:value-type="float" office:value="2010">
            <text:p>2010</text:p>
          </table:table-cell>
          <table:table-cell table:style-name="ce3" office:value-type="string">
            <text:p>VR (Audio only)</text:p>
          </table:table-cell>
          <table:table-cell table:style-name="ce3" table:number-columns-repeated="19"/>
          <table:table-cell table:number-columns-repeated="1001"/>
        </table:table-row>
        <table:table-row table:style-name="ro2">
          <table:table-cell table:style-name="ce5" office:value-type="string">
            <text:p>Sound Bounce: Physical Metaphors in Designing Mobile Music Performance</text:p>
          </table:table-cell>
          <table:table-cell table:style-name="ce3" office:value-type="string">
            <text:p>Dahl, L., &amp; Wang, G. (2010). Sound Bounce: Physical Metaphors in Designing Mobile Music Performance. In NIME (pp. 178-181).</text:p>
          </table:table-cell>
          <table:table-cell table:style-name="ce2" office:value-type="float" office:value="2010">
            <text:p>2010</text:p>
          </table:table-cell>
          <table:table-cell table:style-name="ce3" office:value-type="string">
            <text:p>AR</text:p>
          </table:table-cell>
          <table:table-cell table:style-name="ce3" table:number-columns-repeated="19"/>
          <table:table-cell table:number-columns-repeated="1001"/>
        </table:table-row>
        <table:table-row table:style-name="ro2">
          <table:table-cell table:style-name="ce5" office:value-type="string">
            <text:p>Virtual sequencing with a tactile feedback device</text:p>
          </table:table-cell>
          <table:table-cell table:style-name="ce3" office:value-type="string">
            <text:p>Zappi, V., Gaudina, M., Brogni, A., &amp; Caldwell, D. (2010, September). Virtual sequencing with a tactile feedback device. In International Workshop on Haptic and Audio Interaction Design (pp. 149-159). Springer, Berlin, Heidelberg.</text:p>
          </table:table-cell>
          <table:table-cell table:style-name="ce2" office:value-type="float" office:value="2010">
            <text:p>2010</text:p>
          </table:table-cell>
          <table:table-cell table:style-name="ce3" office:value-type="string">
            <text:p>VR</text:p>
          </table:table-cell>
          <table:table-cell table:style-name="ce3" office:value-type="string">
            <text:p>performers</text:p>
          </table:table-cell>
          <table:table-cell table:style-name="ce3" office:value-type="string">
            <text:p>individual</text:p>
          </table:table-cell>
          <table:table-cell table:style-name="ce3" table:number-columns-repeated="17"/>
          <table:table-cell table:number-columns-repeated="1001"/>
        </table:table-row>
        <table:table-row table:style-name="ro2">
          <table:table-cell table:style-name="ce5" office:value-type="string">
            <text:p>A virtual-reality reconstruction of poeme electronique based on philological research</text:p>
          </table:table-cell>
          <table:table-cell table:style-name="ce3" office:value-type="string">
            <text:p>Lombardo, V., Valle, A., Fitch, J., Tazelaar, K., Weinzierl, S., &amp; Borczyk, W. (2009). A virtual-reality reconstruction of poeme electronique based on philological research. Computer Music Journal, 33(2), 24-47.</text:p>
          </table:table-cell>
          <table:table-cell table:style-name="ce2" office:value-type="float" office:value="2009">
            <text:p>2009</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Computer assisted music therapy: a case study of an augmented reality musical system for children with cerebral palsy rehabilitation.</text:p>
          </table:table-cell>
          <table:table-cell table:style-name="ce3" office:value-type="string">
            <text:p>Corrêa, A. G. D., Ficheman, I. K., do Nascimento, M., &amp; de Deus Lopes, R. (2009, July). Computer assisted music therapy: A case study of an augmented reality musical system for children with cerebral palsy rehabilitation. In 2009 Ninth IEEE International Conference on Advanced Learning Technologies (pp. 218-220). IEEE.</text:p>
          </table:table-cell>
          <table:table-cell table:style-name="ce2" office:value-type="float" office:value="2009">
            <text:p>2009</text:p>
          </table:table-cell>
          <table:table-cell table:style-name="ce3" office:value-type="string">
            <text:p>AR</text:p>
          </table:table-cell>
          <table:table-cell table:style-name="ce3" office:value-type="string">
            <text:p>performers</text:p>
          </table:table-cell>
          <table:table-cell table:style-name="ce3"/>
          <table:table-cell table:style-name="ce3" office:value-type="string">
            <text:p>therapeutic study</text:p>
          </table:table-cell>
          <table:table-cell table:style-name="ce3" table:number-columns-repeated="16"/>
          <table:table-cell table:number-columns-repeated="1001"/>
        </table:table-row>
        <table:table-row table:style-name="ro2">
          <table:table-cell table:style-name="ce5" office:value-type="string">
            <text:p>Creating ambient music spaces in real and virtual worlds</text:p>
          </table:table-cell>
          <table:table-cell table:style-name="ce3" office:value-type="string">
            <text:p>Frank, J., Lidy, T., Peiszer, E., Genswaider, R., &amp; Rauber, A. (2009). Creating ambient music spaces in real and virtual worlds. Multimedia Tools and Applications, 44(3), 449-468.</text:p>
          </table:table-cell>
          <table:table-cell table:style-name="ce2" office:value-type="float" office:value="2009">
            <text:p>2009</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DJ Sim: a virtual reality DJ simulation game</text:p>
          </table:table-cell>
          <table:table-cell table:style-name="ce3" office:value-type="string">
            <text:p>Tang, K. Y., Loke, M. H., Chin, C. L., Chua, G. G., Chong, J. H., Manders, C., ... &amp; Farbiz, F. (2009, January). DJ Sim: a virtual reality DJ simulation game. In The Engineering Reality of Virtual Reality 2009 (Vol. 7238, p. 72380D). </text:p>
          </table:table-cell>
          <table:table-cell table:style-name="ce2" office:value-type="float" office:value="2009">
            <text:p>2009</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Synthesis of Music Performances: Virtual Character Animation as a Controller of Sound Synthesis</text:p>
          </table:table-cell>
          <table:table-cell table:style-name="ce3" office:value-type="string">
            <text:p>Bouënard, A. (2009). Synthesis of Music Performances: Virtual Character Animation as a Controller of Sound Synthesis (Doctoral dissertation).</text:p>
          </table:table-cell>
          <table:table-cell table:style-name="ce2" office:value-type="float" office:value="2009">
            <text:p>2009</text:p>
          </table:table-cell>
          <table:table-cell table:style-name="ce3" office:value-type="string">
            <text:p>VR (MoCap)</text:p>
          </table:table-cell>
          <table:table-cell table:style-name="ce3" table:number-columns-repeated="19"/>
          <table:table-cell table:number-columns-repeated="1001"/>
        </table:table-row>
        <table:table-row table:style-name="ro2">
          <table:table-cell table:style-name="ce5" office:value-type="string">
            <text:p>The telematic music system: Affordances for a new instrument to shape the music of tomorrow</text:p>
          </table:table-cell>
          <table:table-cell table:style-name="ce3" office:value-type="string">
            <text:p>Braasch, J. (2009). The telematic music system: Affordances for a new instrument to shape the music of tomorrow. Contemporary Music Review, 28(4-5), 421-432.</text:p>
          </table:table-cell>
          <table:table-cell table:style-name="ce2" office:value-type="float" office:value="2009">
            <text:p>2009</text:p>
          </table:table-cell>
          <table:table-cell table:style-name="ce3" office:value-type="string">
            <text:p>VR (-ish)</text:p>
          </table:table-cell>
          <table:table-cell table:style-name="ce3" table:number-columns-repeated="19"/>
          <table:table-cell table:number-columns-repeated="1001"/>
        </table:table-row>
        <table:table-row table:style-name="ro2">
          <table:table-cell table:style-name="ce5" office:value-type="string">
            <text:p>Versum: audiovisual composing in 3D</text:p>
          </table:table-cell>
          <table:table-cell table:style-name="ce3" office:value-type="string">
            <text:p>Barri T. (2009). Versum: Audiovisual composing in 3d. In Proceedings of the 15th international conference on auditory display (ICAD-2009). Copenhagen.</text:p>
          </table:table-cell>
          <table:table-cell table:style-name="ce2" office:value-type="float" office:value="2009">
            <text:p>2009</text:p>
          </table:table-cell>
          <table:table-cell table:style-name="ce3" office:value-type="string">
            <text:p>V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YARMI: an Augmented Reality Musical Instrument</text:p>
          </table:table-cell>
          <table:table-cell table:style-name="ce3" office:value-type="string">
            <text:p>Laurenzo, T., Rodríguez, E., &amp; Castro, J. F. (2009). YARMI: an Augmented Reality Musical Instrument. In NIME (pp. 268-269).</text:p>
          </table:table-cell>
          <table:table-cell table:style-name="ce2" office:value-type="float" office:value="2009">
            <text:p>2009</text:p>
          </table:table-cell>
          <table:table-cell table:style-name="ce3" office:value-type="string">
            <text:p>AR</text:p>
          </table:table-cell>
          <table:table-cell table:style-name="ce3" table:number-columns-repeated="19"/>
          <table:table-cell table:number-columns-repeated="1001"/>
        </table:table-row>
        <table:table-row table:style-name="ro2">
          <table:table-cell table:style-name="ce5" office:value-type="string">
            <text:p>Ambient music experience in real and virtual worlds using audio similarity</text:p>
          </table:table-cell>
          <table:table-cell table:style-name="ce9" office:value-type="string">
            <text:p>Frank, J., Lidy, T., Peiszer, E., Genswaider, R., &amp; Rauber, A. (2008). Ambient music experience in real and virtual worlds using audio similarity. In Proceedings of the 1st ACM international workshop on Semantic ambient media experiences (pp. 9-16).</text:p>
          </table:table-cell>
          <table:table-cell table:style-name="ce2" office:value-type="float" office:value="2008">
            <text:p>2008</text:p>
          </table:table-cell>
          <table:table-cell table:style-name="ce3" office:value-type="string">
            <text:p>VR, CAVE</text:p>
          </table:table-cell>
          <table:table-cell table:style-name="ce3" table:number-columns-repeated="19"/>
          <table:table-cell table:number-columns-repeated="1001"/>
        </table:table-row>
        <table:table-row table:style-name="ro2">
          <table:table-cell table:style-name="ce5" office:value-type="string">
            <text:p>Designing and evaluating virtual musical instruments: facilitating conversational user interaction</text:p>
          </table:table-cell>
          <table:table-cell table:style-name="ce9" office:value-type="string">
            <text:p>Johnston, A., Candy, L., &amp; Edmonds, E. (2008). Designing and evaluating virtual musical instruments: facilitating conversational user interaction. <text:span text:style-name="T1">Design Studies</text:span><text:span text:style-name="T2">, </text:span><text:span text:style-name="T1">29</text:span><text:span text:style-name="T2">(6), 556-571.</text:span></text:p>
          </table:table-cell>
          <table:table-cell table:style-name="ce2" office:value-type="float" office:value="2008">
            <text:p>2008</text:p>
          </table:table-cell>
          <table:table-cell table:style-name="ce3" office:value-type="string">
            <text:p>VR</text:p>
          </table:table-cell>
          <table:table-cell table:style-name="ce3" office:value-type="string">
            <text:p>performers</text:p>
          </table:table-cell>
          <table:table-cell table:style-name="ce3" table:number-columns-repeated="18"/>
          <table:table-cell table:number-columns-repeated="1001"/>
        </table:table-row>
        <table:table-row table:style-name="ro2">
          <table:table-cell table:style-name="ce5" office:value-type="string">
            <text:p>Poster: Evolution of a theremin-based 3d-interface for music synthesis</text:p>
          </table:table-cell>
          <table:table-cell table:style-name="ce3" office:value-type="string">
            <text:p>Geiger, C., Reckter, H., Paschke, D., &amp; Schulz, F. (2008, March). Poster: Evolution of a theremin-based 3d-interface for music synthesis. In 2008 IEEE Symposium on 3D User Interfaces (pp. 163-164). IEEE.</text:p>
          </table:table-cell>
          <table:table-cell table:style-name="ce2" office:value-type="float" office:value="2008">
            <text:p>2008</text:p>
          </table:table-cell>
          <table:table-cell table:style-name="ce3" table:number-columns-repeated="20"/>
          <table:table-cell table:number-columns-repeated="1001"/>
        </table:table-row>
        <table:table-row table:style-name="ro2">
          <table:table-cell table:style-name="ce5" office:value-type="string">
            <text:p>Reconstructing musical instruments in Mixed Reality</text:p>
          </table:table-cell>
          <table:table-cell table:style-name="ce3" office:value-type="string">
            <text:p>Lukasik, E. (2008, September). Reconstructing musical instruments in Mixed Reality. In New Trends in Audio and Video/Signal Processing Algorithms, Architectures, Arrangements, and Applications SPA 2008 (pp. 201-206). IEEE.</text:p>
          </table:table-cell>
          <table:table-cell table:style-name="ce2" office:value-type="float" office:value="2008">
            <text:p>2008</text:p>
          </table:table-cell>
          <table:table-cell table:style-name="ce3" table:number-columns-repeated="3"/>
          <table:table-cell table:style-name="ce3" office:value-type="string">
            <text:p>enterteinment/cultural heritage</text:p>
          </table:table-cell>
          <table:table-cell table:style-name="ce3" table:number-columns-repeated="16"/>
          <table:table-cell table:number-columns-repeated="1001"/>
        </table:table-row>
        <table:table-row table:style-name="ro2">
          <table:table-cell table:style-name="ce5" office:value-type="string">
            <text:p>Tangible augmented reality</text:p>
          </table:table-cell>
          <table:table-cell table:style-name="ce9" office:value-type="string">
            <text:p>Billinghurst, M., Kato, H., &amp; Poupyrev, I. (2008). Tangible augmented reality. ACM SIGGRAPH ASIA, 7(2), 1-10.</text:p>
          </table:table-cell>
          <table:table-cell table:style-name="ce2" office:value-type="float" office:value="2008">
            <text:p>2008</text:p>
          </table:table-cell>
          <table:table-cell table:style-name="ce3" office:value-type="string">
            <text:p>AR</text:p>
          </table:table-cell>
          <table:table-cell table:style-name="ce3" table:number-columns-repeated="19"/>
          <table:table-cell table:number-columns-repeated="1001"/>
        </table:table-row>
        <table:table-row table:style-name="ro2">
          <table:table-cell table:style-name="ce5" office:value-type="string">
            <text:p>A multimodal augmented reality DJ music system</text:p>
          </table:table-cell>
          <table:table-cell table:style-name="ce3" office:value-type="string">
            <text:p>Farbiz, F., Tang, K. Y., Wang, K., Ahmad, W., Manders, C., Herng, C. J., &amp; Tan, Y. K. (2007, December). A multimodal augmented reality DJ music system. In 2007 6th International Conference on Information, Communications &amp; Signal Processing (pp. 1-5). IEEE.</text:p>
          </table:table-cell>
          <table:table-cell table:style-name="ce2" office:value-type="float" office:value="2007">
            <text:p>2007</text:p>
          </table:table-cell>
          <table:table-cell table:style-name="ce3" office:value-type="string">
            <text:p>AR</text:p>
          </table:table-cell>
          <table:table-cell table:style-name="ce3" table:number-columns-repeated="3"/>
          <table:table-cell table:style-name="ce3" office:value-type="string">
            <text:p>applicative</text:p>
          </table:table-cell>
          <table:table-cell table:style-name="ce3" table:number-columns-repeated="15"/>
          <table:table-cell table:number-columns-repeated="1001"/>
        </table:table-row>
        <table:table-row table:style-name="ro2">
          <table:table-cell table:style-name="ce5" office:value-type="string">
            <text:p>A virtual harp with physical string vibrations in an augmented reality environment</text:p>
          </table:table-cell>
          <table:table-cell table:style-name="ce3" office:value-type="string">
            <text:p>Taylor, T., Smith, S., &amp; Suh, D. (2007, January). A virtual harp with physical string vibrations in an augmented reality environment. In International Design Engineering Technical Conferences and Computers and Information in Engineering Conference (Vol. 48035, pp. 1123-1130).</text:p>
          </table:table-cell>
          <table:table-cell table:style-name="ce2" office:value-type="float" office:value="2007">
            <text:p>2007</text:p>
          </table:table-cell>
          <table:table-cell table:style-name="ce3" office:value-type="string">
            <text:p>AR</text:p>
          </table:table-cell>
          <table:table-cell table:style-name="ce3" table:number-columns-repeated="3"/>
          <table:table-cell table:style-name="ce3" office:value-type="string">
            <text:p>applicative</text:p>
          </table:table-cell>
          <table:table-cell table:style-name="ce3" table:number-columns-repeated="15"/>
          <table:table-cell table:number-columns-repeated="1001"/>
        </table:table-row>
        <table:table-row table:style-name="ro2">
          <table:table-cell table:style-name="ce5" office:value-type="string">
            <text:p>ImaginationTOOLS: A 3D Environment for Learning and Playing Music</text:p>
          </table:table-cell>
          <table:table-cell table:style-name="ce3" office:value-type="string">
            <text:p>Bilotta, E., Pantano, P. S., Bertacchini, F., Gabriele, L., Longo, G., Mazzeo, V., ... &amp; Vena, S. (2007). ImaginationTOOLS: A 3D Environment for Learning and Playing Music. In Eurographics Italian Chapter Conference (Vol. 1, pp. 139-144).</text:p>
          </table:table-cell>
          <table:table-cell table:style-name="ce2" office:value-type="float" office:value="2007">
            <text:p>2007</text:p>
          </table:table-cell>
          <table:table-cell table:style-name="ce3" office:value-type="string">
            <text:p>VR-ish</text:p>
          </table:table-cell>
          <table:table-cell table:style-name="ce3" table:number-columns-repeated="19"/>
          <table:table-cell table:number-columns-repeated="1001"/>
        </table:table-row>
        <table:table-row table:style-name="ro2">
          <table:table-cell table:style-name="ce5" office:value-type="string">
            <text:p>Interactive sonification of the spatial behavior of human and synthetic characters in a mixed-reality environment</text:p>
          </table:table-cell>
          <table:table-cell table:style-name="ce3" office:value-type="string">
            <text:p>Le Groux, S., Manzolli, J., &amp; Verschure, P. F. M. J. (2007). Interactive sonification of the spatial behavior of human and synthetic characters in a mixed-reality environment. In Proceedings of the 10th Annual International Workshop on Presence (pp. 27-34).</text:p>
          </table:table-cell>
          <table:table-cell table:style-name="ce2" office:value-type="float" office:value="2007">
            <text:p>2007</text:p>
          </table:table-cell>
          <table:table-cell table:style-name="ce3" office:value-type="string">
            <text:p>VR, CAVE</text:p>
          </table:table-cell>
          <table:table-cell table:style-name="ce3" table:number-columns-repeated="19"/>
          <table:table-cell table:number-columns-repeated="1001"/>
        </table:table-row>
        <table:table-row table:style-name="ro2">
          <table:table-cell table:style-name="ce5" office:value-type="string">
            <text:p>The allosphere: a large-scale immersive surround-view instrument</text:p>
          </table:table-cell>
          <table:table-cell table:style-name="ce3" office:value-type="string">
            <text:p>Höllerer, T., Kuchera-Morin, J., &amp; Amatriain, X. (2007, August). The allosphere: a large-scale immersive surround-view instrument. In Proceedings of the 2007 workshop on Emerging displays technologies: images and beyond: the future of displays and interacton (pp. 3-es).</text:p>
          </table:table-cell>
          <table:table-cell table:style-name="ce2" office:value-type="float" office:value="2007">
            <text:p>2007</text:p>
          </table:table-cell>
          <table:table-cell table:style-name="ce3" table:number-columns-repeated="20"/>
          <table:table-cell table:number-columns-repeated="1001"/>
        </table:table-row>
        <table:table-row table:style-name="ro2">
          <table:table-cell table:style-name="ce5" office:value-type="string">
            <text:p>A VR interface for collaborative 3d audio performance</text:p>
          </table:table-cell>
          <table:table-cell table:style-name="ce3" office:value-type="string">
            <text:p>Naef, M., &amp; Collicott, D. (2006, June). A vr interface for collaborative 3d audio performance. In Proceedings of the 2006 conference on New interfaces for musical expression (pp. 57-60).</text:p>
          </table:table-cell>
          <table:table-cell table:style-name="ce2" office:value-type="float" office:value="2006">
            <text:p>2006</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CaMus: live music performance using camera phones and visual grid tracking</text:p>
          </table:table-cell>
          <table:table-cell table:style-name="ce3" office:value-type="string">
            <text:p>Rohs, M., Essl, G., &amp; Roth, M. (2006, June). CaMus: live music performance using camera phones and visual grid tracking. In Proceedings of the 2006 conference on New interfaces for musical expression (pp. 31-36).</text:p>
          </table:table-cell>
          <table:table-cell table:style-name="ce2" office:value-type="float" office:value="2006">
            <text:p>2006</text:p>
          </table:table-cell>
          <table:table-cell table:style-name="ce3" office:value-type="string">
            <text:p>AR</text:p>
          </table:table-cell>
          <table:table-cell table:style-name="ce3" table:number-columns-repeated="19"/>
          <table:table-cell table:number-columns-repeated="1001"/>
        </table:table-row>
        <table:table-row table:style-name="ro2">
          <table:table-cell table:style-name="ce5" office:value-type="string">
            <text:p>Musical creativity in collaborative virtual environments</text:p>
          </table:table-cell>
          <table:table-cell table:style-name="ce3" office:value-type="string">
            <text:p>Barrass, S., &amp; Barrass, T. (2006). Musical creativity in collaborative virtual environments. Virtual Reality, 10(2), 149-157.</text:p>
          </table:table-cell>
          <table:table-cell table:style-name="ce2" office:value-type="float" office:value="2006">
            <text:p>2006</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Support System for Guitar Playing Using Augmented Reality Display</text:p>
          </table:table-cell>
          <table:table-cell table:style-name="ce3" office:value-type="string">
            <text:p>Motokawa, Y., &amp; Saito, H. (2006, October). Support system for guitar playing using augmented reality display. In 2006 IEEE/ACM International Symposium on Mixed and Augmented Reality (pp. 243-244). IEEE.</text:p>
          </table:table-cell>
          <table:table-cell table:style-name="ce2" office:value-type="float" office:value="2006">
            <text:p>2006</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table:number-columns-repeated="16"/>
          <table:table-cell table:number-columns-repeated="1001"/>
        </table:table-row>
        <table:table-row table:style-name="ro2">
          <table:table-cell table:style-name="ce5" office:value-type="string">
            <text:p>The Table is The Score: An Augmented-Reality Interface for Real-Time, Tangible, Spectrographic Performance</text:p>
          </table:table-cell>
          <table:table-cell table:style-name="ce3" office:value-type="string">
            <text:p>Levin, G. (2006, November). The table is the score: An augmented-reality interface for real-time, tangible, spectrographic performance. In ICMC.</text:p>
          </table:table-cell>
          <table:table-cell table:style-name="ce2" office:value-type="float" office:value="2006">
            <text:p>2006</text:p>
          </table:table-cell>
          <table:table-cell table:style-name="ce3" office:value-type="string">
            <text:p>AR</text:p>
          </table:table-cell>
          <table:table-cell table:style-name="ce3" office:value-type="string">
            <text:p>performers</text:p>
          </table:table-cell>
          <table:table-cell table:style-name="ce3" table:number-columns-repeated="18"/>
          <table:table-cell table:number-columns-repeated="1001"/>
        </table:table-row>
        <table:table-row table:style-name="ro2">
          <table:table-cell table:style-name="ce5" office:value-type="string">
            <text:p>Virtual air guitar</text:p>
          </table:table-cell>
          <table:table-cell table:style-name="ce3" office:value-type="string">
            <text:p>Karjalainen, M., Mäki-Patola, T., Kanerva, A., &amp; Huovilainen, A. (2006). Virtual air guitar. Journal of the Audio Engineering Society, 54(10), 964-980.</text:p>
          </table:table-cell>
          <table:table-cell table:style-name="ce2" office:value-type="float" office:value="2006">
            <text:p>2006</text:p>
          </table:table-cell>
          <table:table-cell table:style-name="ce3" office:value-type="string">
            <text:p>AR (-ish)</text:p>
          </table:table-cell>
          <table:table-cell table:style-name="ce3" table:number-columns-repeated="19"/>
          <table:table-cell table:number-columns-repeated="1001"/>
        </table:table-row>
        <table:table-row table:style-name="ro2">
          <table:table-cell table:style-name="ce5" office:value-type="string">
            <text:p>Virtual environments for creative work in collaborative music-making</text:p>
          </table:table-cell>
          <table:table-cell table:style-name="ce3" office:value-type="string">
            <text:p>Schober, M. F. (2006). Virtual environments for creative work in collaborative music-making. Virtual Reality, 10(2), 85-94.</text:p>
          </table:table-cell>
          <table:table-cell table:style-name="ce2" office:value-type="float" office:value="2006">
            <text:p>2006</text:p>
          </table:table-cell>
          <table:table-cell table:style-name="ce3" office:value-type="string">
            <text:p>VR</text:p>
          </table:table-cell>
          <table:table-cell table:style-name="ce3" office:value-type="string">
            <text:p>performers</text:p>
          </table:table-cell>
          <table:table-cell table:style-name="ce3" office:value-type="string">
            <text:p>multi-user</text:p>
          </table:table-cell>
          <table:table-cell table:style-name="ce3" table:number-columns-repeated="17"/>
          <table:table-cell table:number-columns-repeated="1001"/>
        </table:table-row>
        <table:table-row table:style-name="ro2">
          <table:table-cell table:style-name="ce5" office:value-type="string">
            <text:p>Virtual orchestra: An immersive computer game for fun and education</text:p>
          </table:table-cell>
          <table:table-cell table:style-name="ce3" office:value-type="string">
            <text:p>Dillon, R., Wong, G., &amp; Ang, R. (2006, December). Virtual orchestra: An immersive computer game for fun and education. In Proceedings of the 2006 international conference on Game research and development (pp. 215-218).</text:p>
          </table:table-cell>
          <table:table-cell table:style-name="ce2" office:value-type="float" office:value="2006">
            <text:p>2006</text:p>
          </table:table-cell>
          <table:table-cell table:style-name="ce3" office:value-type="string">
            <text:p>VR (-ish)</text:p>
          </table:table-cell>
          <table:table-cell table:style-name="ce3" table:number-columns-repeated="19"/>
          <table:table-cell table:number-columns-repeated="1001"/>
        </table:table-row>
        <table:table-row table:style-name="ro2">
          <table:table-cell table:style-name="ce5" office:value-type="string">
            <text:p>Experiments with Virtual Reality Instruments.</text:p>
          </table:table-cell>
          <table:table-cell table:style-name="ce3" office:value-type="string">
            <text:p>Mäki-Patola, T., Laitinen, J., Kanerva, A., &amp; Takala, T. (2005, May). Experiments with virtual reality instruments. In Proceedings of the 2005 conference on New interfaces for musical expression (pp. 11-16).</text:p>
          </table:table-cell>
          <table:table-cell table:style-name="ce2" office:value-type="float" office:value="2005">
            <text:p>2005</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Mobile audio designs monkey: An audio augmented reality designer's tool</text:p>
          </table:table-cell>
          <table:table-cell table:style-name="ce3" office:value-type="string">
            <text:p>Walker, B. N., &amp; Stamper, K. (2005). Mobile audio designs monkey: An audio augmented reality designer's tool. Proceedings of International Conference on Auditory Display, Limerick, Ireland, July 6-9, 2005</text:p>
          </table:table-cell>
          <table:table-cell table:style-name="ce2" office:value-type="float" office:value="2005">
            <text:p>2005</text:p>
          </table:table-cell>
          <table:table-cell table:style-name="ce3" office:value-type="string">
            <text:p>AR</text:p>
          </table:table-cell>
          <table:table-cell table:style-name="ce3" table:number-columns-repeated="19"/>
          <table:table-cell table:number-columns-repeated="1001"/>
        </table:table-row>
        <table:table-row table:style-name="ro2">
          <table:table-cell table:style-name="ce5" office:value-type="string">
            <text:p>Performing Music in Virtual/Augmented Space</text:p>
          </table:table-cell>
          <table:table-cell table:style-name="ce3" office:value-type="string">
            <text:p>Alirezaie, M., &amp; Mendoza, J. (2005). Performing Music in Virtual/Augmented Space.</text:p>
          </table:table-cell>
          <table:table-cell table:style-name="ce2" office:value-type="float" office:value="2005">
            <text:p>2005</text:p>
          </table:table-cell>
          <table:table-cell table:style-name="ce3" office:value-type="string">
            <text:p>VR, AR</text:p>
          </table:table-cell>
          <table:table-cell table:style-name="ce3" table:number-columns-repeated="19"/>
          <table:table-cell table:number-columns-repeated="1001"/>
        </table:table-row>
        <table:table-row table:style-name="ro2">
          <table:table-cell table:style-name="ce5" office:value-type="string">
            <text:p>Sound Navigation in PHASE installation: producing music as performing a game using haptic feedback</text:p>
          </table:table-cell>
          <table:table-cell table:style-name="ce3" office:value-type="string">
            <text:p>Cahen, R., Rodet, X., &amp; Lambert, J. P. (2005, November). Sound Navigation in PHASE installation: producing music as performing a game using haptic feedback. In International Conference on Virtual Storytelling (pp. 41-50). Springer, Berlin, Heidelberg.</text:p>
          </table:table-cell>
          <table:table-cell table:style-name="ce2" office:value-type="float" office:value="2005">
            <text:p>2005</text:p>
          </table:table-cell>
          <table:table-cell table:style-name="ce3" office:value-type="string">
            <text:p>VR (-ish)</text:p>
          </table:table-cell>
          <table:table-cell table:style-name="ce3" table:number-columns-repeated="19"/>
          <table:table-cell table:number-columns-repeated="1001"/>
        </table:table-row>
        <table:table-row table:style-name="ro2">
          <table:table-cell table:style-name="ce5" office:value-type="string">
            <text:p>User Interface Comparison for Virtual Drums</text:p>
          </table:table-cell>
          <table:table-cell table:style-name="ce3" office:value-type="string">
            <text:p>Mäki-Patola, T. (2005, May). User Interface Comparison for Virtual Drums. In NIME (pp. 144-147).</text:p>
          </table:table-cell>
          <table:table-cell table:style-name="ce2" office:value-type="float" office:value="2005">
            <text:p>2005</text:p>
          </table:table-cell>
          <table:table-cell table:style-name="ce3" office:value-type="string">
            <text:p>VR</text:p>
          </table:table-cell>
          <table:table-cell table:style-name="ce3" office:value-type="string">
            <text:p>performers</text:p>
          </table:table-cell>
          <table:table-cell table:style-name="ce3" office:value-type="string">
            <text:p>individual</text:p>
          </table:table-cell>
          <table:table-cell table:style-name="ce3" table:number-columns-repeated="17"/>
          <table:table-cell table:number-columns-repeated="1001"/>
        </table:table-row>
        <table:table-row table:style-name="ro2">
          <table:table-cell table:style-name="ce5" office:value-type="string">
            <text:p>Using music to interact with a virtual character</text:p>
          </table:table-cell>
          <table:table-cell table:style-name="ce3" office:value-type="string">
            <text:p>Taylor, R., Torres, D., &amp; Boulanger, P. (2005, May). Using music to interact with a virtual character. In Proceedings of the 2005 conference on New interfaces for musical expression (pp. 220-223).</text:p>
          </table:table-cell>
          <table:table-cell table:style-name="ce2" office:value-type="float" office:value="2005">
            <text:p>2005</text:p>
          </table:table-cell>
          <table:table-cell table:style-name="ce3" office:value-type="string">
            <text:p>VR (-ish)</text:p>
          </table:table-cell>
          <table:table-cell table:style-name="ce3" table:number-columns-repeated="19"/>
          <table:table-cell table:number-columns-repeated="1001"/>
        </table:table-row>
        <table:table-row table:style-name="ro2">
          <table:table-cell table:style-name="ce5" office:value-type="string">
            <text:p>Virtual Reality Instruments capable of changing Dimensions in Real-time</text:p>
          </table:table-cell>
          <table:table-cell table:style-name="ce3" office:value-type="string">
            <text:p>Gelineck, S., Böttcher, N., Martinussen, L., &amp; Serafin, S. (2005). Virtual Reality Instruments capable of changing Dimensions in Real-time. Proceedings Enactive.</text:p>
          </table:table-cell>
          <table:table-cell table:style-name="ce2" office:value-type="float" office:value="2005">
            <text:p>2005</text:p>
          </table:table-cell>
          <table:table-cell table:style-name="ce3" office:value-type="string">
            <text:p>VR</text:p>
          </table:table-cell>
          <table:table-cell table:style-name="ce3" office:value-type="string">
            <text:p>performers</text:p>
          </table:table-cell>
          <table:table-cell table:style-name="ce3" office:value-type="string">
            <text:p>individual</text:p>
          </table:table-cell>
          <table:table-cell table:style-name="ce3" office:value-type="string">
            <text:p>VRMI</text:p>
          </table:table-cell>
          <table:table-cell table:style-name="ce3" office:value-type="string">
            <text:p>applicative</text:p>
          </table:table-cell>
          <table:table-cell table:style-name="ce3" table:number-columns-repeated="15"/>
          <table:table-cell table:number-columns-repeated="1001"/>
        </table:table-row>
        <table:table-row table:style-name="ro2">
          <table:table-cell table:style-name="ce5" office:value-type="string">
            <text:p>WAVE: Sound and music in an immersive environment</text:p>
          </table:table-cell>
          <table:table-cell table:style-name="ce3" office:value-type="string">
            <text:p>Valbom, L., &amp; Marcos, A. (2005). WAVE: Sound and music in an immersive environment. Computers &amp; Graphics, 29(6), 871-881.</text:p>
          </table:table-cell>
          <table:table-cell table:style-name="ce2" office:value-type="float" office:value="2005">
            <text:p>2005</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Physics-based modeling of musical instruments for interactive virtual reality</text:p>
          </table:table-cell>
          <table:table-cell table:style-name="ce3" office:value-type="string">
            <text:p>Karjalainen, M., &amp; Maki-Patola, T. (2004, September). Physics-based modeling of musical instruments for interactive virtual reality. In IEEE 6th Workshop on Multimedia Signal Processing, 2004. (pp. 223-226). IEEE.</text:p>
          </table:table-cell>
          <table:table-cell table:style-name="ce2" office:value-type="float" office:value="2004">
            <text:p>2004</text:p>
          </table:table-cell>
          <table:table-cell table:style-name="ce3" office:value-type="string">
            <text:p>VR</text:p>
          </table:table-cell>
          <table:table-cell table:style-name="ce3" office:value-type="string">
            <text:p>performers</text:p>
          </table:table-cell>
          <table:table-cell table:style-name="ce3" office:value-type="string">
            <text:p>individual</text:p>
          </table:table-cell>
          <table:table-cell table:style-name="ce3" office:value-type="string">
            <text:p>VRMI</text:p>
          </table:table-cell>
          <table:table-cell table:style-name="ce3" table:number-columns-repeated="16"/>
          <table:table-cell table:number-columns-repeated="1001"/>
        </table:table-row>
        <table:table-row table:style-name="ro2">
          <table:table-cell table:style-name="ce5" office:value-type="string">
            <text:p>The effectiveness of multiscale collaboration in virtual environments</text:p>
          </table:table-cell>
          <table:table-cell table:style-name="ce3" office:value-type="string">
            <text:p>Zhang, X., &amp; Furnas, G. W. (2003, April). The effectiveness of multiscale collaboration in virtual environments. In CHI'03 Extended Abstracts on Human Factors in Computing Systems (pp. 790-791).</text:p>
          </table:table-cell>
          <table:table-cell table:style-name="ce2" office:value-type="float" office:value="2003">
            <text:p>2003</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Augmented reality interface for electronic music performance</text:p>
          </table:table-cell>
          <table:table-cell table:style-name="ce3" office:value-type="string">
            <text:p>Poupyrev, I., Berry, R., Billinghurst, M., Kato, H., Nakao, K., Baldwin, L., &amp; Kurumisawa, J. (2001). Augmented reality interface for electronic music performance. In Proceedings of HCI (pp. 805-808).</text:p>
          </table:table-cell>
          <table:table-cell table:style-name="ce2" office:value-type="float" office:value="2001">
            <text:p>2001</text:p>
          </table:table-cell>
          <table:table-cell table:style-name="ce3" table:number-columns-repeated="20"/>
          <table:table-cell table:number-columns-repeated="1001"/>
        </table:table-row>
        <table:table-row table:style-name="ro2">
          <table:table-cell table:style-name="ce5" office:value-type="string">
            <text:p>DeepWave: Visualizing Music with VRML</text:p>
          </table:table-cell>
          <table:table-cell table:style-name="ce3" office:value-type="string">
            <text:p>Wagner, M. G., &amp; Carroll, S. (2001, October). Deepwave: Visualizing music with VRML. In Proceedings Seventh International Conference on Virtual Systems and Multimedia (pp. 590-596). IEEE.</text:p>
          </table:table-cell>
          <table:table-cell table:style-name="ce2" office:value-type="float" office:value="2001">
            <text:p>2001</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text:p>
          </table:table-cell>
          <table:table-cell table:style-name="ce3" office:value-type="string">
            <text:p>applicative </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Augmented groove: collaborative jamming in augmented reality</text:p>
          </table:table-cell>
          <table:table-cell table:style-name="ce3" office:value-type="string">
            <text:p>Poupyrev, I., Berry, R., Kurumisawa, J., Nakao, K., Billinghurst, M., Airola, C., ... &amp; Baldwin, L. (2000, July). Augmented groove: Collaborative jamming in augmented reality. In ACM SIGGRAPH 2000 Conference Abstracts and Applications (Vol. 17, No. 7, p. 77).</text:p>
          </table:table-cell>
          <table:table-cell table:style-name="ce2" office:value-type="float" office:value="2000">
            <text:p>2000</text:p>
          </table:table-cell>
          <table:table-cell table:style-name="ce3" office:value-type="string">
            <text:p>AR</text:p>
          </table:table-cell>
          <table:table-cell table:style-name="ce3" office:value-type="string">
            <text:p>performers</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Eyesweb: Toward gesture and affect recognition in interactive dance and music systems</text:p>
          </table:table-cell>
          <table:table-cell table:style-name="ce3" office:value-type="string">
            <text:p>Camurri, A., Hashimoto, S., Ricchetti, M., Ricci, A., Suzuki, K., Trocca, R., &amp; Volpe, G. (2000). Eyesweb: Toward gesture and affect recognition in interactive dance and music systems. Computer Music Journal, 24(1), 57-69.</text:p>
          </table:table-cell>
          <table:table-cell table:style-name="ce2" office:value-type="float" office:value="2000">
            <text:p>2000</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Incorporating co-presence in distributed virtual music environment</text:p>
          </table:table-cell>
          <table:table-cell table:style-name="ce3" office:value-type="string">
            <text:p>Jung, B., Hwang, J., Lee, S., Kim, G. J., &amp; Kim, H. (2000, October). Incorporating co-presence in distributed virtual music environment. In Proceedings of the ACM symposium on Virtual reality software and technology (pp. 206-211).</text:p>
          </table:table-cell>
          <table:table-cell table:style-name="ce2" office:value-type="float" office:value="2000">
            <text:p>2000</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Design of Virtual 3D Instruments for Musical Interaction</text:p>
          </table:table-cell>
          <table:table-cell table:style-name="ce3" office:value-type="string">
            <text:p>Mulder, A. G., Fels, S. S., &amp; Mase, K. (1999, June). Design of virtual 3D instruments for musical interaction. In Graphics Interface (Vol. 99, pp. 76-83).</text:p>
          </table:table-cell>
          <table:table-cell table:style-name="ce2" office:value-type="float" office:value="1999">
            <text:p>1999</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Interactive environments for music and multimedia</text:p>
          </table:table-cell>
          <table:table-cell table:style-name="ce3" office:value-type="string">
            <text:p>Camurri, A., &amp; Ferrentino, P. (1999). Interactive environments for music and multimedia. Multimedia systems, 7(1), 32-47.</text:p>
          </table:table-cell>
          <table:table-cell table:style-name="ce2" office:value-type="float" office:value="1999">
            <text:p>1999</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Manifold compositions, music visualization, and scientific sonification in an immersive virtual-reality environmen</text:p>
          </table:table-cell>
          <table:table-cell table:style-name="ce3" office:value-type="string">
            <text:p>Kaper, H. G. and Tipei, S. (1998). Manifold compositions, music visualization, and scientific sonification in an immersive virtual-reality environment (No. ANL/MCS-P720-0798). Argonne National Lab., IL (US).</text:p>
          </table:table-cell>
          <table:table-cell table:style-name="ce2" office:value-type="float" office:value="1998">
            <text:p>1998</text:p>
          </table:table-cell>
          <table:table-cell table:style-name="ce3" office:value-type="string">
            <text:p>VR</text:p>
          </table:table-cell>
          <table:table-cell table:style-name="ce10" table:number-columns-repeated="9"/>
          <table:table-cell table:style-name="ce3" table:number-columns-repeated="10"/>
          <table:table-cell table:number-columns-repeated="1001"/>
        </table:table-row>
        <table:table-row table:style-name="ro2">
          <table:table-cell table:style-name="ce5" office:value-type="string">
            <text:p>Sound sculpting: Performing with virtual musical instruments</text:p>
          </table:table-cell>
          <table:table-cell table:style-name="ce3" office:value-type="string">
            <text:p>Mulder, A. G., &amp; Fels, S. S. (1998). Sound sculpting: Performing with virtual musical instruments. In Proceedings of the fth Brazilian symposium on computer music,(Belo Horizonte, Minas Gerais, Brazil, 3-5 August 1998, during the 18th annual congres of the Brazilian computer society) (pp. 151-164).</text:p>
          </table:table-cell>
          <table:table-cell table:style-name="ce2" office:value-type="float" office:value="1998">
            <text:p>1998</text:p>
          </table:table-cell>
          <table:table-cell table:style-name="ce3" office:value-type="string">
            <text:p>AR</text:p>
          </table:table-cell>
          <table:table-cell table:style-name="ce3" table:number-columns-repeated="19"/>
          <table:table-cell table:number-columns-repeated="1001"/>
        </table:table-row>
        <table:table-row table:style-name="ro2">
          <table:table-cell table:style-name="ce5" office:value-type="string">
            <text:p>Virtual stage: a location-based karaoke system</text:p>
          </table:table-cell>
          <table:table-cell table:style-name="ce3" office:value-type="string">
            <text:p>Sul, C. W., Lee, K. C., &amp; Wohn, K. (1998). Virtual stage: a location-based karaoke system. IEEE multimedia, 5(2), 42-52.</text:p>
          </table:table-cell>
          <table:table-cell table:style-name="ce2" office:value-type="float" office:value="1998">
            <text:p>1998</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Some perspectives on performed sound and music in virtual environments</text:p>
          </table:table-cell>
          <table:table-cell table:style-name="ce3" office:value-type="string">
            <text:p>Pressing, J. (1997). Some perspectives on performed sound and music in virtual environments. Presence: Teleoperators &amp; Virtual Environments, 6(4), 482-503.</text:p>
          </table:table-cell>
          <table:table-cell table:style-name="ce2" office:value-type="float" office:value="1997">
            <text:p>1997</text:p>
          </table:table-cell>
          <table:table-cell table:style-name="ce3" office:value-type="string">
            <text:p>VR</text:p>
          </table:table-cell>
          <table:table-cell table:style-name="ce3" table:number-columns-repeated="3"/>
          <table:table-cell table:style-name="ce3" office:value-type="string">
            <text:p>theoretical</text:p>
          </table:table-cell>
          <table:table-cell table:style-name="ce3" table:number-columns-repeated="15"/>
          <table:table-cell table:number-columns-repeated="1001"/>
        </table:table-row>
        <table:table-row table:style-name="ro2">
          <table:table-cell table:style-name="ce5" office:value-type="string">
            <text:p>DIVA virtual audio reality system</text:p>
          </table:table-cell>
          <table:table-cell table:style-name="ce3" office:value-type="string">
            <text:p>Huopaniemi, J., Savioja, L., &amp; Takala, T. (1996). DIVA virtual audio reality system. International Conference on Auditory Display.</text:p>
          </table:table-cell>
          <table:table-cell table:style-name="ce2" office:value-type="float" office:value="1996">
            <text:p>1996</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Sculpting 3D worlds with music: advanced texturing techniques</text:p>
          </table:table-cell>
          <table:table-cell table:style-name="ce3" office:value-type="string">
            <text:p>Greuel, C., Bolas, M. T., Bolas, N., &amp; McDowall, I. E. (1996, April). Sculpting 3D worlds with music: advanced texturing techniques. In Stereoscopic Displays and Virtual Reality Systems III (Vol. 2653, pp. 306-315). International Society for Optics and Photonics.</text:p>
          </table:table-cell>
          <table:table-cell table:style-name="ce2" office:value-type="float" office:value="1996">
            <text:p>1996</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Model-based interactive sound for an immersive virtual environment</text:p>
          </table:table-cell>
          <table:table-cell table:style-name="ce3" office:value-type="string">
            <text:p>Bargar, R., Choi, I., Das, S., &amp; Goudeseune, C. (1994). Model based interactive sound for an immersive virtual environment. In Proceedings of the International Computer Music Conference (pp. 471-471). INTERNATIONAL COMPUTER MUSIC ACCOCIATION.</text:p>
          </table:table-cell>
          <table:table-cell table:style-name="ce2" office:value-type="float" office:value="1994">
            <text:p>1994</text:p>
          </table:table-cell>
          <table:table-cell table:style-name="ce3" office:value-type="string">
            <text:p>VR (CAVE)</text:p>
          </table:table-cell>
          <table:table-cell table:style-name="ce3" table:number-columns-repeated="5"/>
          <table:table-cell table:style-name="ce2" table:number-columns-repeated="4"/>
          <table:table-cell table:style-name="ce3" table:number-columns-repeated="10"/>
          <table:table-cell table:number-columns-repeated="1001"/>
        </table:table-row>
        <table:table-row table:style-name="ro2">
          <table:table-cell table:style-name="ce5" office:value-type="string">
            <text:p>Virtual musical instruments: Accessing the sound synthesis universe as a performer</text:p>
          </table:table-cell>
          <table:table-cell table:style-name="ce3" office:value-type="string">
            <text:p>Mulder, A. (1994, August). Virtual musical instruments: Accessing the sound synthesis universe as a performer. In Proceedings of the First Brazilian Symposium on Computer Music (pp. 243-250).</text:p>
          </table:table-cell>
          <table:table-cell table:style-name="ce2" office:value-type="float" office:value="1994">
            <text:p>1994</text:p>
          </table:table-cell>
          <table:table-cell table:style-name="ce3" office:value-type="string">
            <text:p>VR</text:p>
          </table:table-cell>
          <table:table-cell table:style-name="ce3" office:value-type="string">
            <text:p>performers</text:p>
          </table:table-cell>
          <table:table-cell table:style-name="ce3" table:number-columns-repeated="4"/>
          <table:table-cell table:style-name="ce2" table:number-columns-repeated="4"/>
          <table:table-cell table:style-name="ce3" table:number-columns-repeated="10"/>
          <table:table-cell table:number-columns-repeated="1001"/>
        </table:table-row>
        <table:table-row table:style-name="ro2">
          <table:table-cell table:style-name="ce5" office:value-type="string">
            <text:p>CORDIS- ANIMA: a modeling and simulation system for sound and image syn- thesis: the general formalism</text:p>
          </table:table-cell>
          <table:table-cell table:style-name="ce3" office:value-type="string">
            <text:p>Cadoz, C., Luciani, A., &amp; Florens, J. L. (1993). CORDIS-ANIMA: a Modeling and simulation system for sound and image synthesis: the general formalism. Computer music journal, 17(1), 19-29.</text:p>
          </table:table-cell>
          <table:table-cell table:style-name="ce2" office:value-type="float" office:value="1993">
            <text:p>1993</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table:number-columns-repeated="3"/>
          <table:table-cell table:style-name="ce2" table:number-columns-repeated="4"/>
          <table:table-cell table:style-name="ce3" table:number-columns-repeated="10"/>
          <table:table-cell table:number-columns-repeated="1001"/>
        </table:table-row>
        <table:table-row table:style-name="ro2">
          <table:table-cell table:style-name="ce5" office:value-type="string">
            <text:p>Responsive environments</text:p>
          </table:table-cell>
          <table:table-cell table:style-name="ce3" office:value-type="string">
            <text:p>Krueger, M. W. (1977). Responsive environments. In Proceedings of the June 13-16, 1977, national computer conference (pp. 423-433).</text:p>
          </table:table-cell>
          <table:table-cell table:style-name="ce2" office:value-type="float" office:value="1977">
            <text:p>1977</text:p>
          </table:table-cell>
          <table:table-cell table:style-name="ce3" office:value-type="string">
            <text:p>AR (-ish)</text:p>
          </table:table-cell>
          <table:table-cell table:style-name="ce3" table:number-columns-repeated="5"/>
          <table:table-cell table:style-name="ce2" table:number-columns-repeated="4"/>
          <table:table-cell table:style-name="ce3" table:number-columns-repeated="10"/>
          <table:table-cell table:number-columns-repeated="1001"/>
        </table:table-row>
        <table:table-row table:style-name="ro2">
          <table:table-cell table:style-name="ce6"/>
          <table:table-cell table:style-name="Default" table:number-columns-repeated="1023"/>
        </table:table-row>
        <table:table-row table:style-name="ro2">
          <table:table-cell table:style-name="ce5"/>
          <table:table-cell table:style-name="ce3"/>
          <table:table-cell table:style-name="ce2"/>
          <table:table-cell table:style-name="ce3" table:number-columns-repeated="20"/>
          <table:table-cell table:number-columns-repeated="1001"/>
        </table:table-row>
        <table:table-row table:style-name="ro2" table:number-rows-repeated="798">
          <table:table-cell table:style-name="ce3" table:number-columns-repeated="2"/>
          <table:table-cell table:style-name="ce2"/>
          <table:table-cell table:style-name="ce3" table:number-columns-repeated="20"/>
          <table:table-cell table:number-columns-repeated="1001"/>
        </table:table-row>
        <table:table-row table:style-name="ro3" table:number-rows-repeated="1047487">
          <table:table-cell table:number-columns-repeated="1024"/>
        </table:table-row>
        <table:table-row table:style-name="ro7" table:number-rows-repeated="26">
          <table:table-cell table:number-columns-repeated="1024"/>
        </table:table-row>
        <table:table-row table:style-name="ro7">
          <table:table-cell table:number-columns-repeated="1024"/>
        </table:table-row>
      </table:table>
      <table:table table:name="Sheet2" table:style-name="ta2" table:print="false">
        <table:table-column table:style-name="co10" table:default-cell-style-name="Excel_20_Built-in_20_Normal"/>
        <table:table-column table:style-name="co12" table:number-columns-repeated="25" table:default-cell-style-name="Excel_20_Built-in_20_Normal"/>
        <table:table-column table:style-name="co11" table:number-columns-repeated="998" table:default-cell-style-name="Excel_20_Built-in_20_Normal"/>
        <table:table-row table:style-name="ro2" table:number-rows-repeated="100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Sheet3" table:style-name="ta3" table:print="false">
        <table:table-column table:style-name="co10" table:default-cell-style-name="Excel_20_Built-in_20_Normal"/>
        <table:table-column table:style-name="co12" table:number-columns-repeated="25" table:default-cell-style-name="Excel_20_Built-in_20_Normal"/>
        <table:table-column table:style-name="co11" table:number-columns-repeated="998" table:default-cell-style-name="Excel_20_Built-in_20_Normal"/>
        <table:table-row table:style-name="ro2" table:number-rows-repeated="100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Rob's view" table:style-name="ta4" table:print="false">
        <table:table-column table:style-name="co11" table:number-columns-repeated="1024" table:default-cell-style-name="Excel_20_Built-in_20_Normal"/>
        <table:table-row table:style-name="ro5">
          <table:table-cell table:style-name="ce12" table:formula="of:=iferror(__xludf.dummyfunction(&quot;QUERY(A1:B7)&quot;);&quot;#REF!&quot;)" office:value-type="float" office:value="0">
            <text:p>#NAME?</text:p>
          </table:table-cell>
          <table:table-cell table:number-columns-repeated="1023"/>
        </table:table-row>
        <table:table-row table:style-name="ro3" table:number-rows-repeated="1048574">
          <table:table-cell table:number-columns-repeated="1024"/>
        </table:table-row>
        <table:table-row table:style-name="ro3">
          <table:table-cell table:number-columns-repeated="1024"/>
        </table:table-row>
      </table:table>
      <table:database-ranges>
        <table:database-range table:target-range-address="Sheet1.A2:Sheet1.M281" table:contains-header="false">
          <table:sort>
            <table:sort-by table:field-number="2" table:order="descending"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libri" svg:font-family="Calibri" style:font-pitch="variable"/>
    <style:font-face style:name="Cambria" svg:font-family="Cambria" style:font-pitch="variable"/>
    <style:font-face style:name="Medium-content-serif-font" svg:font-family="Medium-content-serif-fon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number-style style:name="N8000" number:language="en">
      <number:number number:min-integer-digits="1"/>
    </number:number-style>
    <number:number-style style:name="N8116P0" style:volatile="true" number:language="en">
      <number:number number:decimal-places="0" number:min-integer-digits="1" number:grouping="true"/>
    </number:number-style>
    <number:number-style style:name="N8116" number:language="en">
      <number:text>-</number:text>
      <number:number number:decimal-places="0" number:min-integer-digits="1" number:grouping="true"/>
      <style:map style:condition="value()&gt;=0" style:apply-style-name="N8116P0"/>
    </number:number-style>
    <number:number-style style:name="N8117P0" style:volatile="true" number:language="en">
      <number:number number:decimal-places="0" number:min-integer-digits="1" number:grouping="true"/>
    </number:number-style>
    <number:number-style style:name="N8117" number:language="en">
      <style:text-properties fo:color="#ff0000"/>
      <number:text>-</number:text>
      <number:number number:decimal-places="0" number:min-integer-digits="1" number:grouping="true"/>
      <style:map style:condition="value()&gt;=0" style:apply-style-name="N8117P0"/>
    </number:number-style>
    <number:number-style style:name="N8118P0" style:volatile="true" number:language="en">
      <number:number number:decimal-places="2" number:min-integer-digits="1" number:grouping="true"/>
    </number:number-style>
    <number:number-style style:name="N8118" number:language="en">
      <number:text>-</number:text>
      <number:number number:decimal-places="2" number:min-integer-digits="1" number:grouping="true"/>
      <style:map style:condition="value()&gt;=0" style:apply-style-name="N8118P0"/>
    </number:number-style>
    <number:number-style style:name="N8119P0" style:volatile="true" number:language="en">
      <number:number number:decimal-places="2" number:min-integer-digits="1" number:grouping="true"/>
    </number:number-style>
    <number:number-style style:name="N8119" number:language="en">
      <style:text-properties fo:color="#ff0000"/>
      <number:text>-</number:text>
      <number:number number:decimal-places="2" number:min-integer-digits="1" number:grouping="true"/>
      <style:map style:condition="value()&gt;=0" style:apply-style-name="N8119P0"/>
    </number:number-style>
    <number:number-style style:name="N8123P0" style:volatile="true" number:language="en">
      <number:number number:decimal-places="0" number:min-integer-digits="1" number:grouping="true"/>
      <number:text> </number:text>
    </number:number-style>
    <number:number-style style:name="N8123P1" style:volatile="true" number:language="en">
      <number:text>-</number:text>
      <number:number number:decimal-places="0" number:min-integer-digits="1" number:grouping="true"/>
      <number:text> </number:text>
    </number:number-style>
    <number:number-style style:name="N8123P2" style:volatile="true" number:language="en">
      <number:text> - </number:text>
    </number:number-style>
    <number:text-style style:name="N8123" number:language="en">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n">
      <number:number number:decimal-places="2" number:min-integer-digits="1" number:grouping="true"/>
      <number:text> </number:text>
    </number:number-style>
    <number:number-style style:name="N8127P1" style:volatile="true" number:language="en">
      <number:text>-</number:text>
      <number:number number:decimal-places="2" number:min-integer-digits="1" number:grouping="true"/>
      <number:text> </number:text>
    </number:number-style>
    <number:number-style style:name="N8127P2" style:volatile="true" number:language="en">
      <number:text> -</number:text>
      <number:number number:decimal-places="0" number:min-integer-digits="0"/>
      <number:text> </number:text>
    </number:number-style>
    <number:text-style style:name="N8127" number:language="en">
      <number:text-content/>
      <number:text> </number:text>
      <style:map style:condition="value()&gt;0" style:apply-style-name="N8127P0"/>
      <style:map style:condition="value()&lt;0" style:apply-style-name="N8127P1"/>
      <style:map style:condition="value()=0" style:apply-style-name="N8127P2"/>
    </number:text-style>
    <number:time-style style:name="N8128" number:language="en">
      <number:minutes number:style="long"/>
      <number:text>:</number:text>
      <number:seconds number:style="long"/>
    </number:time-style>
    <number:time-style style:name="N8129" number:language="en" number:truncate-on-overflow="false">
      <number:hours/>
      <number:text>:</number:text>
      <number:minutes number:style="long"/>
      <number:text>:</number:text>
      <number:seconds number:style="long"/>
    </number:time-style>
    <number:time-style style:name="N8130" number:language="en">
      <number:minutes number:style="long"/>
      <number:text>:</number:text>
      <number:seconds number:style="long" number:decimal-places="1"/>
    </number:time-style>
    <number:number-style style:name="N8131"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in" fo:margin-bottom="0in" fo:margin-left="0in" fo:margin-right="0in" style:print-page-order="ttb" style:first-page-number="continue" style:scale-to="100%" style:writing-mode="lr-tb" style:print="charts drawings objects zero-values"/>
      <style:header-style>
        <style:header-footer-properties fo:min-height="0.3937in" fo:margin-left="0in" fo:margin-right="0in" fo:margin-bottom="0.228in"/>
      </style:header-style>
      <style:footer-style>
        <style:header-footer-properties fo:min-height="0.3937in" fo:margin-left="0in" fo:margin-right="0in" fo:margin-top="0.228in"/>
      </style:footer-style>
    </style:page-layout>
    <style:page-layout style:name="Mpm4">
      <style:page-layout-properties fo:page-width="8.5in" fo:page-height="11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9">12/09/2020</text:date>, <text:time>18:27:21</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ob_27_s_20_view" style:display-name="PageStyle_Rob's view"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2-09T18:27:21</dc:date>
    <meta:generator>OpenOffice/4.1.7$Unix OpenOffice.org_project/417m1$Build-9800</meta:generator>
    <meta:editing-duration>PT18M10S</meta:editing-duration>
    <meta:editing-cycles>33</meta:editing-cycles>
    <meta:document-statistic meta:table-count="4" meta:cell-count="2094" meta:object-count="0"/>
  </office:meta>
</office:document-meta>
</file>